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DE00000038F69A2A9A75A6F9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l-clear" svg:font-family="intel-clear, tahoma, Helvetica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Khmer OS System" svg:font-family="'Khmer OS System'" style:font-adornments="Обычный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4.251cm" style:rel-column-width="16384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4.251cm" style:rel-column-width="16384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4.251cm" style:rel-column-width="16384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none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none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none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none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none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10" style:family="table-cell">
      <style:table-cell-properties fo:padding="0.097cm" fo:border-left="0.05pt solid #000000" fo:border-right="none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5c0fa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c2e4f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c2e4f" officeooo:paragraph-rsid="000c2e4f" style:font-weight-asian="normal" style:font-weight-complex="normal"/>
    </style:style>
    <style:style style:name="P4" style:family="paragraph" style:parent-style-name="отчет">
      <style:text-properties officeooo:rsid="0014386a" officeooo:paragraph-rsid="0014386a"/>
    </style:style>
    <style:style style:name="P5" style:family="paragraph" style:parent-style-name="отчет">
      <style:text-properties officeooo:rsid="00155d89" officeooo:paragraph-rsid="00155d89"/>
    </style:style>
    <style:style style:name="P6" style:family="paragraph" style:parent-style-name="отчет">
      <style:text-properties officeooo:paragraph-rsid="00195525"/>
    </style:style>
    <style:style style:name="P7" style:family="paragraph" style:parent-style-name="отчет">
      <style:text-properties officeooo:paragraph-rsid="00197eb3"/>
    </style:style>
    <style:style style:name="P8" style:family="paragraph" style:parent-style-name="отчет">
      <style:text-properties officeooo:paragraph-rsid="001b47a2"/>
    </style:style>
    <style:style style:name="P9" style:family="paragraph" style:parent-style-name="отчет">
      <style:text-properties officeooo:paragraph-rsid="00377a0c"/>
    </style:style>
    <style:style style:name="P10" style:family="paragraph" style:parent-style-name="отчет">
      <style:paragraph-properties fo:margin-left="0cm" fo:margin-right="0cm" fo:text-indent="0cm" style:auto-text-indent="false"/>
      <style:text-properties officeooo:rsid="0014386a" officeooo:paragraph-rsid="0014386a"/>
    </style:style>
    <style:style style:name="P11" style:family="paragraph" style:parent-style-name="заголовок1">
      <style:text-properties officeooo:rsid="001cb351" officeooo:paragraph-rsid="001cb351"/>
    </style:style>
    <style:style style:name="P12" style:family="paragraph" style:parent-style-name="код">
      <style:text-properties officeooo:paragraph-rsid="00195525"/>
    </style:style>
    <style:style style:name="P13" style:family="paragraph" style:parent-style-name="Standard">
      <style:text-properties officeooo:paragraph-rsid="003ca458"/>
    </style:style>
    <style:style style:name="P14" style:family="paragraph" style:parent-style-name="Standard">
      <style:text-properties officeooo:paragraph-rsid="005b7b2e"/>
    </style:style>
    <style:style style:name="P15" style:family="paragraph" style:parent-style-name="Standard">
      <style:text-properties officeooo:paragraph-rsid="005e3a26"/>
    </style:style>
    <style:style style:name="P16" style:family="paragraph" style:parent-style-name="Standard">
      <style:paragraph-properties fo:text-align="center" style:justify-single-word="false"/>
      <style:text-properties style:font-name="Arial1" officeooo:paragraph-rsid="006234b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22pt" fo:font-weight="bold" officeooo:paragraph-rsid="006234bd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5pt" officeooo:paragraph-rsid="006234bd" style:font-size-asian="15pt" style:font-size-complex="15pt"/>
    </style:style>
    <style:style style:name="P19" style:family="paragraph" style:parent-style-name="Standard">
      <style:text-properties style:font-name="Arial1" officeooo:paragraph-rsid="006234bd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6234bd" style:font-weight-asian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paragraph-rsid="006234bd" style:font-weight-asian="normal"/>
    </style:style>
    <style:style style:name="P22" style:family="paragraph" style:parent-style-name="Standard">
      <style:paragraph-properties fo:margin-left="9.599cm" fo:margin-right="0cm" fo:text-indent="0cm" style:auto-text-indent="false"/>
      <style:text-properties style:font-name="Arial1" fo:language="ru" fo:country="RU" officeooo:rsid="0023f9e8" officeooo:paragraph-rsid="006234bd"/>
    </style:style>
    <style:style style:name="P23" style:family="paragraph" style:parent-style-name="Standard">
      <style:paragraph-properties fo:margin-left="9.599cm" fo:margin-right="0cm" fo:text-indent="0cm" style:auto-text-indent="false"/>
      <style:text-properties style:font-name="Arial1" officeooo:paragraph-rsid="006234bd"/>
    </style:style>
    <style:style style:name="P24" style:family="paragraph" style:parent-style-name="Standard" style:master-page-name="">
      <style:paragraph-properties fo:margin-left="9.599cm" fo:margin-right="0cm" fo:text-indent="0cm" style:auto-text-indent="false" style:page-number="auto"/>
      <style:text-properties style:font-name="Arial1" officeooo:paragraph-rsid="006234bd"/>
    </style:style>
    <style:style style:name="P25" style:family="paragraph" style:parent-style-name="заголовок1">
      <style:text-properties officeooo:rsid="005e3a26" officeooo:paragraph-rsid="005e3a26"/>
    </style:style>
    <style:style style:name="P26" style:family="paragraph" style:parent-style-name="отчет">
      <style:text-properties fo:language="ru" fo:country="RU" officeooo:rsid="00197eb3" officeooo:paragraph-rsid="00197eb3"/>
    </style:style>
    <style:style style:name="P27" style:family="paragraph" style:parent-style-name="отчет">
      <style:text-properties fo:language="ru" fo:country="RU" officeooo:rsid="00197eb3" officeooo:paragraph-rsid="001b47a2"/>
    </style:style>
    <style:style style:name="P28" style:family="paragraph" style:parent-style-name="отчет">
      <style:text-properties officeooo:rsid="00377a0c" officeooo:paragraph-rsid="00377a0c"/>
    </style:style>
    <style:style style:name="P29" style:family="paragraph" style:parent-style-name="отчет">
      <style:text-properties fo:font-variant="normal" fo:text-transform="none" fo:color="#003c71" style:font-name="intel-clear" fo:font-size="10.5pt" fo:letter-spacing="normal" fo:font-style="normal" fo:font-weight="normal" officeooo:paragraph-rsid="002d2241"/>
    </style:style>
    <style:style style:name="P30" style:family="paragraph" style:parent-style-name="отчет">
      <style:text-properties officeooo:rsid="003953af" officeooo:paragraph-rsid="003953af"/>
    </style:style>
    <style:style style:name="P31" style:family="paragraph" style:parent-style-name="отчет">
      <style:text-properties officeooo:paragraph-rsid="003b02fa"/>
    </style:style>
    <style:style style:name="P32" style:family="paragraph" style:parent-style-name="отчет">
      <style:text-properties officeooo:rsid="003b02fa" officeooo:paragraph-rsid="003b02fa"/>
    </style:style>
    <style:style style:name="P33" style:family="paragraph" style:parent-style-name="отчет">
      <style:text-properties officeooo:rsid="003ca458" officeooo:paragraph-rsid="003ca458"/>
    </style:style>
    <style:style style:name="P34" style:family="paragraph" style:parent-style-name="отчет">
      <style:text-properties officeooo:rsid="003ce648" officeooo:paragraph-rsid="003ce648"/>
    </style:style>
    <style:style style:name="P35" style:family="paragraph" style:parent-style-name="отчет">
      <style:text-properties officeooo:rsid="003e5af9" officeooo:paragraph-rsid="003e5af9"/>
    </style:style>
    <style:style style:name="P36" style:family="paragraph" style:parent-style-name="отчет">
      <style:text-properties officeooo:rsid="0054b1a4" officeooo:paragraph-rsid="0054b1a4"/>
    </style:style>
    <style:style style:name="P37" style:family="paragraph" style:parent-style-name="отчет">
      <style:text-properties officeooo:rsid="003410c1" officeooo:paragraph-rsid="0055e84d"/>
    </style:style>
    <style:style style:name="P38" style:family="paragraph" style:parent-style-name="отчет">
      <style:text-properties officeooo:paragraph-rsid="0057aa0a"/>
    </style:style>
    <style:style style:name="P39" style:family="paragraph" style:parent-style-name="отчет">
      <style:text-properties officeooo:rsid="0059fb7d" officeooo:paragraph-rsid="0059fb7d"/>
    </style:style>
    <style:style style:name="P40" style:family="paragraph" style:parent-style-name="отчет">
      <style:text-properties officeooo:rsid="005b7b2e" officeooo:paragraph-rsid="005b7b2e"/>
    </style:style>
    <style:style style:name="P41" style:family="paragraph" style:parent-style-name="отчет">
      <style:text-properties officeooo:rsid="005e3a26" officeooo:paragraph-rsid="005e3a26"/>
    </style:style>
    <style:style style:name="P42" style:family="paragraph" style:parent-style-name="отчет">
      <style:text-properties officeooo:rsid="005f0bd1" officeooo:paragraph-rsid="005f0bd1"/>
    </style:style>
    <style:style style:name="P43" style:family="paragraph" style:parent-style-name="код">
      <style:text-properties fo:font-size="6pt" officeooo:rsid="00542a48" officeooo:paragraph-rsid="00542a48" style:font-size-asian="6pt" style:font-size-complex="6pt"/>
    </style:style>
    <style:style style:name="P44" style:family="paragraph" style:parent-style-name="код">
      <style:text-properties fo:font-size="7pt" style:font-size-asian="7pt" style:font-size-complex="7pt"/>
    </style:style>
    <style:style style:name="P45" style:family="paragraph" style:parent-style-name="список">
      <style:text-properties officeooo:rsid="00197eb3" officeooo:paragraph-rsid="00197eb3"/>
    </style:style>
    <style:style style:name="P46" style:family="paragraph" style:parent-style-name="список">
      <style:text-properties fo:language="ru" fo:country="RU" officeooo:rsid="00197eb3" officeooo:paragraph-rsid="00197eb3"/>
    </style:style>
    <style:style style:name="P47" style:family="paragraph" style:parent-style-name="список">
      <style:text-properties officeooo:paragraph-rsid="001b47a2"/>
    </style:style>
    <style:style style:name="P48" style:family="paragraph" style:parent-style-name="список">
      <style:text-properties officeooo:rsid="003b02fa" officeooo:paragraph-rsid="003b02fa"/>
    </style:style>
    <style:style style:name="P49" style:family="paragraph" style:parent-style-name="список">
      <style:text-properties officeooo:rsid="003ca458" officeooo:paragraph-rsid="003ca458"/>
    </style:style>
    <style:style style:name="P50" style:family="paragraph" style:parent-style-name="список" style:list-style-name="List_20_1" style:master-page-name="">
      <style:paragraph-properties fo:margin-left="1cm" fo:margin-right="0cm" fo:margin-top="0cm" fo:margin-bottom="0.4cm" loext:contextual-spacing="true" fo:text-indent="0cm" style:auto-text-indent="false" style:page-number="auto" style:shadow="none"/>
    </style:style>
    <style:style style:name="P51" style:family="paragraph" style:parent-style-name="список" style:list-style-name="List_20_1" style:master-page-name="">
      <style:paragraph-properties fo:margin-left="1cm" fo:margin-right="0cm" fo:margin-top="0cm" fo:margin-bottom="0.4cm" loext:contextual-spacing="true" fo:text-indent="0cm" style:auto-text-indent="false" style:page-number="auto" style:shadow="none"/>
      <style:text-properties officeooo:paragraph-rsid="001b47a2"/>
    </style:style>
    <style:style style:name="P52" style:family="paragraph" style:parent-style-name="список" style:list-style-name="List_20_1">
      <style:paragraph-properties fo:margin-left="1cm" fo:margin-right="0cm" fo:margin-top="0cm" fo:margin-bottom="0.4cm" loext:contextual-spacing="true" fo:text-indent="0cm" style:auto-text-indent="false" style:shadow="none"/>
      <style:text-properties officeooo:rsid="001b47a2" officeooo:paragraph-rsid="001b47a2"/>
    </style:style>
    <style:style style:name="P53" style:family="paragraph" style:parent-style-name="Preformatted_20_Text">
      <style:text-properties officeooo:paragraph-rsid="003ca458"/>
    </style:style>
    <style:style style:name="P54" style:family="paragraph" style:parent-style-name="Preformatted_20_Text">
      <style:text-properties officeooo:rsid="003ce648" officeooo:paragraph-rsid="003ce648"/>
    </style:style>
    <style:style style:name="P55" style:family="paragraph" style:parent-style-name="Preformatted_20_Text">
      <style:text-properties officeooo:rsid="003ce648" officeooo:paragraph-rsid="005b7b2e"/>
    </style:style>
    <style:style style:name="P56" style:family="paragraph" style:parent-style-name="Preformatted_20_Text">
      <style:text-properties officeooo:paragraph-rsid="005b7b2e"/>
    </style:style>
    <style:style style:name="P57" style:family="paragraph" style:parent-style-name="Preformatted_20_Text">
      <style:text-properties officeooo:rsid="005b7b2e" officeooo:paragraph-rsid="005b7b2e"/>
    </style:style>
    <style:style style:name="P58" style:family="paragraph" style:parent-style-name="Preformatted_20_Text">
      <style:text-properties officeooo:rsid="005b7b2e" officeooo:paragraph-rsid="005e3a26"/>
    </style:style>
    <style:style style:name="P59" style:family="paragraph" style:parent-style-name="Preformatted_20_Text">
      <style:text-properties officeooo:paragraph-rsid="005e3a26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fo:font-weight="bold" style:font-style-asian="italic" style:font-weight-asian="bold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officeooo:rsid="0028a699"/>
    </style:style>
    <style:style style:name="T8" style:family="text">
      <style:text-properties fo:language="en" fo:country="US" officeooo:rsid="0023f9e8"/>
    </style:style>
    <style:style style:name="T9" style:family="text">
      <style:text-properties fo:language="en" fo:country="US" officeooo:rsid="0022e0b0"/>
    </style:style>
    <style:style style:name="T10" style:family="text">
      <style:text-properties fo:language="en" fo:country="US" officeooo:rsid="006234b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f0535" style:font-style-asian="italic" style:font-style-complex="italic"/>
    </style:style>
    <style:style style:name="T14" style:family="text">
      <style:text-properties fo:font-style="italic" officeooo:rsid="002d224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style:text-position="super 58%" fo:font-style="italic" fo:font-weight="bold" style:font-style-asian="italic" style:font-weight-asian="bold"/>
    </style:style>
    <style:style style:name="T17" style:family="text">
      <style:text-properties style:text-position="super 58%" fo:language="en" fo:country="US" fo:font-style="italic" fo:font-weight="bold" style:font-style-asian="italic" style:font-weight-asian="bold"/>
    </style:style>
    <style:style style:name="T18" style:family="text">
      <style:text-properties officeooo:rsid="000f0535"/>
    </style:style>
    <style:style style:name="T19" style:family="text">
      <style:text-properties fo:color="#808000"/>
    </style:style>
    <style:style style:name="T20" style:family="text">
      <style:text-properties fo:color="#c0c0c0"/>
    </style:style>
    <style:style style:name="T21" style:family="text">
      <style:text-properties fo:color="#c0c0c0" fo:font-style="italic" style:font-style-asian="italic" style:font-style-complex="italic"/>
    </style:style>
    <style:style style:name="T22" style:family="text">
      <style:text-properties fo:color="#000000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000000" officeooo:rsid="0059fb7d"/>
    </style:style>
    <style:style style:name="T25" style:family="text">
      <style:text-properties fo:color="#000000" fo:font-style="normal" style:font-style-asian="normal" style:font-style-complex="normal"/>
    </style:style>
    <style:style style:name="T26" style:family="text">
      <style:text-properties fo:color="#000000" fo:font-style="normal" officeooo:rsid="005b7b2e" style:font-style-asian="normal" style:font-style-complex="normal"/>
    </style:style>
    <style:style style:name="T27" style:family="text">
      <style:text-properties fo:color="#000000" officeooo:rsid="005ca4aa"/>
    </style:style>
    <style:style style:name="T28" style:family="text">
      <style:text-properties fo:color="#800080"/>
    </style:style>
    <style:style style:name="T29" style:family="text">
      <style:text-properties fo:color="#800080" fo:font-style="italic" style:font-style-asian="italic" style:font-style-complex="italic"/>
    </style:style>
    <style:style style:name="T30" style:family="text">
      <style:text-properties fo:color="#000080"/>
    </style:style>
    <style:style style:name="T31" style:family="text">
      <style:text-properties fo:color="#008000"/>
    </style:style>
    <style:style style:name="T32" style:family="text">
      <style:text-properties officeooo:rsid="00143eea"/>
    </style:style>
    <style:style style:name="T33" style:family="text">
      <style:text-properties officeooo:rsid="0015c0fa"/>
    </style:style>
    <style:style style:name="T34" style:family="text">
      <style:text-properties officeooo:rsid="00184f9b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195525"/>
    </style:style>
    <style:style style:name="T37" style:family="text">
      <style:text-properties fo:language="ru" fo:country="RU" fo:font-style="italic" officeooo:rsid="00195525" style:font-style-asian="italic" style:font-style-complex="italic"/>
    </style:style>
    <style:style style:name="T38" style:family="text">
      <style:text-properties fo:language="ru" fo:country="RU" officeooo:rsid="00197eb3"/>
    </style:style>
    <style:style style:name="T39" style:family="text">
      <style:text-properties fo:language="ru" fo:country="RU" officeooo:rsid="001b47a2"/>
    </style:style>
    <style:style style:name="T40" style:family="text">
      <style:text-properties fo:language="ru" fo:country="RU" fo:background-color="transparent" loext:char-shading-value="0" style:font-size-asian="10.5pt"/>
    </style:style>
    <style:style style:name="T41" style:family="text">
      <style:text-properties fo:language="ru" fo:country="RU" officeooo:rsid="0023f9e8"/>
    </style:style>
    <style:style style:name="T42" style:family="text">
      <style:text-properties officeooo:rsid="00197eb3"/>
    </style:style>
    <style:style style:name="T43" style:family="text">
      <style:text-properties officeooo:rsid="001b47a2"/>
    </style:style>
    <style:style style:name="T44" style:family="text">
      <style:text-properties fo:background-color="transparent" loext:char-shading-value="0" style:font-size-asian="10.5pt"/>
    </style:style>
    <style:style style:name="T45" style:family="text">
      <style:text-properties officeooo:rsid="001b47a2" fo:background-color="transparent" loext:char-shading-value="0" style:font-size-asian="10.5pt"/>
    </style:style>
    <style:style style:name="T46" style:family="text">
      <style:text-properties officeooo:rsid="003918ae"/>
    </style:style>
    <style:style style:name="T47" style:family="text">
      <style:text-properties officeooo:rsid="0028a699"/>
    </style:style>
    <style:style style:name="T48" style:family="text">
      <style:text-properties officeooo:rsid="002a9d70"/>
    </style:style>
    <style:style style:name="T49" style:family="text">
      <style:text-properties officeooo:rsid="002c63ce"/>
    </style:style>
    <style:style style:name="T50" style:family="text">
      <style:text-properties officeooo:rsid="002d2241"/>
    </style:style>
    <style:style style:name="T51" style:family="text">
      <style:text-properties fo:font-variant="normal" fo:text-transform="none" fo:color="#003c71" style:font-name="intel-clear" fo:font-size="10.5pt" fo:letter-spacing="normal" fo:font-style="normal" fo:font-weight="normal"/>
    </style:style>
    <style:style style:name="T52" style:family="text">
      <style:text-properties fo:font-variant="normal" fo:text-transform="none" style:font-name="intel-clear" fo:font-size="10.5pt" fo:letter-spacing="normal" fo:font-style="normal" fo:font-weight="normal"/>
    </style:style>
    <style:style style:name="T53" style:family="text">
      <style:text-properties officeooo:rsid="0032b4a9"/>
    </style:style>
    <style:style style:name="T54" style:family="text">
      <style:text-properties officeooo:rsid="003410c1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362387" style:font-style-asian="normal" style:font-style-complex="normal"/>
    </style:style>
    <style:style style:name="T57" style:family="text">
      <style:text-properties fo:font-style="normal" officeooo:rsid="00377a0c" style:font-style-asian="normal" style:font-style-complex="normal"/>
    </style:style>
    <style:style style:name="T58" style:family="text">
      <style:text-properties fo:font-style="normal" officeooo:rsid="00559180" style:font-style-asian="normal" style:font-style-complex="normal"/>
    </style:style>
    <style:style style:name="T59" style:family="text">
      <style:text-properties fo:font-style="normal" officeooo:rsid="006043d8" style:font-style-asian="normal" style:font-style-complex="normal"/>
    </style:style>
    <style:style style:name="T60" style:family="text">
      <style:text-properties officeooo:rsid="0036ba9d"/>
    </style:style>
    <style:style style:name="T61" style:family="text">
      <style:text-properties officeooo:rsid="003b02fa"/>
    </style:style>
    <style:style style:name="T62" style:family="text">
      <style:text-properties officeooo:rsid="003ca458"/>
    </style:style>
    <style:style style:name="T63" style:family="text">
      <style:text-properties officeooo:rsid="003ce648"/>
    </style:style>
    <style:style style:name="T64" style:family="text">
      <style:text-properties officeooo:rsid="0058bb67"/>
    </style:style>
    <style:style style:name="T65" style:family="text">
      <style:text-properties officeooo:rsid="005ca4aa"/>
    </style:style>
    <style:style style:name="T66" style:family="text">
      <style:text-properties officeooo:rsid="005f0bd1"/>
    </style:style>
    <style:style style:name="T67" style:family="text">
      <style:text-properties style:font-name="Arial1" fo:language="en" fo:country="US" officeooo:rsid="001afe69"/>
    </style:style>
    <style:style style:name="T68" style:family="text">
      <style:text-properties style:font-name="Arial1" fo:language="en" fo:country="US" officeooo:rsid="006234bd"/>
    </style:style>
    <style:style style:name="T69" style:family="text">
      <style:text-properties style:font-name="Arial1" fo:language="en" fo:country="US" officeooo:rsid="001afe69" style:font-weight-complex="normal"/>
    </style:style>
    <style:style style:name="T70" style:family="text">
      <style:text-properties style:font-name="Arial1" fo:language="ru" fo:country="RU" officeooo:rsid="0023f9e8"/>
    </style:style>
    <style:style style:name="T71" style:family="text">
      <style:text-properties style:font-name="Arial1" fo:language="ru" fo:country="RU" officeooo:rsid="0023f9e8" style:font-weight-complex="normal"/>
    </style:style>
    <style:style style:name="T72" style:family="text">
      <style:text-properties officeooo:rsid="006234bd"/>
    </style:style>
    <style:style style:name="T73" style:family="text">
      <style:text-properties officeooo:rsid="0063755a"/>
    </style:style>
    <style:style style:name="T74" style:family="text">
      <style:text-properties officeooo:rsid="006425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16">Федеральное государственное бюджетное образовательное учреждение</text:p>
      <text:p text:style-name="P16">высшего образования</text:p>
      <text:p text:style-name="P16">УЛЬЯНОВСКИЙ ГОСУДАРСТВЕННЫЙ ТЕХНИЧЕСКИЙ УНИВЕРСИТЕТ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Лабораторная работа №<text:span text:style-name="T8">1</text:span> (вариант <text:span text:style-name="T10">2</text:span>)</text:p>
      <text:p text:style-name="P18">по дисциплине: «<text:span text:style-name="T41">Высокопроизводительные вычисления</text:span>»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Выполнил:</text:p>
      <text:p text:style-name="P23">студент <text:span text:style-name="T9">3 </text:span>курса, гр. ИВТВМбд-<text:span text:style-name="T9">3</text:span>1</text:p>
      <text:p text:style-name="P23"><text:span text:style-name="T72">Долгов Н.Н</text:span>.</text:p>
      <text:p text:style-name="P23">Проверил:</text:p>
      <text:p text:style-name="P23"><text:span text:style-name="T41">д. т. н., профессор</text:span> кафедры ВТ</text:p>
      <text:p text:style-name="P22">Негода В. Н.</text:p>
      <text:p text:style-name="P16"/>
      <text:p text:style-name="P16"/>
      <text:p text:style-name="P16"/>
      <text:p text:style-name="P16"/>
      <text:p text:style-name="P21"><text:span text:style-name="T69">г. Ульяновск, 201</text:span><text:span text:style-name="T71">7</text:span></text:p>
      <text:p text:style-name="заголовок1"><text:soft-page-break/><text:span text:style-name="T1">Цель работы:</text:span> </text:p>
      <text:p text:style-name="отчет">Изучение методов реализации функций от вещественных переменных, представленных степенными рядами. Приобретение умений и навыков варьирования соотношения «затраты памяти – время реализации» <text:s/>в рамках этих методов.</text:p>
      <text:p text:style-name="заголовок1">Задание по варианту:</text:p>
      <text:p text:style-name="отчет"><text:span text:style-name="T11">диапазон аргумента равен</text:span><text:span text:style-name="T15"> 0&lt;=</text:span><text:span text:style-name="T3">x</text:span><text:span text:style-name="T15">&lt;1</text:span><text:span text:style-name="T11">, <text:s/>погрешность вычислений </text:span><text:span text:style-name="T4"><text:s/></text:span><text:span text:style-name="T3">E</text:span><text:span text:style-name="T15"> &lt;=2</text:span><text:span text:style-name="T16">-</text:span><text:span text:style-name="T17">k</text:span><text:span text:style-name="T15"> </text:span></text:p>
      <text:p text:style-name="отчет">Функция: tg (x), k = 20 </text:p>
      <text:p text:style-name="заголовок1">Анализ разложения в ряды функций, фигурирующих в варианте задания.</text:p>
      <text:p text:style-name="отчет">Разложение заданной функции в ряд:</text:p>
      <text:p text:style-name="P3"><draw:frame draw:style-name="fr1" draw:name="Изображение1" text:anchor-type="paragraph" svg:x="2.297cm" svg:y="0.254cm" svg:width="12.647cm" svg:height="1.482cm" draw:z-index="0"><draw:image xlink:href="Pictures/10000201000001DE00000038F69A2A9A75A6F9F2.png" xlink:type="simple" xlink:show="embed" xlink:actuate="onLoad"/></draw:frame></text:p>
      <text:p text:style-name="отчет">Где <draw:frame draw:style-name="fr2" draw:name="Объект1" text:anchor-type="as-char" svg:y="-0.377cm" svg:width="0.773cm" svg:height="0.53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 – число Бернулли, которое учитывает только четные номера ряда чисел:</text:p>
      <text:p text:style-name="заголовок1">Определение количества членов ряда</text:p>
      <text:p text:style-name="отчет">Прежде чем перейти к анализу времени затраченного программой на вычисления, нужно определить длину ряда, которой достаточно для обеспечения заданной точности.</text:p>
      <text:p text:style-name="отчет">Погрешность вычислений не должна превышать <draw:frame draw:style-name="fr2" draw:name="Объект2" text:anchor-type="as-char" svg:y="-0.437cm" svg:width="5.757cm" svg:height="0.52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отчет">Чтобы найти <text:span text:style-name="T18">длину ряда, нужно написать функцию, которая будет сравнивать результат нашей функции с эталоном – </text:span><text:span text:style-name="T13">tan(x)</text:span><text:span text:style-name="T18"> из библиотеки </text:span><text:span text:style-name="T13">math</text:span><text:span text:style-name="T18"> . Таким образом, подставляя разные значения длины ряда, найдем ту, при которой вычисленные значения будут удовлетворять нашей погрешности.</text:span></text:p>
      <text:p text:style-name="код"><text:span text:style-name="T31">//функция</text:span><text:span text:style-name="T20"> </text:span><text:span text:style-name="T31">проверки</text:span><text:span text:style-name="T20"> </text:span><text:span text:style-name="T31">удовлетворения</text:span><text:span text:style-name="T20"> </text:span><text:span text:style-name="T31">погрешности</text:span></text:p>
      <text:p text:style-name="код"><text:span text:style-name="T19">int</text:span><text:span text:style-name="T20"> <text:s/></text:span><text:span text:style-name="T22">flverify(</text:span><text:span text:style-name="T19">float</text:span><text:span text:style-name="T20"> <text:s/></text:span><text:span text:style-name="T22">fl,</text:span><text:span text:style-name="T20"> </text:span><text:span text:style-name="T28">PFLOAT</text:span><text:span text:style-name="T20"> <text:s/></text:span><text:span text:style-name="T22">p)</text:span><text:span text:style-name="T20"> </text:span><text:span text:style-name="T22">{</text:span></text:p>
      <text:p text:style-name="код"><text:span text:style-name="T20"><text:s text:c="4"/></text:span><text:span text:style-name="T19">if</text:span><text:span text:style-name="T20"> </text:span><text:span text:style-name="T22">(abs(tan(fl)</text:span><text:span text:style-name="T20"> </text:span><text:span text:style-name="T22">-</text:span><text:span text:style-name="T20"> </text:span><text:span text:style-name="T22">p(fl))</text:span><text:span text:style-name="T20"> </text:span><text:span text:style-name="T22">&gt;</text:span><text:span text:style-name="T20"> </text:span>max_delta<text:span text:style-name="T22">)</text:span></text:p>
      <text:p text:style-name="код"><text:span text:style-name="T20"><text:s text:c="8"/></text:span><text:span text:style-name="T19">return</text:span><text:span text:style-name="T20"> </text:span><text:span text:style-name="T30">0</text:span><text:span text:style-name="T22">;</text:span></text:p>
      <text:p text:style-name="код"><text:span text:style-name="T20"><text:s text:c="4"/></text:span><text:span text:style-name="T19">return</text:span><text:span text:style-name="T20"> </text:span><text:span text:style-name="T30">1</text:span><text:span text:style-name="T22">;</text:span></text:p>
      <text:p text:style-name="код">}</text:p>
      <text:p text:style-name="код"><text:span text:style-name="T31">//</text:span><text:span text:style-name="T20"> </text:span><text:span text:style-name="T31">функция</text:span><text:span text:style-name="T20"> </text:span><text:span text:style-name="T31">подбора</text:span><text:span text:style-name="T20"> </text:span><text:span text:style-name="T31">длины</text:span><text:span text:style-name="T20"> </text:span><text:span text:style-name="T31">ряда</text:span><text:span text:style-name="T20"> </text:span><text:span text:style-name="T31">для</text:span><text:span text:style-name="T20"> </text:span><text:span text:style-name="T31">заданной</text:span><text:span text:style-name="T20"> </text:span><text:span text:style-name="T31">точности</text:span></text:p>
      <text:p text:style-name="код"><text:span text:style-name="T19">int</text:span><text:span text:style-name="T20"> </text:span><text:span text:style-name="T22">R(){</text:span></text:p>
      <text:p text:style-name="код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1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30">30</text:span><text:span text:style-name="T22">;</text:span><text:span text:style-name="T20"> </text:span><text:span text:style-name="T22">i++)</text:span><text:span text:style-name="T20"> </text:span><text:span text:style-name="T22">{</text:span></text:p>
      <text:p text:style-name="код"><text:span text:style-name="T20"><text:s text:c="8"/></text:span>LENGHT<text:span text:style-name="T20"> </text:span><text:span text:style-name="T22">=</text:span><text:span text:style-name="T20"> </text:span><text:span text:style-name="T22">i;</text:span></text:p>
      <text:p text:style-name="код"><text:span text:style-name="T20"><text:s text:c="8"/></text:span><text:span text:style-name="T19">if</text:span><text:span text:style-name="T20"> </text:span><text:span text:style-name="T22">(flverify(</text:span><text:span text:style-name="T30">1</text:span><text:span text:style-name="T22">,</text:span><text:span text:style-name="T20"> </text:span>fl_cycle_no_gorner<text:span text:style-name="T22">)</text:span><text:span text:style-name="T20"> </text:span><text:span text:style-name="T22">==</text:span><text:span text:style-name="T20"> </text:span><text:span text:style-name="T30">1</text:span><text:span text:style-name="T22">)</text:span></text:p>
      <text:p text:style-name="код"><text:span text:style-name="T20"><text:s text:c="12"/></text:span><text:span text:style-name="T19">return</text:span><text:span text:style-name="T20"> </text:span><text:span text:style-name="T22">i;</text:span></text:p>
      <text:p text:style-name="код"><text:span text:style-name="T20"><text:s text:c="4"/></text:span><text:span text:style-name="T22">}</text:span></text:p>
      <text:p text:style-name="код"><text:span text:style-name="T20"><text:s text:c="4"/></text:span><text:span text:style-name="T19">return</text:span><text:span text:style-name="T20"> </text:span><text:span text:style-name="T22">-</text:span><text:span text:style-name="T30">1</text:span><text:span text:style-name="T22">;</text:span></text:p>
      <text:p text:style-name="код">}</text:p>
      <text:p text:style-name="код"/>
      <text:p text:style-name="P4"><text:soft-page-break/>В качестве аргумента будем передавать 1, <text:span text:style-name="T73">так как в этой точке по графику наблюдается наибольший рост функции, в заданном диапазоне аргумента.</text:span></text:p>
      <text:p text:style-name="P10">В ходе подбора получим число членов ряда равное 17. <text:span text:style-name="T32">При этом значении нужная точность достигается во всем диапазоне аргумента.</text:span></text:p>
      <text:p text:style-name="заголовок1"><text:span text:style-name="T1">Исследование времени вычисления для данных типа </text:span><text:span text:style-name="T6">float</text:span></text:p>
      <text:p text:style-name="отчет"><text:span text:style-name="T32">П</text:span>роцедура <text:span text:style-name="T12">FlCyclNoGorner</text:span>: с циклом, построенным без использования схемы Горнера</text:p>
      <text:p text:style-name="P5">Данная реализация является самой наивной и ресурсо<text:span text:style-name="T34">ё</text:span>мкой. <text:span text:style-name="T34">Здесь специально не проводилась оптимизация, чтобы получить время от которого можно отталкиваться при сравнении с более оптимизированными вариантами.</text:span></text:p>
      <text:p text:style-name="P7">Преимуществ<text:span text:style-name="T42">а:</text:span></text:p>
      <text:list xml:id="list5935262054209603867" text:style-name="List_20_1">
        <text:list-item>
          <text:p text:style-name="P46">Простота написания</text:p>
        </text:list-item>
        <text:list-item>
          <text:p text:style-name="P45">Не требуется дополнительная память</text:p>
        </text:list-item>
      </text:list>
      <text:p text:style-name="отчет">Недостатки:</text:p>
      <text:list xml:id="list192017698353177" text:continue-numbering="true" text:style-name="List_20_1">
        <text:list-item>
          <text:p text:style-name="P51"><text:span text:style-name="T43">Самая </text:span><text:span text:style-name="T45">ресурсоемкая</text:span><text:span text:style-name="T43"> реализация</text:span></text:p>
        </text:list-item>
      </text:list>
      <text:p text:style-name="код"><text:span text:style-name="T31">//</text:span><text:span text:style-name="T20"> </text:span><text:span text:style-name="T31">используется</text:span><text:span text:style-name="T20"> </text:span><text:span text:style-name="T31">цикл,</text:span><text:span text:style-name="T20"> </text:span><text:span text:style-name="T31">без</text:span><text:span text:style-name="T20"> </text:span><text:span text:style-name="T31">схемы</text:span><text:span text:style-name="T20"> </text:span><text:span text:style-name="T31">горнера</text:span></text:p>
      <text:p text:style-name="код"><text:span text:style-name="T19">float</text:span><text:span text:style-name="T20"> </text:span><text:span text:style-name="T22">fl_cycle_no_gorner(</text:span><text:span text:style-name="T19">float</text:span><text:span text:style-name="T20"> </text:span><text:span text:style-name="T22">x)</text:span><text:span text:style-name="T20"> </text:span><text:span text:style-name="T22">{</text:span></text:p>
      <text:p text:style-name="код"><text:span text:style-name="T20"><text:s text:c="4"/></text:span><text:span text:style-name="T19">int</text:span><text:span text:style-name="T20"> </text:span><text:span text:style-name="T22">n</text:span><text:span text:style-name="T20"> </text:span><text:span text:style-name="T22">=</text:span><text:span text:style-name="T20"> </text:span>LENGHT<text:span text:style-name="T22">;</text:span></text:p>
      <text:p text:style-name="код"><text:span text:style-name="T20"><text:s text:c="4"/></text:span><text:span text:style-name="T19">float</text:span><text:span text:style-name="T20"> </text:span><text:span text:style-name="T22">sum</text:span><text:span text:style-name="T20"> </text:span><text:span text:style-name="T22">=</text:span><text:span text:style-name="T20"> </text:span><text:span text:style-name="T30">0</text:span><text:span text:style-name="T22">;</text:span></text:p>
      <text:p text:style-name="код"><text:span text:style-name="T20"><text:s text:c="4"/></text:span><text:span text:style-name="T19">for</text:span><text:span text:style-name="T20"> 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1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22">n;</text:span><text:span text:style-name="T20"> </text:span><text:span text:style-name="T22">i++)</text:span><text:span text:style-name="T20"> </text:span><text:span text:style-name="T22">{</text:span></text:p>
      <text:p text:style-name="код"><text:span text:style-name="T20"><text:s text:c="8"/></text:span><text:span text:style-name="T22">sum</text:span><text:span text:style-name="T20"> </text:span><text:span text:style-name="T22">+=</text:span><text:span text:style-name="T20"> </text:span><text:span text:style-name="T22">abs(bernully(</text:span><text:span text:style-name="T30">2</text:span><text:span text:style-name="T20"> </text:span><text:span text:style-name="T22">*</text:span><text:span text:style-name="T20"> </text:span><text:span text:style-name="T22">i))</text:span><text:span text:style-name="T20"> </text:span><text:span text:style-name="T22">*</text:span><text:span text:style-name="T20"> </text:span><text:span text:style-name="T22">(pow(</text:span><text:span text:style-name="T30">2.0</text:span><text:span text:style-name="T22">,</text:span><text:span text:style-name="T20"> </text:span><text:span text:style-name="T30">2.0</text:span><text:span text:style-name="T20"> </text:span><text:span text:style-name="T22">*</text:span><text:span text:style-name="T20"> </text:span><text:span text:style-name="T22">i)</text:span><text:span text:style-name="T20"> </text:span><text:span text:style-name="T22">*</text:span><text:span text:style-name="T20"> </text:span><text:span text:style-name="T22">(pow(</text:span><text:span text:style-name="T30">2.0</text:span><text:span text:style-name="T22">,</text:span><text:span text:style-name="T20"> </text:span><text:span text:style-name="T30">2.0</text:span><text:span text:style-name="T20"> </text:span><text:span text:style-name="T22">*</text:span><text:span text:style-name="T20"> </text:span><text:span text:style-name="T22">i)</text:span><text:span text:style-name="T20"> </text:span><text:span text:style-name="T22">-</text:span><text:span text:style-name="T20"> </text:span><text:span text:style-name="T30">1</text:span><text:span text:style-name="T22">))</text:span><text:span text:style-name="T20"> </text:span><text:span text:style-name="T22">/</text:span><text:span text:style-name="T20"> </text:span><text:span text:style-name="T22">fact(</text:span><text:span text:style-name="T30">2</text:span><text:span text:style-name="T20"> </text:span><text:span text:style-name="T22">*</text:span><text:span text:style-name="T20"> </text:span><text:span text:style-name="T22">i)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.0</text:span><text:span text:style-name="T20"> </text:span><text:span text:style-name="T22">*</text:span><text:span text:style-name="T20"> </text:span><text:span text:style-name="T22">i</text:span><text:span text:style-name="T20"> </text:span><text:span text:style-name="T22">-</text:span><text:span text:style-name="T20"> </text:span><text:span text:style-name="T30">1</text:span><text:span text:style-name="T22">);</text:span></text:p>
      <text:p text:style-name="код"><text:span text:style-name="T20"><text:s text:c="4"/></text:span><text:span text:style-name="T22">}</text:span></text:p>
      <text:p text:style-name="код"><text:span text:style-name="T20"><text:s text:c="4"/></text:span><text:span text:style-name="T19">return</text:span><text:span text:style-name="T20"> </text:span><text:span text:style-name="T22">sum;</text:span></text:p>
      <text:p text:style-name="код">}</text:p>
      <text:p text:style-name="P6"><text:span text:style-name="T33">П</text:span>роцедура <text:span text:style-name="T5">FlNoCyclNoGorner</text:span> с бе<text:span text:style-name="T33">с</text:span>цикловой реализацией функции на основе выражения ряда без схемы Горнера</text:p>
      <text:p text:style-name="P8">Преимуществ<text:span text:style-name="T42">а:</text:span></text:p>
      <text:list xml:id="list192017562022846" text:continue-numbering="true" text:style-name="List_20_1">
        <text:list-item>
          <text:p text:style-name="P50"><text:span text:style-name="T43">В</text:span>се <text:span text:style-name="T44">операции</text:span> записаны линейно</text:p>
        </text:list-item>
        <text:list-item>
          <text:p text:style-name="P50">Не требуется вычисление коэффициентов. </text:p>
        </text:list-item>
      </text:list>
      <text:p text:style-name="P8">Недостатки:</text:p>
      <text:list xml:id="list192017446945877" text:continue-numbering="true" text:style-name="List_20_1">
        <text:list-item>
          <text:p text:style-name="P50"><text:span text:style-name="T45">И</text:span><text:span text:style-name="T44">спользование</text:span> дополнительной памяти для хранения коэффициентов.</text:p>
        </text:list-item>
        <text:list-item>
          <text:p text:style-name="P52">Вычисление степени в каждой операции</text:p>
        </text:list-item>
      </text:list>
      <text:p text:style-name="P12"><text:span text:style-name="T31">//</text:span><text:span text:style-name="T20"> </text:span><text:span text:style-name="T31">без</text:span><text:span text:style-name="T20"> </text:span><text:span text:style-name="T31">цикла,</text:span><text:span text:style-name="T20"> </text:span><text:span text:style-name="T31">без</text:span><text:span text:style-name="T20"> </text:span><text:span text:style-name="T31">схемы</text:span><text:span text:style-name="T20"> </text:span><text:span text:style-name="T31">горнера</text:span></text:p>
      <text:p text:style-name="P12"><text:span text:style-name="T19">float</text:span><text:span text:style-name="T20"> </text:span><text:span text:style-name="T22">fl_no_cycle_no_gorner(</text:span><text:span text:style-name="T19">float</text:span><text:span text:style-name="T20"> </text:span><text:span text:style-name="T22">x){</text:span></text:p>
      <text:p text:style-name="P12"><text:span text:style-name="T20"><text:s text:c="4"/></text:span><text:span text:style-name="T19">float</text:span><text:span text:style-name="T20"> </text:span><text:span text:style-name="T22">sum</text:span><text:span text:style-name="T20"> </text:span><text:span text:style-name="T22">=</text:span><text:span text:style-name="T20"> </text:span>koef<text:span text:style-name="T22">[</text:span><text:span text:style-name="T30">1</text:span><text:span text:style-name="T22">]</text:span><text:span text:style-name="T20"> </text:span><text:span text:style-name="T22">*</text:span><text:span text:style-name="T20"> </text:span><text:span text:style-name="T22">x</text:span><text:span text:style-name="T20"> </text:span><text:span text:style-name="T22">+</text:span><text:span text:style-name="T20"> </text:span>koef<text:span text:style-name="T22">[</text:span><text:span text:style-name="T30">2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3</text:span><text:span text:style-name="T22">)</text:span><text:span text:style-name="T20"> </text:span><text:span text:style-name="T22">+</text:span><text:span text:style-name="T20"> </text:span>koef<text:span text:style-name="T22">[</text:span><text:span text:style-name="T30">3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5</text:span><text:span text:style-name="T22">)</text:span><text:span text:style-name="T20"> </text:span><text:span text:style-name="T22">+</text:span><text:span text:style-name="T20"> </text:span>koef<text:span text:style-name="T22">[</text:span><text:span text:style-name="T30">4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7</text:span><text:span text:style-name="T22">)</text:span><text:span text:style-name="T20"> </text:span><text:span text:style-name="T22">+</text:span><text:span text:style-name="T20"> </text:span>koef<text:span text:style-name="T22">[</text:span><text:span text:style-name="T30">5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9</text:span><text:span text:style-name="T22">)</text:span><text:span text:style-name="T20"> </text:span><text:span text:style-name="T22">+</text:span></text:p>
      <text:p text:style-name="P12"><text:span text:style-name="T20"><text:s text:c="13"/></text:span>koef<text:span text:style-name="T22">[</text:span><text:span text:style-name="T30">6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1</text:span><text:span text:style-name="T22">)</text:span><text:span text:style-name="T20"> </text:span><text:span text:style-name="T22">+</text:span><text:span text:style-name="T20"> </text:span>koef<text:span text:style-name="T22">[</text:span><text:span text:style-name="T30">7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3</text:span><text:span text:style-name="T22">)</text:span><text:span text:style-name="T20"> </text:span><text:span text:style-name="T22">+</text:span><text:span text:style-name="T20"> </text:span>koef<text:span text:style-name="T22">[</text:span><text:span text:style-name="T30">8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5</text:span><text:span text:style-name="T22">)</text:span><text:span text:style-name="T20"> </text:span><text:span text:style-name="T22">+</text:span><text:span text:style-name="T20"> </text:span>koef<text:span text:style-name="T22">[</text:span><text:span text:style-name="T30">9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7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0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9</text:span><text:span text:style-name="T22">)</text:span><text:span text:style-name="T20"> </text:span><text:span text:style-name="T22">+</text:span></text:p>
      <text:p text:style-name="P12"><text:span text:style-name="T20"><text:s text:c="13"/></text:span>koef<text:span text:style-name="T22">[</text:span><text:span text:style-name="T30">11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1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2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3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3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5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4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7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5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9</text:span><text:span text:style-name="T22">)</text:span><text:span text:style-name="T20"> </text:span><text:span text:style-name="T22">+</text:span></text:p>
      <text:p text:style-name="P12"><text:span text:style-name="T20"><text:s text:c="13"/></text:span>koef<text:span text:style-name="T22">[</text:span><text:span text:style-name="T30">16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31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7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33</text:span><text:span text:style-name="T22">);</text:span></text:p>
      <text:p text:style-name="P12"><text:span text:style-name="T20"><text:s text:c="4"/></text:span><text:span text:style-name="T19">return</text:span><text:span text:style-name="T20"> </text:span><text:span text:style-name="T22">sum;</text:span></text:p>
      <text:p text:style-name="P12">}</text:p>
      <text:p text:style-name="P6"><text:soft-page-break/><text:span text:style-name="T33">П</text:span>роцедура <text:span text:style-name="T5">FlCyclGorner</text:span> для многочлена с циклом на основе схемы Горнера</text:p>
      <text:p text:style-name="P7">Преимуществ<text:span text:style-name="T42">а:</text:span></text:p>
      <text:list xml:id="list192016874481616" text:continue-numbering="true" text:style-name="List_20_1">
        <text:list-item>
          <text:p text:style-name="список"><text:span text:style-name="T38">Н</text:span><text:span text:style-name="T35">е требуется вычислять коэффициенты при членах ряда и возводить «</text:span><text:span text:style-name="T37">х»</text:span><text:span text:style-name="T2"> </text:span><text:span text:style-name="T35">в степень. </text:span></text:p>
        </text:list-item>
        <text:list-item>
          <text:p text:style-name="список"><text:span text:style-name="T38">В</text:span><text:span text:style-name="T36">се вычисления сведены к повтору операций вида: Умножение, Добавление.</text:span><text:span text:style-name="T35"> </text:span></text:p>
        </text:list-item>
      </text:list>
      <text:p text:style-name="P26">Недостатки:</text:p>
      <text:list xml:id="list192017065453031" text:continue-numbering="true" text:style-name="List_20_1">
        <text:list-item>
          <text:p text:style-name="список">использование дополнительной памяти для хранения коэффициентов.</text:p>
        </text:list-item>
      </text:list>
      <text:p text:style-name="код"><text:span text:style-name="T31">//цикловая</text:span><text:span text:style-name="T20"> </text:span><text:span text:style-name="T31">схема</text:span><text:span text:style-name="T20"> </text:span><text:span text:style-name="T31">горнера</text:span></text:p>
      <text:p text:style-name="код"><text:span text:style-name="T19">float</text:span><text:span text:style-name="T20"> </text:span><text:span text:style-name="T22">fl_cycle_gorner(</text:span><text:span text:style-name="T19">float</text:span><text:span text:style-name="T20"> </text:span><text:span text:style-name="T22">x){</text:span></text:p>
      <text:p text:style-name="код"><text:span text:style-name="T20"><text:s text:c="4"/></text:span><text:span text:style-name="T19">int</text:span><text:span text:style-name="T20"> </text:span><text:span text:style-name="T22">n</text:span><text:span text:style-name="T20"> </text:span><text:span text:style-name="T22">=</text:span><text:span text:style-name="T20"> </text:span>LENGHT<text:span text:style-name="T22">;</text:span></text:p>
      <text:p text:style-name="код"><text:span text:style-name="T20"><text:s text:c="4"/></text:span><text:span text:style-name="T19">float</text:span><text:span text:style-name="T20"> </text:span><text:span text:style-name="T22">s</text:span><text:span text:style-name="T20"> </text:span><text:span text:style-name="T22">=</text:span><text:span text:style-name="T20"> </text:span>koef<text:span text:style-name="T22">[n];</text:span></text:p>
      <text:p text:style-name="код"><text:span text:style-name="T20"><text:s text:c="4"/></text:span><text:span text:style-name="T19">float</text:span><text:span text:style-name="T20"> </text:span><text:span text:style-name="T22">q</text:span><text:span text:style-name="T20"> </text:span><text:span text:style-name="T22">=</text:span><text:span text:style-name="T20"> </text:span><text:span text:style-name="T22">x</text:span><text:span text:style-name="T20"> </text:span><text:span text:style-name="T22">*</text:span><text:span text:style-name="T20"> </text:span><text:span text:style-name="T22">x;</text:span></text:p>
      <text:p text:style-name="код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22">n-</text:span><text:span text:style-name="T30">1</text:span><text:span text:style-name="T22">;</text:span><text:span text:style-name="T20"> </text:span><text:span text:style-name="T22">i</text:span><text:span text:style-name="T20"> </text:span><text:span text:style-name="T22">&gt;=</text:span><text:span text:style-name="T20"> </text:span><text:span text:style-name="T30">1</text:span><text:span text:style-name="T22">;</text:span><text:span text:style-name="T20"> </text:span><text:span text:style-name="T22">i--){</text:span></text:p>
      <text:p text:style-name="код"><text:span text:style-name="T20"><text:s text:c="8"/></text:span><text:span text:style-name="T22">s</text:span><text:span text:style-name="T20"> </text:span><text:span text:style-name="T22">=</text:span><text:span text:style-name="T20"> </text:span>koef<text:span text:style-name="T22">[i]</text:span><text:span text:style-name="T20"> </text:span><text:span text:style-name="T22">+</text:span><text:span text:style-name="T20"> </text:span><text:span text:style-name="T22">q</text:span><text:span text:style-name="T20"> </text:span><text:span text:style-name="T22">*</text:span><text:span text:style-name="T20"> </text:span><text:span text:style-name="T22">s;</text:span></text:p>
      <text:p text:style-name="код"><text:span text:style-name="T20"><text:s text:c="4"/></text:span><text:span text:style-name="T22">}</text:span></text:p>
      <text:p text:style-name="код"><text:span text:style-name="T20"><text:s text:c="4"/></text:span><text:span text:style-name="T22">s</text:span><text:span text:style-name="T20"> </text:span><text:span text:style-name="T22">=</text:span><text:span text:style-name="T20"> </text:span><text:span text:style-name="T22">s</text:span><text:span text:style-name="T20"> </text:span><text:span text:style-name="T22">*</text:span><text:span text:style-name="T20"> </text:span><text:span text:style-name="T22">x;</text:span></text:p>
      <text:p text:style-name="код"><text:span text:style-name="T20"><text:s text:c="4"/></text:span><text:span text:style-name="T19">return</text:span><text:span text:style-name="T20"> </text:span><text:span text:style-name="T22">s;</text:span></text:p>
      <text:p text:style-name="код">}</text:p>
      <text:p text:style-name="P1"/>
      <text:p text:style-name="код"/>
      <text:p text:style-name="P6"><text:span text:style-name="T33">П</text:span>роцедура <text:span text:style-name="T5">FlNoCyclGorner</text:span> с бесцикловой реализацией функции на основе выражения, представляющего схему Горнера многочлена.</text:p>
      <text:p text:style-name="P8">Преимуществ<text:span text:style-name="T42">а:</text:span></text:p>
      <text:list xml:id="list192018083260073" text:continue-numbering="true" text:style-name="List_20_1">
        <text:list-item>
          <text:p text:style-name="P47"><text:span text:style-name="T38">Н</text:span><text:span text:style-name="T35">е требуется вычислять коэффициенты при членах ряда и возводить «</text:span><text:span text:style-name="T37">х»</text:span><text:span text:style-name="T2"> </text:span><text:span text:style-name="T35">в степень. </text:span></text:p>
        </text:list-item>
        <text:list-item>
          <text:p text:style-name="P47"><text:span text:style-name="T38">В</text:span><text:span text:style-name="T36">се вычисления сведены к повтору операций вида: Умножение, Добавление.</text:span><text:span text:style-name="T35"> </text:span></text:p>
        </text:list-item>
        <text:list-item>
          <text:p text:style-name="P51"><text:span text:style-name="T39">В</text:span><text:span text:style-name="T35">се </text:span><text:span text:style-name="T40">операции</text:span><text:span text:style-name="T35"> записаны линейно</text:span></text:p>
        </text:list-item>
      </text:list>
      <text:p text:style-name="P27">Недостатки:</text:p>
      <text:list xml:id="list192017361570896" text:continue-numbering="true" text:style-name="List_20_1">
        <text:list-item>
          <text:p text:style-name="P47">использование дополнительной памяти для хранения коэффициентов.</text:p>
        </text:list-item>
      </text:list>
      <text:p text:style-name="код"><text:span text:style-name="T31">//бесцикловая</text:span><text:span text:style-name="T20"> </text:span><text:span text:style-name="T31">схема</text:span><text:span text:style-name="T20"> </text:span><text:span text:style-name="T31">горнера</text:span></text:p>
      <text:p text:style-name="код"><text:span text:style-name="T19">float</text:span><text:span text:style-name="T20"> </text:span><text:span text:style-name="T22">fl_no_cycle_gorner(</text:span><text:span text:style-name="T19">float</text:span><text:span text:style-name="T20"> </text:span><text:span text:style-name="T22">x){</text:span></text:p>
      <text:p text:style-name="код"><text:span text:style-name="T20"><text:s text:c="4"/></text:span><text:span text:style-name="T19">float</text:span><text:span text:style-name="T20"> </text:span><text:span text:style-name="T22">q</text:span><text:span text:style-name="T20"> </text:span><text:span text:style-name="T22">=</text:span><text:span text:style-name="T20"> </text:span><text:span text:style-name="T22">x</text:span><text:span text:style-name="T20"> </text:span><text:span text:style-name="T22">*</text:span><text:span text:style-name="T20"> </text:span><text:span text:style-name="T22">x;</text:span></text:p>
      <text:p text:style-name="код"><text:span text:style-name="T20"><text:s text:c="4"/></text:span><text:span text:style-name="T19">float</text:span><text:span text:style-name="T20"> </text:span><text:span text:style-name="T22">res</text:span><text:span text:style-name="T20"> </text:span><text:span text:style-name="T22">=</text:span><text:span text:style-name="T20"> </text:span><text:span text:style-name="T22">x*(</text:span>koef<text:span text:style-name="T22">[</text:span><text:span text:style-name="T30">1</text:span><text:span text:style-name="T22">]+q</text:span><text:span text:style-name="T20"> </text:span><text:span text:style-name="T22">*</text:span><text:span text:style-name="T20"> </text:span><text:span text:style-name="T22">(</text:span>koef<text:span text:style-name="T22">[</text:span><text:span text:style-name="T30">2</text:span><text:span text:style-name="T22">]+q</text:span><text:span text:style-name="T20"> </text:span><text:span text:style-name="T22">*(</text:span>koef<text:span text:style-name="T22">[</text:span><text:span text:style-name="T30">3</text:span><text:span text:style-name="T22">]+q</text:span><text:span text:style-name="T20"> </text:span><text:span text:style-name="T22">*(</text:span>koef<text:span text:style-name="T22">[</text:span><text:span text:style-name="T30">4</text:span><text:span text:style-name="T22">]+q</text:span><text:span text:style-name="T20"> </text:span><text:span text:style-name="T22">*(</text:span>koef<text:span text:style-name="T22">[</text:span><text:span text:style-name="T30">5</text:span><text:span text:style-name="T22">]+q</text:span><text:span text:style-name="T20"> </text:span><text:span text:style-name="T22">*(</text:span>koef<text:span text:style-name="T22">[</text:span><text:span text:style-name="T30">6</text:span><text:span text:style-name="T22">]+q</text:span><text:span text:style-name="T20"> </text:span><text:span text:style-name="T22">*(</text:span>koef<text:span text:style-name="T22">[</text:span><text:span text:style-name="T30">7</text:span><text:span text:style-name="T22">]+q</text:span><text:span text:style-name="T20"> </text:span><text:span text:style-name="T22">*(</text:span>koef<text:span text:style-name="T22">[</text:span><text:span text:style-name="T30">8</text:span><text:span text:style-name="T22">]+q</text:span><text:span text:style-name="T20"> </text:span><text:span text:style-name="T22">*(</text:span>koef<text:span text:style-name="T22">[</text:span><text:span text:style-name="T30">9</text:span><text:span text:style-name="T22">]+q</text:span><text:span text:style-name="T20"> </text:span><text:span text:style-name="T22">*</text:span></text:p>
      <text:p text:style-name="код"><text:span text:style-name="T20"><text:s text:c="12"/></text:span><text:span text:style-name="T22">(</text:span>koef<text:span text:style-name="T22">[</text:span><text:span text:style-name="T30">10</text:span><text:span text:style-name="T22">]+q</text:span><text:span text:style-name="T20"> </text:span><text:span text:style-name="T22">*(</text:span>koef<text:span text:style-name="T22">[</text:span><text:span text:style-name="T30">11</text:span><text:span text:style-name="T22">]+q</text:span><text:span text:style-name="T20"> </text:span><text:span text:style-name="T22">*(</text:span>koef<text:span text:style-name="T22">[</text:span><text:span text:style-name="T30">12</text:span><text:span text:style-name="T22">]+q</text:span><text:span text:style-name="T20"> </text:span><text:span text:style-name="T22">*(</text:span>koef<text:span text:style-name="T22">[</text:span><text:span text:style-name="T30">13</text:span><text:span text:style-name="T22">]+q</text:span><text:span text:style-name="T20"> </text:span><text:span text:style-name="T22">*(</text:span>koef<text:span text:style-name="T22">[</text:span><text:span text:style-name="T30">14</text:span><text:span text:style-name="T22">]+q</text:span><text:span text:style-name="T20"> </text:span><text:span text:style-name="T22">*(</text:span>koef<text:span text:style-name="T22">[</text:span><text:span text:style-name="T30">15</text:span><text:span text:style-name="T22">]+q</text:span><text:span text:style-name="T20"> </text:span><text:span text:style-name="T22">*(</text:span>koef<text:span text:style-name="T22">[</text:span><text:span text:style-name="T30">16</text:span><text:span text:style-name="T22">]+q</text:span><text:span text:style-name="T20"> </text:span><text:span text:style-name="T22">*(</text:span>koef<text:span text:style-name="T22">[</text:span><text:span text:style-name="T30">17</text:span><text:span text:style-name="T22">])))))))))))))))));</text:span></text:p>
      <text:p text:style-name="код"><text:span text:style-name="T20"><text:s text:c="4"/></text:span><text:span text:style-name="T19">return</text:span><text:span text:style-name="T20"> </text:span><text:span text:style-name="T22">res;</text:span></text:p>
      <text:p text:style-name="код">}</text:p>
      <text:p text:style-name="P11"/>
      <text:p text:style-name="P11">Оценка быстродействия</text:p>
      <text:p text:style-name="P9"><text:span text:style-name="T50">Все замеры производились с помощью функции </text:span><text:span text:style-name="T14">clock(). </text:span><text:span text:style-name="T57">Вычислялось среднее значение на 10 000 000 проходов,</text:span><text:span text:style-name="T50"> при одинаковом значении аргумента.</text:span></text:p>
      <text:p text:style-name="P28">Использовалась конфигурация пк: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reformatted_20_Text">Название процессора</text:p>
          </table:table-cell>
          <table:table-cell table:style-name="Таблица2.B1" office:value-type="string">
            <text:p text:style-name="Preformatted_20_Text"><text:span text:style-name="T50"><text:s/></text:span><text:span text:style-name="T52">i5-3210M</text:span></text:p>
          </table:table-cell>
        </table:table-row>
        <table:table-row>
          <table:table-cell table:style-name="Таблица2.A2" office:value-type="string">
            <text:p text:style-name="Preformatted_20_Text">Количество ядер</text:p>
          </table:table-cell>
          <table:table-cell table:style-name="Таблица2.B2" office:value-type="string">
            <text:p text:style-name="Preformatted_20_Text">2</text:p>
          </table:table-cell>
        </table:table-row>
        <table:table-row>
          <table:table-cell table:style-name="Таблица2.A2" office:value-type="string">
            <text:p text:style-name="Preformatted_20_Text">Базовая частота </text:p>
          </table:table-cell>
          <table:table-cell table:style-name="Таблица2.B2" office:value-type="string">
            <text:p text:style-name="Preformatted_20_Text">2,5 ГГц</text:p>
          </table:table-cell>
        </table:table-row>
        <table:table-row>
          <table:table-cell table:style-name="Таблица2.A2" office:value-type="string">
            <text:p text:style-name="Preformatted_20_Text">Кэш-память</text:p>
          </table:table-cell>
          <table:table-cell table:style-name="Таблица2.B2" office:value-type="string">
            <text:p text:style-name="Preformatted_20_Text">3 Мб</text:p>
          </table:table-cell>
        </table:table-row>
        <table:table-row>
          <table:table-cell table:style-name="Таблица2.A2" office:value-type="string">
            <text:p text:style-name="Preformatted_20_Text">Макс. частота</text:p>
          </table:table-cell>
          <table:table-cell table:style-name="Таблица2.B2" office:value-type="string">
            <text:p text:style-name="Preformatted_20_Text">3,1 ГГц</text:p>
          </table:table-cell>
        </table:table-row>
        <table:table-row>
          <table:table-cell table:style-name="Таблица2.A2" office:value-type="string">
            <text:p text:style-name="Preformatted_20_Text">Компилятор </text:p>
          </table:table-cell>
          <table:table-cell table:style-name="Таблица2.B2" office:value-type="string">
            <text:p text:style-name="Preformatted_20_Text">G++ (64bit)</text:p>
          </table:table-cell>
        </table:table-row>
      </table:table>
      <text:p text:style-name="P29"/>
      <text:p text:style-name="P29"><text:s/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>
          <table:table-cell table:style-name="Таблица1.A1" table:number-rows-spanned="2" office:value-type="string">
            <text:p text:style-name="Preformatted_20_Text">Функция</text:p>
          </table:table-cell>
          <table:table-cell table:style-name="Таблица1.B1" table:number-columns-spanned="2" office:value-type="string">
            <text:p text:style-name="Preformatted_20_Text">Время работы, <text:span text:style-name="T46">н</text:span>с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reformatted_20_Text">Без оптимизации</text:p>
          </table:table-cell>
          <table:table-cell table:style-name="Таблица1.C2" office:value-type="string">
            <text:p text:style-name="Preformatted_20_Text">-<text:span text:style-name="T49">O2 оптимизация</text:span></text:p>
          </table:table-cell>
        </table:table-row>
        <table:table-row>
          <table:table-cell table:style-name="Таблица1.A6" office:value-type="string">
            <text:p text:style-name="Preformatted_20_Text">fl_cycle_no_gorner</text:p>
          </table:table-cell>
          <table:table-cell table:style-name="Таблица1.B3" office:value-type="string">
            <text:p text:style-name="Preformatted_20_Text">3<text:span text:style-name="T49">994</text:span></text:p>
          </table:table-cell>
          <table:table-cell table:style-name="Таблица1.C3" office:value-type="string">
            <text:p text:style-name="Preformatted_20_Text">3<text:span text:style-name="T48">319</text:span></text:p>
          </table:table-cell>
        </table:table-row>
        <table:table-row>
          <table:table-cell table:style-name="Таблица1.A6" office:value-type="string">
            <text:p text:style-name="Preformatted_20_Text">fl_no_cycle_no_gorner</text:p>
          </table:table-cell>
          <table:table-cell table:style-name="Таблица1.B4" office:value-type="string">
            <text:p text:style-name="Preformatted_20_Text">1117</text:p>
          </table:table-cell>
          <table:table-cell table:style-name="Таблица1.C4" office:value-type="string">
            <text:p text:style-name="Preformatted_20_Text">1091</text:p>
          </table:table-cell>
        </table:table-row>
        <table:table-row>
          <table:table-cell table:style-name="Таблица1.A6" office:value-type="string">
            <text:p text:style-name="Preformatted_20_Text">fl_cycle_gorner</text:p>
          </table:table-cell>
          <table:table-cell table:style-name="Таблица1.B5" office:value-type="string">
            <text:p text:style-name="Preformatted_20_Text">55</text:p>
          </table:table-cell>
          <table:table-cell table:style-name="Таблица1.C5" office:value-type="string">
            <text:p text:style-name="Preformatted_20_Text">20</text:p>
          </table:table-cell>
        </table:table-row>
        <table:table-row>
          <table:table-cell table:style-name="Таблица1.A6" office:value-type="string">
            <text:p text:style-name="Preformatted_20_Text">fl_no_cycle_gorner</text:p>
          </table:table-cell>
          <table:table-cell table:style-name="Таблица1.B6" office:value-type="string">
            <text:p text:style-name="Preformatted_20_Text">26</text:p>
          </table:table-cell>
          <table:table-cell table:style-name="Таблица1.C6" office:value-type="string">
            <text:p text:style-name="Preformatted_20_Text">1<text:span text:style-name="T48">4</text:span></text:p>
          </table:table-cell>
        </table:table-row>
        <table:table-row>
          <table:table-cell table:style-name="Таблица1.A7" office:value-type="string">
            <text:p text:style-name="Preformatted_20_Text"><text:span text:style-name="T47">tan</text:span> <text:span text:style-name="T2">(</text:span><text:span text:style-name="T7">math</text:span><text:span text:style-name="T2">)</text:span></text:p>
          </table:table-cell>
          <table:table-cell table:style-name="Таблица1.B7" office:value-type="string">
            <text:p text:style-name="Preformatted_20_Text">28</text:p>
          </table:table-cell>
          <table:table-cell table:style-name="Таблица1.C7" office:value-type="string">
            <text:p text:style-name="Preformatted_20_Text">26</text:p>
          </table:table-cell>
        </table:table-row>
      </table:table>
      <text:p text:style-name="отчет"/>
      <text:p text:style-name="отчет">Как можно видеть из результатов избавление от цикла и применение заранее вычисленных коэффициентов дает улучшение производительности <text:span text:style-name="T60">(</text:span>в <text:span text:style-name="T53">3,1 раза). </text:span></text:p>
      <text:p text:style-name="отчет">Самое же большое увеличение производительности <text:span text:style-name="T60">(</text:span>в <text:span text:style-name="T73">54</text:span> раз<text:span text:style-name="T73">а)</text:span> наблюдается когда мы убираем вычисление степени и переходим к схеме Горнера в которой используются только операции умножения и сложения.</text:p>
      <text:p text:style-name="P37">Для анализа различий цикловой и бесцикловой схемы Горнера требуется ассемблерный код этих функций <text:span text:style-name="T62">(-O2 оптимизация)</text:span>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отчет">fl_cycle_gorner</text:p>
          </table:table-cell>
          <table:table-cell table:style-name="Таблица3.B1" office:value-type="string">
            <text:p text:style-name="отчет"><text:span text:style-name="T54">fl_</text:span>no_cycle_gorner</text:p>
          </table:table-cell>
        </table:table-row>
        <table:table-row>
          <table:table-cell table:style-name="Таблица3.A2" office:value-type="string">
            <text:p text:style-name="P43">_lab1/main.cpp **** float fl_cycle_gorner(float x){</text:p>
            <text:p text:style-name="P43"><text:s text:c="2"/>43 <text:s text:c="13"/><text:tab/> .loc 2 102 0</text:p>
            <text:p text:style-name="P43"><text:s text:c="2"/>44 <text:s text:c="13"/><text:tab/> .cfi_startproc</text:p>
            <text:p text:style-name="P43"><text:s text:c="2"/>45 <text:s text:c="13"/><text:tab/>.LVL1:</text:p>
            <text:p text:style-name="P43"><text:s/>103:../vpv_lab1/main.cpp **** <text:s text:c="4"/>int n = LENGHT;</text:p>
            <text:p text:style-name="P43"><text:s text:c="2"/>47 0000 488B0500 <text:tab/> mov rax,QWORD PTR LENGHT@GOTPCREL[rip]</text:p>
            <text:p text:style-name="P43"><text:s/>102:../vpv_lab1/main.cpp **** <text:s text:c="4"/>int n = LENGHT;</text:p>
            <text:p text:style-name="P43"><text:s text:c="2"/>49 0007 0F28D0 <text:s text:c="2"/><text:tab/> movaps xmm2,xmm0</text:p>
            <text:p text:style-name="P43"><text:s/>104:../vpv_lab1/main.cpp **** <text:s text:c="4"/>float s = koef[n];</text:p>
            <text:p text:style-name="P43"><text:s text:c="2"/>51 000a 488B0D00 <text:tab/> mov rcx,QWORD PTR koef@GOTPCREL[rip]</text:p>
            <text:p text:style-name="P43"><text:s/>105:../vpv_lab1/main.cpp **** <text:s text:c="4"/>float q = x * x;</text:p>
            <text:p text:style-name="P43"><text:s text:c="2"/>53 0011 0F28CA <text:s text:c="2"/><text:tab/> movaps xmm1,xmm2</text:p>
            <text:p text:style-name="P43"><text:s/>103:../vpv_lab1/main.cpp **** <text:s text:c="4"/>float s = koef[n];</text:p>
            <text:p text:style-name="P43"><text:s text:c="2"/>55 0014 486310 <text:s text:c="2"/><text:tab/> movsx rdx,DWORD PTR [rax]</text:p>
            <text:p text:style-name="P43"><text:s text:c="2"/>57 0017 F30F59CA <text:tab/> mulss xmm1,xmm2</text:p>
            <text:p text:style-name="P43"><text:s/>103:../vpv_lab1/main.cpp **** <text:s text:c="4"/>float s = koef[n];</text:p>
            <text:p text:style-name="P43"><text:s text:c="2"/>59 001b 4889D0 <text:s text:c="2"/><text:tab/> mov rax,rdx</text:p>
            <text:p text:style-name="P43"><text:s text:c="2"/>60 <text:s text:c="13"/><text:tab/>.LVL2:</text:p>
            <text:p text:style-name="P43"><text:s/>104:../vpv_lab1/main.cpp **** <text:s text:c="4"/>float s = koef[n];</text:p>
            <text:p text:style-name="P43"><text:s text:c="2"/>62 001e F30F1004 <text:tab/> movss xmm0,DWORD PTR [rcx+rdx*4]</text:p>
            <text:p text:style-name="P43"><text:s text:c="2"/>63 <text:s text:c="13"/><text:tab/>.LVL3:</text:p>
            <text:p text:style-name="P43"><text:s text:c="2"/>64 <text:s text:c="13"/><text:tab/>.LBB203:</text:p>
            <text:p text:style-name="P43"><text:s/>106:../vpv_lab1/main.cpp **** <text:s text:c="4"/>for(int i = n-1; i &gt;= 1; i--){</text:p>
            <text:p text:style-name="P43"><text:s text:c="2"/>66 0023 83E801 <text:s text:c="2"/><text:tab/> sub eax,1</text:p>
            <text:p text:style-name="P43"><text:s text:c="2"/>67 <text:s text:c="13"/><text:tab/>.LVL4:</text:p>
            <text:p text:style-name="P43"><text:soft-page-break/><text:s text:c="2"/>68 0026 85C0 <text:s text:c="4"/><text:tab/> test eax,eax</text:p>
            <text:p text:style-name="P43"><text:s text:c="2"/>69 0028 7E17 <text:s text:c="4"/><text:tab/> jle .L3</text:p>
            <text:p text:style-name="P43"><text:s text:c="2"/>70 <text:s text:c="13"/><text:tab/>.LVL5:</text:p>
            <text:p text:style-name="P43"><text:s text:c="2"/>71 002a 660F1F44 <text:tab/> .p2align 4,,10</text:p>
            <text:p text:style-name="P43"><text:s text:c="2"/>72 <text:s text:c="13"/><text:tab/> .p2align 3</text:p>
            <text:p text:style-name="P43"><text:s text:c="2"/>73 <text:s text:c="13"/><text:tab/>.L4:</text:p>
            <text:p text:style-name="P43"><text:s/>107:../vpv_lab1/main.cpp **** <text:s text:c="8"/>s = koef[i] + q * s;</text:p>
            <text:p text:style-name="P43"><text:s text:c="2"/>74 <text:s text:c="13"/><text:tab/> .loc 2 107 0 discriminator 2</text:p>
            <text:p text:style-name="P43"><text:s text:c="2"/>75 0030 F30F59C1 <text:tab/> mulss xmm0,xmm1</text:p>
            <text:p text:style-name="P43"><text:s text:c="2"/>76 <text:s text:c="13"/><text:tab/>.LVL6:</text:p>
            <text:p text:style-name="P43"><text:s text:c="2"/>77 0034 4863D0 <text:s text:c="2"/><text:tab/> movsx rdx,eax</text:p>
            <text:p text:style-name="P43"><text:s/>106:../vpv_lab1/main.cpp **** <text:s text:c="4"/>for(int i = n-1; i &gt;= 1; i--){</text:p>
            <text:p text:style-name="P43"><text:s text:c="2"/>78 <text:s text:c="13"/><text:tab/> .loc 2 106 0 discriminator 2</text:p>
            <text:p text:style-name="P43"><text:s text:c="2"/>79 0037 83E801 <text:s text:c="2"/><text:tab/> sub eax,1</text:p>
            <text:p text:style-name="P43"><text:s text:c="2"/>80 <text:s text:c="13"/><text:tab/>.LVL7:</text:p>
            <text:p text:style-name="P43"><text:s text:c="2"/>81 <text:s text:c="13"/><text:tab/> .loc 2 107 0 discriminator 2</text:p>
            <text:p text:style-name="P43"><text:s text:c="2"/>82 003a F30F5804 <text:tab/> addss xmm0,DWORD PTR [rcx+rdx*4]</text:p>
            <text:p text:style-name="P43"><text:s text:c="2"/>83 <text:s text:c="13"/><text:tab/>.LVL8:</text:p>
            <text:p text:style-name="P43"><text:s/>106:../vpv_lab1/main.cpp **** <text:s text:c="4"/>for(int i = n-1; i &gt;= 1; i--){</text:p>
            <text:p text:style-name="P43"><text:s text:c="2"/>84 <text:s text:c="13"/><text:tab/> .loc 2 106 0 discriminator 2</text:p>
            <text:p text:style-name="P43"><text:s text:c="2"/>85 003f 75EF <text:s text:c="4"/><text:tab/> jne .L4</text:p>
            <text:p text:style-name="P43"><text:s text:c="2"/>86 <text:s text:c="13"/><text:tab/>.L3:</text:p>
            <text:p text:style-name="P43"><text:s text:c="2"/>87 <text:s text:c="13"/><text:tab/>.LVL9:</text:p>
            <text:p text:style-name="P43"><text:s text:c="2"/>88 <text:s text:c="13"/><text:tab/>.LBE203:</text:p>
            <text:p text:style-name="P43"><text:s/>108:../vpv_lab1/main.cpp **** <text:s text:c="4"/>}</text:p>
            <text:p text:style-name="P43"><text:s/>109:../vpv_lab1/main.cpp **** <text:s text:c="4"/>s = s * x;</text:p>
            <text:p text:style-name="P43"><text:s/>110:../vpv_lab1/main.cpp **** <text:s text:c="4"/>return s;</text:p>
            <text:p text:style-name="P43"><text:s text:c="2"/>90 0041 F30F59C2 <text:tab/> mulss xmm0,xmm2</text:p>
            <text:p text:style-name="P43"><text:s text:c="2"/>91 <text:s text:c="13"/><text:tab/>.LVL10:</text:p>
            <text:p text:style-name="P43"><text:s/>111:../vpv_lab1/main.cpp **** }</text:p>
          </table:table-cell>
          <table:table-cell table:style-name="Таблица3.B2" office:value-type="string">
            <text:p text:style-name="P43">:../vpv_lab1/main.cpp **** float fl_no_cycle_gorner(float x){</text:p>
            <text:p text:style-name="P43"><text:s/>110 <text:s text:c="16"/>.loc 2 114 0</text:p>
            <text:p text:style-name="P43"><text:s/>111 <text:s text:c="16"/>.cfi_startproc</text:p>
            <text:p text:style-name="P43"><text:s/>112 <text:s text:c="15"/>.LVL11:</text:p>
            <text:p text:style-name="P43"><text:s/>115:../vpv_lab1/main.cpp **** <text:s text:c="4"/>float q = x * x;</text:p>
            <text:p text:style-name="P43"><text:s/>113 <text:s text:c="16"/>.loc 2 115 0</text:p>
            <text:p text:style-name="P43"><text:s/>114 0050 0F28D0 <text:s text:c="4"/>movaps xmm2,xmm0</text:p>
            <text:p text:style-name="P43"><text:s/>116:../vpv_lab1/main.cpp **** <text:s text:c="4"/>float res = x*(koef[1]+q * (koef[2]+q *(koef[3]+q *(koef[4]+q *(koef[5]+q *(koef[6]+q *(koef[7]</text:p>
            <text:p text:style-name="P43"><text:s/>117:../vpv_lab1/main.cpp **** <text:s text:c="12"/>(koef[10]+q *(koef[11]+q *(koef[12]+q *(koef[13]+q *(koef[14]+q *(koef[15]+q *(koef[16]</text:p>
            <text:p text:style-name="P43"><text:s/>115 <text:s text:c="16"/>.loc 2 117 0</text:p>
            <text:p text:style-name="P43"><text:s/>116 0053 488B0500 <text:s text:c="2"/>mov rax,QWORD PTR koef@GOTPCREL[rip]</text:p>
            <text:p text:style-name="P43"><text:s/>116 <text:s text:c="5"/>000000</text:p>
            <text:p text:style-name="P43"><text:s/>115:../vpv_lab1/main.cpp **** <text:s text:c="4"/>float q = x * x;</text:p>
            <text:p text:style-name="P43"><text:s/>117 <text:s text:c="16"/>.loc 2 115 0</text:p>
            <text:p text:style-name="P43"><text:s/>118 005a F30F59D0 <text:s text:c="2"/>mulss xmm2,xmm0</text:p>
            <text:p text:style-name="P43"><text:s/>119 <text:s text:c="15"/>.LVL12:</text:p>
            <text:p text:style-name="P43"><text:s/>118:../vpv_lab1/main.cpp **** <text:s text:c="4"/>return res;</text:p>
            <text:p text:style-name="P43"><text:s/>120 <text:s text:c="16"/>.loc 2 118 0</text:p>
            <text:p text:style-name="P43"><text:s/>121 005e F30F1048 <text:s text:c="2"/>movss xmm1,DWORD PTR 68[rax]</text:p>
            <text:p text:style-name="P43"><text:s/>122 0063 F30F59CA <text:s text:c="2"/>mulss xmm1,xmm2</text:p>
            <text:p text:style-name="P43"><text:s/>124 0067 F30F5848 <text:s text:c="2"/>addss xmm1,DWORD PTR 64[rax]</text:p>
            <text:p text:style-name="P43"><text:s/>126 006c F30F59CA <text:s text:c="2"/>mulss xmm1,xmm2</text:p>
            <text:p text:style-name="P43"><text:s/>127 0070 F30F5848 <text:s text:c="2"/>addss xmm1,DWORD PTR 60[rax]</text:p>
            <text:p text:style-name="P43"><text:soft-page-break/><text:s/>128 0075 F30F59CA <text:s text:c="2"/>mulss xmm1,xmm2</text:p>
            <text:p text:style-name="P43"><text:s/>129 0079 F30F5848 <text:s text:c="2"/>addss xmm1,DWORD PTR 56[rax]</text:p>
            <text:p text:style-name="P43"><text:s/>130 007e F30F59CA <text:s text:c="2"/>mulss xmm1,xmm2</text:p>
            <text:p text:style-name="P43"><text:s/>131 0082 F30F5848 <text:s text:c="2"/>addss xmm1,DWORD PTR 52[rax]</text:p>
            <text:p text:style-name="P43"><text:s/>132 0087 F30F59CA <text:s text:c="2"/>mulss xmm1,xmm2</text:p>
            <text:p text:style-name="P43"><text:s/>133 008b F30F5848 <text:s text:c="2"/>addss xmm1,DWORD PTR 48[rax]</text:p>
            <text:p text:style-name="P43"><text:s/>134 0090 F30F59CA <text:s text:c="2"/>mulss xmm1,xmm2</text:p>
            <text:p text:style-name="P43"><text:s/>135 0094 F30F5848 <text:s text:c="2"/>addss xmm1,DWORD PTR 44[rax]</text:p>
            <text:p text:style-name="P43"><text:s/>136 0099 F30F59CA <text:s text:c="2"/>mulss xmm1,xmm2</text:p>
            <text:p text:style-name="P43"><text:s/>137 009d F30F5848 <text:s text:c="2"/>addss xmm1,DWORD PTR 40[rax]</text:p>
            <text:p text:style-name="P43"><text:s/>138 00a2 F30F59CA <text:s text:c="2"/>mulss xmm1,xmm2</text:p>
            <text:p text:style-name="P43"><text:s/>139 00a6 F30F5848 <text:s text:c="2"/>addss xmm1,DWORD PTR 36[rax]</text:p>
            <text:p text:style-name="P43"><text:s/>140 00ab F30F59CA <text:s text:c="2"/>mulss xmm1,xmm2</text:p>
            <text:p text:style-name="P43"><text:s/>141 00af F30F5848 <text:s text:c="2"/>addss xmm1,DWORD PTR 32[rax]</text:p>
            <text:p text:style-name="P43"><text:s/>142 00b4 F30F59CA <text:s text:c="2"/>mulss xmm1,xmm2</text:p>
            <text:p text:style-name="P43"><text:s/>143 00b8 F30F5848 <text:s text:c="2"/>addss xmm1,DWORD PTR 28[rax]</text:p>
            <text:p text:style-name="P43"><text:s/>144 00bd F30F59CA <text:s text:c="2"/>mulss xmm1,xmm2</text:p>
            <text:p text:style-name="P43"><text:s/>145 00c1 F30F5848 <text:s text:c="2"/>addss xmm1,DWORD PTR 24[rax]</text:p>
            <text:p text:style-name="P43"><text:s/>146 00c6 F30F59CA <text:s text:c="2"/>mulss xmm1,xmm2</text:p>
            <text:p text:style-name="P43"><text:s/>147 00ca F30F5848 <text:s text:c="2"/>addss xmm1,DWORD PTR 20[rax]</text:p>
            <text:p text:style-name="P43"><text:s/>148 00cf F30F59CA <text:s text:c="2"/>mulss xmm1,xmm2</text:p>
            <text:p text:style-name="P43"><text:s/>149 00d3 F30F5848 <text:s text:c="2"/>addss xmm1,DWORD PTR 16[rax]</text:p>
            <text:p text:style-name="P43"><text:s/>150 00d8 F30F59CA <text:s text:c="2"/>mulss xmm1,xmm2</text:p>
            <text:p text:style-name="P43"><text:s/>151 00dc F30F5848 <text:s text:c="2"/>addss xmm1,DWORD PTR 12[rax]</text:p>
            <text:p text:style-name="P43"><text:s/>152 00e1 F30F59CA <text:s text:c="2"/>mulss xmm1,xmm2</text:p>
            <text:p text:style-name="P43"><text:s/>153 00e5 F30F5848 <text:s text:c="2"/>addss xmm1,DWORD PTR 8[rax]</text:p>
            <text:p text:style-name="P43"><text:s/>154 00ea F30F59CA <text:s text:c="2"/>mulss xmm1,xmm2</text:p>
            <text:p text:style-name="P43"><text:s/>155 00ee F30F5848 <text:s text:c="2"/>addss xmm1,DWORD PTR 4[rax]</text:p>
            <text:p text:style-name="P43"><text:s/>156 00f3 F30F59C1 <text:s text:c="2"/>mulss xmm0,xmm1</text:p>
            <text:p text:style-name="P43"><text:s/>119:../vpv_lab1/main.cpp **** }</text:p>
          </table:table-cell>
        </table:table-row>
      </table:table>
      <text:p text:style-name="отчет"/>
      <text:p text:style-name="P36"><text:span text:style-name="T56">К</text:span><text:span text:style-name="T55">ак можно видеть из листинга, в цикловой схеме есть операции для организации цикла. </text:span><text:span text:style-name="T58">Которые отсутствуют в бесцикловой процедуре. </text:span><text:span text:style-name="T55">Этим можно объяснить </text:span><text:span text:style-name="T58">разницу в </text:span><text:span text:style-name="T55"><text:s/></text:span><text:span text:style-name="T58">быстродействии.</text:span></text:p>
      <text:p text:style-name="заголовок1">Разработка макросов обработки чисел с фиксированной точкой.</text:p>
      <text:p text:style-name="отчет">Перед тем, как начать измерения времени выполнения процедур с фиксированной точкой, необходимо определить порядок для типа с фиксированной точкой.</text:p>
      <text:p text:style-name="P31"><text:span text:style-name="T61">За основу был взят 32 битный тип – </text:span><text:span text:style-name="T29">uint32_t.</text:span><text:span text:style-name="T61"> Так как все числа в вычислениях положительные, и для целой части достаточно одной цифры, то был определен формат: </text:span></text:p>
      <text:p text:style-name="P30">Слева направо: <text:s/>4 бита – целая часть, 28 бит – <text:span text:style-name="T61">дробная.</text:span></text:p>
      <text:p text:style-name="P32">Операции, для которых необходимы макросы:</text:p>
      <text:list xml:id="list192017013207162" text:continue-numbering="true" text:style-name="List_20_1">
        <text:list-item>
          <text:p text:style-name="P48">перевод из плавающей в фиксированную точку</text:p>
        </text:list-item>
        <text:list-item>
          <text:p text:style-name="P48">умножение с фиксированной точкой</text:p>
        </text:list-item>
        <text:list-item>
          <text:p text:style-name="P49">перевод из фиксированной точки в плавающую</text:p>
          <text:p text:style-name="P49">(операция сложения остается неизменной)</text:p>
        </text:list-item>
      </text:list>
      <text:p text:style-name="P33">Макрос <text:span text:style-name="T61">перевод</text:span>а<text:span text:style-name="T61"> из плавающей в фиксированную точку</text:span></text:p>
      <text:p text:style-name="код"><text:span text:style-name="T30">#define</text:span><text:span text:style-name="T20"> </text:span><text:span text:style-name="T30">fix4_28</text:span><text:span text:style-name="T22">(</text:span>a<text:span text:style-name="T22">)</text:span><text:span text:style-name="T20"> </text:span><text:span text:style-name="T22">((</text:span>PFIX<text:span text:style-name="T22">)((</text:span>a<text:span text:style-name="T22">)</text:span><text:span text:style-name="T20"> </text:span><text:span text:style-name="T22">*</text:span><text:span text:style-name="T20"> </text:span><text:span text:style-name="T22">(</text:span><text:span text:style-name="T30">1LL</text:span><text:span text:style-name="T22">&lt;&lt;</text:span><text:span text:style-name="T30">28</text:span><text:span text:style-name="T22">)))</text:span></text:p>
      <text:p text:style-name="код"><text:span text:style-name="T22"/></text:p>
      <text:p text:style-name="P33">Макрос <text:span text:style-name="T61">умножени</text:span>я<text:span text:style-name="T61"> с фиксированной точкой</text:span></text:p>
      <text:p text:style-name="код"><text:soft-page-break/><text:span text:style-name="T30">#define</text:span><text:span text:style-name="T20"> </text:span><text:span text:style-name="T30">fix_to_float</text:span><text:span text:style-name="T22">(</text:span>a<text:span text:style-name="T22">)</text:span><text:span text:style-name="T20"> </text:span><text:span text:style-name="T22">((</text:span>a<text:span text:style-name="T22">)</text:span><text:span text:style-name="T20"> </text:span><text:span text:style-name="T22">/</text:span><text:span text:style-name="T20"> </text:span><text:span text:style-name="T22">(</text:span><text:span text:style-name="T19">double</text:span><text:span text:style-name="T22">)(</text:span><text:span text:style-name="T30">1LL</text:span><text:span text:style-name="T22">&lt;&lt;</text:span><text:span text:style-name="T30">28</text:span><text:span text:style-name="T22">))</text:span></text:p>
      <text:p text:style-name="код"><text:span text:style-name="T22"/></text:p>
      <text:p text:style-name="P33">Макрос перевода из фиксированной точки в плавающую</text:p>
      <text:p text:style-name="код"><text:span text:style-name="T30">#define</text:span><text:span text:style-name="T20"> </text:span><text:span text:style-name="T30">fix_mul</text:span><text:span text:style-name="T22">(</text:span>a<text:span text:style-name="T22">,</text:span><text:span text:style-name="T20"> </text:span>b<text:span text:style-name="T22">)</text:span><text:span text:style-name="T20"> </text:span><text:span text:style-name="T22">((</text:span>PFIX<text:span text:style-name="T22">)(((</text:span>int64_t<text:span text:style-name="T22">)(</text:span>a<text:span text:style-name="T22">)</text:span><text:span text:style-name="T20"> </text:span><text:span text:style-name="T22">*</text:span><text:span text:style-name="T20"> </text:span><text:span text:style-name="T22">(</text:span>b<text:span text:style-name="T22">))</text:span><text:span text:style-name="T20"> </text:span><text:span text:style-name="T22">&gt;&gt;</text:span><text:span text:style-name="T20"> </text:span><text:span text:style-name="T30">28</text:span><text:span text:style-name="T22">))</text:span></text:p>
      <text:p text:style-name="P32"/>
      <text:p text:style-name="P35">Для сравнения были сделаны функции со схемой Горнера, с использованием макросов: <text:span text:style-name="T23">fix_cycle_gorner, fix_no_cycle_gorner</text:span></text:p>
      <text:p text:style-name="P34">Замеры времени.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row>
          <table:table-cell table:style-name="Таблица4.A1" table:number-rows-spanned="2" office:value-type="string">
            <text:p text:style-name="P53">Функция</text:p>
          </table:table-cell>
          <table:table-cell table:style-name="Таблица4.B1" table:number-columns-spanned="2" office:value-type="string">
            <text:p text:style-name="P53">Время работы, <text:span text:style-name="T46">н</text:span>с</text:p>
          </table:table-cell>
          <table:covered-table-cell/>
        </table:table-row>
        <table:table-row>
          <table:covered-table-cell/>
          <table:table-cell table:style-name="Таблица4.B2" office:value-type="string">
            <text:p text:style-name="P53">Без оптимизации</text:p>
          </table:table-cell>
          <table:table-cell table:style-name="Таблица4.C2" office:value-type="string">
            <text:p text:style-name="P53">-<text:span text:style-name="T49">O2 оптимизация</text:span></text:p>
          </table:table-cell>
        </table:table-row>
        <table:table-row>
          <table:table-cell table:style-name="Таблица4.A6" office:value-type="string">
            <text:p text:style-name="P53"><text:span text:style-name="T22">fix_cycle_gorner</text:span></text:p>
          </table:table-cell>
          <table:table-cell table:style-name="Таблица4.B3" office:value-type="string">
            <text:p text:style-name="P54">49</text:p>
          </table:table-cell>
          <table:table-cell table:style-name="Таблица4.C3" office:value-type="string">
            <text:p text:style-name="P54">18</text:p>
          </table:table-cell>
        </table:table-row>
        <table:table-row>
          <table:table-cell table:style-name="Таблица4.A6" office:value-type="string">
            <text:p text:style-name="P53"><text:span text:style-name="T22">fix_no_cycle_gorner</text:span></text:p>
          </table:table-cell>
          <table:table-cell table:style-name="Таблица4.B4" office:value-type="string">
            <text:p text:style-name="P54">33</text:p>
          </table:table-cell>
          <table:table-cell table:style-name="Таблица4.C4" office:value-type="string">
            <text:p text:style-name="P54">14</text:p>
          </table:table-cell>
        </table:table-row>
        <table:table-row>
          <table:table-cell table:style-name="Таблица4.A6" office:value-type="string">
            <text:p text:style-name="P53">fl_cycle_gorner</text:p>
          </table:table-cell>
          <table:table-cell table:style-name="Таблица4.B5" office:value-type="string">
            <text:p text:style-name="P53">55</text:p>
          </table:table-cell>
          <table:table-cell table:style-name="Таблица4.C5" office:value-type="string">
            <text:p text:style-name="P53">20</text:p>
          </table:table-cell>
        </table:table-row>
        <table:table-row>
          <table:table-cell table:style-name="Таблица4.A6" office:value-type="string">
            <text:p text:style-name="P53">fl_no_cycle_gorner</text:p>
          </table:table-cell>
          <table:table-cell table:style-name="Таблица4.B6" office:value-type="string">
            <text:p text:style-name="P53">26</text:p>
          </table:table-cell>
          <table:table-cell table:style-name="Таблица4.C6" office:value-type="string">
            <text:p text:style-name="P53">1<text:span text:style-name="T48">4</text:span></text:p>
          </table:table-cell>
        </table:table-row>
        <table:table-row>
          <table:table-cell table:style-name="Таблица4.A7" office:value-type="string">
            <text:p text:style-name="P53"><text:span text:style-name="T47">tan</text:span> <text:span text:style-name="T2">(</text:span><text:span text:style-name="T7">math</text:span><text:span text:style-name="T2">)</text:span></text:p>
          </table:table-cell>
          <table:table-cell table:style-name="Таблица4.B7" office:value-type="string">
            <text:p text:style-name="P53">28</text:p>
          </table:table-cell>
          <table:table-cell table:style-name="Таблица4.C7" office:value-type="string">
            <text:p text:style-name="P53">26</text:p>
          </table:table-cell>
        </table:table-row>
      </table:table>
      <text:p text:style-name="P13"/>
      <text:p text:style-name="P38">Как ви<text:span text:style-name="T63">дно из таблицы, в оптимизированном варианте цикловая схема Горнера с фиксированной точкой работает немного быстрее чем та же схема но с плавающей точкой. А <text:s/>бесцикловые варианты не отличаются быстродействием.</text:span></text:p>
      <text:p text:style-name="заголовок1">Таблично-алгоритмическая реализация.</text:p>
      <text:p text:style-name="отчет">Для начала <text:span text:style-name="T64">напишем функцию генерации таблицы. Ее размер зависит от числа бит выделенных под адрес. </text:span></text:p>
      <text:p text:style-name="код"><text:span text:style-name="T19">const</text:span><text:span text:style-name="T20"> </text:span><text:span text:style-name="T19">int</text:span><text:span text:style-name="T20"> </text:span><text:span text:style-name="T19">k</text:span><text:span text:style-name="T20"> </text:span><text:span text:style-name="T22">=</text:span><text:span text:style-name="T20"> </text:span><text:span text:style-name="T30">12</text:span><text:span text:style-name="T22">;</text:span><text:span text:style-name="T20"> <text:s text:c="3"/></text:span><text:span text:style-name="T31">//бит</text:span><text:span text:style-name="T20"> </text:span><text:span text:style-name="T31">адреса</text:span><text:span text:style-name="T20"> </text:span></text:p>
      <text:p text:style-name="код"><text:span text:style-name="T19">int</text:span><text:span text:style-name="T20"> </text:span>table_count<text:span text:style-name="T20"> </text:span><text:span text:style-name="T22">=</text:span><text:span text:style-name="T20"> </text:span><text:span text:style-name="T30">1</text:span><text:span text:style-name="T20"> </text:span><text:span text:style-name="T22">&lt;&lt;</text:span><text:span text:style-name="T20"> </text:span>k<text:span text:style-name="T22">;</text:span><text:span text:style-name="T20"> </text:span><text:span text:style-name="T31">//</text:span><text:span text:style-name="T20"> </text:span><text:span text:style-name="T31">размер</text:span><text:span text:style-name="T20"> </text:span><text:span text:style-name="T31">таблицы</text:span></text:p>
      <text:p text:style-name="код"><text:span text:style-name="T19">float</text:span><text:span text:style-name="T20"> </text:span><text:span text:style-name="T22">**</text:span>table<text:span text:style-name="T20"> </text:span><text:span text:style-name="T22">=</text:span><text:span text:style-name="T20"> </text:span><text:span text:style-name="T19">new</text:span><text:span text:style-name="T20"> </text:span><text:span text:style-name="T19">float</text:span><text:span text:style-name="T22">*[</text:span>table_count<text:span text:style-name="T22">];</text:span></text:p>
      <text:p text:style-name="код"><text:span text:style-name="T19"/></text:p>
      <text:p text:style-name="код"><text:span text:style-name="T19">void</text:span><text:span text:style-name="T20"> </text:span><text:span text:style-name="T22">prepare_table()</text:span><text:span text:style-name="T20"> </text:span><text:span text:style-name="T22">{</text:span></text:p>
      <text:p text:style-name="код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0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table_count<text:span text:style-name="T22">;</text:span><text:span text:style-name="T20"> </text:span><text:span text:style-name="T22">i++){</text:span></text:p>
      <text:p text:style-name="код"><text:span text:style-name="T20"><text:s text:c="8"/></text:span>table<text:span text:style-name="T22">[i]</text:span><text:span text:style-name="T20"> </text:span><text:span text:style-name="T22">=</text:span><text:span text:style-name="T20"> </text:span><text:span text:style-name="T19">new</text:span><text:span text:style-name="T20"> </text:span><text:span text:style-name="T19">float</text:span><text:span text:style-name="T22">[</text:span><text:span text:style-name="T30">3</text:span><text:span text:style-name="T22">];</text:span></text:p>
      <text:p text:style-name="код"><text:span text:style-name="T20"><text:s text:c="8"/></text:span><text:span text:style-name="T19">float</text:span><text:span text:style-name="T20"> </text:span><text:span text:style-name="T22">x</text:span><text:span text:style-name="T20"> </text:span><text:span text:style-name="T22">=</text:span><text:span text:style-name="T20"> </text:span><text:span text:style-name="T22">(</text:span><text:span text:style-name="T19">float</text:span><text:span text:style-name="T22">)i</text:span><text:span text:style-name="T20"> </text:span><text:span text:style-name="T22">/</text:span><text:span text:style-name="T20"> </text:span>table_count<text:span text:style-name="T22">;</text:span></text:p>
      <text:p text:style-name="код"><text:span text:style-name="T20"><text:s text:c="8"/></text:span>table<text:span text:style-name="T22">[i][</text:span><text:span text:style-name="T30">0</text:span><text:span text:style-name="T22">]</text:span><text:span text:style-name="T20"> </text:span><text:span text:style-name="T22">=</text:span><text:span text:style-name="T20"> </text:span><text:span text:style-name="T22">tan(x);</text:span></text:p>
      <text:p text:style-name="код"><text:span text:style-name="T20"><text:s text:c="8"/></text:span>table<text:span text:style-name="T22">[i][</text:span><text:span text:style-name="T30">1</text:span><text:span text:style-name="T22">]</text:span><text:span text:style-name="T20"> </text:span><text:span text:style-name="T22">=</text:span><text:span text:style-name="T20"> </text:span><text:span text:style-name="T22">(</text:span><text:span text:style-name="T19">float</text:span><text:span text:style-name="T22">)</text:span><text:span text:style-name="T30">1</text:span><text:span text:style-name="T20"> </text:span><text:span text:style-name="T22">/</text:span><text:span text:style-name="T20"> </text:span><text:span text:style-name="T22">pow(cos(x),</text:span><text:span text:style-name="T20"> </text:span><text:span text:style-name="T30">2</text:span><text:span text:style-name="T22">);</text:span></text:p>
      <text:p text:style-name="код"><text:span text:style-name="T20"><text:s text:c="8"/></text:span>table<text:span text:style-name="T22">[i][</text:span><text:span text:style-name="T30">2</text:span><text:span text:style-name="T22">]</text:span><text:span text:style-name="T20"> </text:span><text:span text:style-name="T22">=</text:span><text:span text:style-name="T20"> </text:span><text:span text:style-name="T30">2</text:span><text:span text:style-name="T20"> </text:span><text:span text:style-name="T22">*</text:span><text:span text:style-name="T20"> </text:span><text:span text:style-name="T22">tan(x)</text:span><text:span text:style-name="T20"> </text:span><text:span text:style-name="T22">/</text:span><text:span text:style-name="T20"> </text:span><text:span text:style-name="T22">pow(cos(x),</text:span><text:span text:style-name="T20"> </text:span><text:span text:style-name="T30">2</text:span><text:span text:style-name="T22">)</text:span><text:span text:style-name="T20"> </text:span><text:span text:style-name="T22">/</text:span><text:span text:style-name="T20"> </text:span><text:span text:style-name="T30">2</text:span><text:span text:style-name="T22">;</text:span></text:p>
      <text:p text:style-name="код"><text:span text:style-name="T20"><text:s text:c="4"/></text:span><text:span text:style-name="T22">}</text:span></text:p>
      <text:p text:style-name="код"><text:span text:style-name="T20"><text:s text:c="4"/></text:span><text:span text:style-name="T19">return</text:span><text:span text:style-name="T22">;</text:span></text:p>
      <text:p text:style-name="код">}</text:p>
      <text:p text:style-name="отчет"/>
      <text:p text:style-name="код"><text:span text:style-name="T19">float</text:span><text:span text:style-name="T20"> </text:span><text:span text:style-name="T22">table_method(</text:span><text:span text:style-name="T19">float</text:span><text:span text:style-name="T20"> </text:span><text:span text:style-name="T22">x)</text:span><text:span text:style-name="T20"> </text:span><text:span text:style-name="T22">{</text:span></text:p>
      <text:p text:style-name="код"><text:span text:style-name="T20"><text:s text:c="4"/></text:span><text:span text:style-name="T19">int</text:span><text:span text:style-name="T20"> </text:span><text:span text:style-name="T22">a</text:span><text:span text:style-name="T20"> </text:span><text:span text:style-name="T22">=</text:span><text:span text:style-name="T20"> </text:span><text:span text:style-name="T22">x</text:span><text:span text:style-name="T20"> </text:span><text:span text:style-name="T22">*</text:span><text:span text:style-name="T20"> </text:span>table_count<text:span text:style-name="T22">;</text:span><text:span text:style-name="T31">//</text:span><text:span text:style-name="T20"> </text:span><text:span text:style-name="T31">старшие</text:span><text:span text:style-name="T20"> </text:span><text:span text:style-name="T31">k</text:span><text:span text:style-name="T20"> </text:span><text:span text:style-name="T31">бит</text:span></text:p>
      <text:p text:style-name="код"><text:span text:style-name="T20"><text:s text:c="4"/></text:span><text:span text:style-name="T19">float</text:span><text:span text:style-name="T20"> </text:span><text:span text:style-name="T22">h</text:span><text:span text:style-name="T20"> </text:span><text:span text:style-name="T22">=</text:span><text:span text:style-name="T20"> </text:span><text:span text:style-name="T22">(x</text:span><text:span text:style-name="T20"> </text:span><text:span text:style-name="T22">*</text:span><text:span text:style-name="T20"> </text:span>table_count<text:span text:style-name="T20"> </text:span><text:span text:style-name="T22">-</text:span><text:span text:style-name="T20"> </text:span><text:span text:style-name="T22">a)</text:span><text:span text:style-name="T20"> </text:span><text:span text:style-name="T22">/</text:span><text:span text:style-name="T20"> </text:span>table_count<text:span text:style-name="T22">;// </text:span><text:span text:style-name="T24">младшие n-k бит</text:span></text:p>
      <text:p text:style-name="код"><text:span text:style-name="T20"><text:s text:c="4"/></text:span><text:span text:style-name="T19">float</text:span><text:span text:style-name="T20"> </text:span><text:span text:style-name="T22">b0</text:span><text:span text:style-name="T20"> </text:span><text:span text:style-name="T22">=</text:span><text:span text:style-name="T20"> </text:span>table<text:span text:style-name="T22">[a][</text:span><text:span text:style-name="T30">0</text:span><text:span text:style-name="T22">];</text:span></text:p>
      <text:p text:style-name="код"><text:span text:style-name="T20"><text:s text:c="4"/></text:span><text:span text:style-name="T19">float</text:span><text:span text:style-name="T20"> </text:span><text:span text:style-name="T22">b1</text:span><text:span text:style-name="T20"> </text:span><text:span text:style-name="T22">=</text:span><text:span text:style-name="T20"> </text:span>table<text:span text:style-name="T22">[a][</text:span><text:span text:style-name="T30">1</text:span><text:span text:style-name="T22">];</text:span></text:p>
      <text:p text:style-name="код"><text:span text:style-name="T20"><text:s text:c="4"/></text:span><text:span text:style-name="T19">float</text:span><text:span text:style-name="T20"> </text:span><text:span text:style-name="T22">res</text:span><text:span text:style-name="T20"> </text:span><text:span text:style-name="T22">=</text:span><text:span text:style-name="T20"> </text:span><text:span text:style-name="T22">b0</text:span><text:span text:style-name="T20"> </text:span><text:span text:style-name="T22">+</text:span><text:span text:style-name="T20"> </text:span><text:span text:style-name="T22">b1*h;</text:span></text:p>
      <text:p text:style-name="код"><text:soft-page-break/><text:span text:style-name="T20"><text:s text:c="4"/></text:span><text:span text:style-name="T19">return</text:span><text:span text:style-name="T20"> </text:span><text:span text:style-name="T22">res;</text:span></text:p>
      <text:p text:style-name="код">}</text:p>
      <text:p text:style-name="P39">Путем подбора размера таблицы добьемся, чтобы при расчетной формуле <text:span text:style-name="T23">res</text:span><text:span text:style-name="T21"> </text:span><text:span text:style-name="T23">=</text:span><text:span text:style-name="T21"> </text:span><text:span text:style-name="T23">b0</text:span><text:span text:style-name="T21"> </text:span><text:span text:style-name="T23">+</text:span><text:span text:style-name="T21"> </text:span><text:span text:style-name="T23">b1*h; </text:span><text:span text:style-name="T25">результат удовлетворял погрешности. </text:span></text:p>
      <text:p text:style-name="P39"><text:span text:style-name="T25">Это число – </text:span><text:span text:style-name="T26">4096. При нем достигается минимальное количество членов ряда и максимально быстродействие. </text:span></text:p>
      <text:p text:style-name="P40"><text:span text:style-name="T25">Замер времени.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row>
          <table:table-cell table:style-name="Таблица5.A1" table:number-rows-spanned="2" office:value-type="string">
            <text:p text:style-name="P56">Функция</text:p>
          </table:table-cell>
          <table:table-cell table:style-name="Таблица5.B1" table:number-columns-spanned="2" office:value-type="string">
            <text:p text:style-name="P56">Время работы, <text:span text:style-name="T46">н</text:span>с</text:p>
          </table:table-cell>
          <table:covered-table-cell/>
        </table:table-row>
        <table:table-row>
          <table:covered-table-cell/>
          <table:table-cell table:style-name="Таблица5.B2" office:value-type="string">
            <text:p text:style-name="P56">Без оптимизации</text:p>
          </table:table-cell>
          <table:table-cell table:style-name="Таблица5.C2" office:value-type="string">
            <text:p text:style-name="P56">-<text:span text:style-name="T49">O2 оптимизация</text:span></text:p>
          </table:table-cell>
        </table:table-row>
        <table:table-row>
          <table:table-cell table:style-name="Таблица5.A3" office:value-type="string">
            <text:p text:style-name="P56"><text:span text:style-name="T22">fix_</text:span><text:span text:style-name="T27">no_</text:span><text:span text:style-name="T22">cycle_gorner</text:span></text:p>
          </table:table-cell>
          <table:table-cell table:style-name="Таблица5.B3" office:value-type="string">
            <text:p text:style-name="P55">49</text:p>
          </table:table-cell>
          <table:table-cell table:style-name="Таблица5.C3" office:value-type="string">
            <text:p text:style-name="P55">1<text:span text:style-name="T65">4</text:span></text:p>
          </table:table-cell>
        </table:table-row>
        <table:table-row>
          <table:table-cell table:style-name="Таблица5.A4" office:value-type="string">
            <text:p text:style-name="P56"><text:span text:style-name="T22">table_method</text:span></text:p>
          </table:table-cell>
          <table:table-cell table:style-name="Таблица5.B4" office:value-type="string">
            <text:p text:style-name="P57">9</text:p>
          </table:table-cell>
          <table:table-cell table:style-name="Таблица5.C4" office:value-type="string">
            <text:p text:style-name="P57">3.4</text:p>
          </table:table-cell>
        </table:table-row>
        <table:table-row>
          <table:table-cell table:style-name="Таблица5.A5" office:value-type="string">
            <text:p text:style-name="P56"><text:span text:style-name="T47">tan</text:span> <text:span text:style-name="T2">(</text:span><text:span text:style-name="T7">math</text:span><text:span text:style-name="T2">)</text:span></text:p>
          </table:table-cell>
          <table:table-cell table:style-name="Таблица5.B5" office:value-type="string">
            <text:p text:style-name="P56">28</text:p>
          </table:table-cell>
          <table:table-cell table:style-name="Таблица5.C5" office:value-type="string">
            <text:p text:style-name="P56">26</text:p>
          </table:table-cell>
        </table:table-row>
      </table:table>
      <text:p text:style-name="P14"/>
      <text:p text:style-name="отчет">Из таблицы можно увидеть что данный метод увеличивает скорость <text:span text:style-name="T65">вычисления</text:span> <text:span text:style-name="T65">в </text:span>4,1 <text:span text:style-name="T65">раза</text:span> <text:span text:style-name="T65">по сравнению с предыдущим и в 7.6 раза производительнее стандартной функции. Но при этом существенно увеличивается расход памяти на хранение таблицы.</text:span> </text:p>
      <text:p text:style-name="P25">Выводы.</text:p>
      <text:p text:style-name="P41">Составим полную таблицу замеров времени всех реализаций. 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>
          <table:table-cell table:style-name="Таблица6.A1" table:number-rows-spanned="2" office:value-type="string">
            <text:p text:style-name="P59">Функция</text:p>
          </table:table-cell>
          <table:table-cell table:style-name="Таблица6.B1" table:number-columns-spanned="2" office:value-type="string">
            <text:p text:style-name="P59">Время работы, <text:span text:style-name="T46">н</text:span>с</text:p>
          </table:table-cell>
          <table:covered-table-cell/>
        </table:table-row>
        <table:table-row>
          <table:covered-table-cell/>
          <table:table-cell table:style-name="Таблица6.B2" office:value-type="string">
            <text:p text:style-name="P59">Без оптимизации</text:p>
          </table:table-cell>
          <table:table-cell table:style-name="Таблица6.C2" office:value-type="string">
            <text:p text:style-name="P59">-<text:span text:style-name="T49">O2 оптимизация</text:span></text:p>
          </table:table-cell>
        </table:table-row>
        <table:table-row>
          <table:table-cell table:style-name="Таблица6.A7" office:value-type="string">
            <text:p text:style-name="Preformatted_20_Text">fl_cycle_no_gorner</text:p>
          </table:table-cell>
          <table:table-cell table:style-name="Таблица6.B7" office:value-type="string">
            <text:p text:style-name="Preformatted_20_Text">3<text:span text:style-name="T49">994</text:span></text:p>
          </table:table-cell>
          <table:table-cell table:style-name="Таблица6.C7" office:value-type="string">
            <text:p text:style-name="Preformatted_20_Text">3<text:span text:style-name="T48">319</text:span></text:p>
          </table:table-cell>
        </table:table-row>
        <table:table-row>
          <table:table-cell table:style-name="Таблица6.A7" office:value-type="string">
            <text:p text:style-name="Preformatted_20_Text">fl_no_cycle_no_gorner</text:p>
          </table:table-cell>
          <table:table-cell table:style-name="Таблица6.B7" office:value-type="string">
            <text:p text:style-name="Preformatted_20_Text">1117</text:p>
          </table:table-cell>
          <table:table-cell table:style-name="Таблица6.C7" office:value-type="string">
            <text:p text:style-name="Preformatted_20_Text">1091</text:p>
          </table:table-cell>
        </table:table-row>
        <table:table-row>
          <table:table-cell table:style-name="Таблица6.A7" office:value-type="string">
            <text:p text:style-name="P53">fl_cycle_gorner</text:p>
          </table:table-cell>
          <table:table-cell table:style-name="Таблица6.B7" office:value-type="string">
            <text:p text:style-name="P53">55</text:p>
          </table:table-cell>
          <table:table-cell table:style-name="Таблица6.C7" office:value-type="string">
            <text:p text:style-name="P53">20</text:p>
          </table:table-cell>
        </table:table-row>
        <table:table-row>
          <table:table-cell table:style-name="Таблица6.A7" office:value-type="string">
            <text:p text:style-name="P53">fl_no_cycle_gorner</text:p>
          </table:table-cell>
          <table:table-cell table:style-name="Таблица6.B7" office:value-type="string">
            <text:p text:style-name="P53">26</text:p>
          </table:table-cell>
          <table:table-cell table:style-name="Таблица6.C7" office:value-type="string">
            <text:p text:style-name="P53">1<text:span text:style-name="T48">4</text:span></text:p>
          </table:table-cell>
        </table:table-row>
        <table:table-row>
          <table:table-cell table:style-name="Таблица6.A7" office:value-type="string">
            <text:p text:style-name="P53"><text:span text:style-name="T22">fix_cycle_gorner</text:span></text:p>
          </table:table-cell>
          <table:table-cell table:style-name="Таблица6.B7" office:value-type="string">
            <text:p text:style-name="P54">49</text:p>
          </table:table-cell>
          <table:table-cell table:style-name="Таблица6.C7" office:value-type="string">
            <text:p text:style-name="P54">18</text:p>
          </table:table-cell>
        </table:table-row>
        <table:table-row>
          <table:table-cell table:style-name="Таблица6.A8" office:value-type="string">
            <text:p text:style-name="P53"><text:span text:style-name="T22">fix_no_cycle_gorner</text:span></text:p>
          </table:table-cell>
          <table:table-cell table:style-name="Таблица6.B8" office:value-type="string">
            <text:p text:style-name="P54">33</text:p>
          </table:table-cell>
          <table:table-cell table:style-name="Таблица6.C8" office:value-type="string">
            <text:p text:style-name="P54">14</text:p>
          </table:table-cell>
        </table:table-row>
        <table:table-row>
          <table:table-cell table:style-name="Таблица6.A9" office:value-type="string">
            <text:p text:style-name="P59"><text:span text:style-name="T22">table_method</text:span></text:p>
          </table:table-cell>
          <table:table-cell table:style-name="Таблица6.B9" office:value-type="string">
            <text:p text:style-name="P58">9</text:p>
          </table:table-cell>
          <table:table-cell table:style-name="Таблица6.C9" office:value-type="string">
            <text:p text:style-name="P58">3.4</text:p>
          </table:table-cell>
        </table:table-row>
        <table:table-row>
          <table:table-cell table:style-name="Таблица6.A10" office:value-type="string">
            <text:p text:style-name="P59"><text:span text:style-name="T47">tan</text:span> <text:span text:style-name="T2">(</text:span><text:span text:style-name="T7">math</text:span><text:span text:style-name="T2">)</text:span></text:p>
          </table:table-cell>
          <table:table-cell table:style-name="Таблица6.B10" office:value-type="string">
            <text:p text:style-name="P59">28</text:p>
          </table:table-cell>
          <table:table-cell table:style-name="Таблица6.C10" office:value-type="string">
            <text:p text:style-name="P59">26</text:p>
          </table:table-cell>
        </table:table-row>
      </table:table>
      <text:p text:style-name="P41"/>
      <text:p text:style-name="P41">Проанализировав таблицу получим, <text:span text:style-name="T66">что наибольший прирост в скорости дают: схема Горнера и таблично-алгоритмический методы.</text:span></text:p>
      <text:p text:style-name="P42">Уже начиная с третьей реализации мы обыгрываем в производительности стандартную функцию из библиотеке <text:span text:style-name="T12">math </text:span><text:span text:style-name="T55">и в самом конце разрыв увеличивается в 7.4 раза. Это преимущество может сильно увеличить скорость работы приложений использующих функцию тангенса в определенном диапазоне и не </text:span><text:span text:style-name="T59">требующих максимальной точности.</text:span></text:p>
      <text:p text:style-name="P42"><text:span text:style-name="T59"/></text:p>
      <text:p text:style-name="P42"><text:span text:style-name="T59"/></text:p>
      <text:p text:style-name="P42"><text:span text:style-name="T59"/></text:p>
      <text:p text:style-name="заголовок1"><text:soft-page-break/>И<text:span text:style-name="T74">сходный код</text:span></text:p>
      <text:p text:style-name="P44"><text:span text:style-name="T31">//</text:span><text:span text:style-name="T20"> </text:span><text:span text:style-name="T31">vpv_lab1.cpp:</text:span><text:span text:style-name="T20"> </text:span><text:span text:style-name="T31">определяет</text:span><text:span text:style-name="T20"> </text:span><text:span text:style-name="T31">точку</text:span><text:span text:style-name="T20"> </text:span><text:span text:style-name="T31">входа</text:span><text:span text:style-name="T20"> </text:span><text:span text:style-name="T31">для</text:span><text:span text:style-name="T20"> </text:span><text:span text:style-name="T31">консольного</text:span><text:span text:style-name="T20"> </text:span><text:span text:style-name="T31">приложения.</text:span></text:p>
      <text:p text:style-name="P44">//</text:p>
      <text:p text:style-name="P44"><text:span text:style-name="T30">#include</text:span><text:span text:style-name="T20"> </text:span><text:span text:style-name="T31">&lt;stdio.h&gt;</text:span></text:p>
      <text:p text:style-name="P44"><text:span text:style-name="T30">#include</text:span><text:span text:style-name="T20"> </text:span><text:span text:style-name="T31">&lt;iostream&gt;</text:span></text:p>
      <text:p text:style-name="P44"><text:span text:style-name="T30">#include</text:span><text:span text:style-name="T20"> </text:span><text:span text:style-name="T31">&lt;cmath&gt;</text:span></text:p>
      <text:p text:style-name="P44"><text:span text:style-name="T30">#include</text:span><text:span text:style-name="T20"> </text:span><text:span text:style-name="T31">&lt;time.h&gt;</text:span></text:p>
      <text:p text:style-name="P44">//-----------------------------------------------------------------</text:p>
      <text:p text:style-name="P44"><text:span text:style-name="T31">//МАКРОСЫ</text:span><text:span text:style-name="T20"> </text:span><text:span text:style-name="T31">ФИКС</text:span><text:span text:style-name="T20"> </text:span><text:span text:style-name="T31">ЗАПЯТОЙ</text:span></text:p>
      <text:p text:style-name="P44"><text:span text:style-name="T31">//</text:span><text:span text:style-name="T20"> </text:span><text:span text:style-name="T31">формат:</text:span><text:span text:style-name="T20"> </text:span><text:span text:style-name="T31">4</text:span><text:span text:style-name="T20"> </text:span><text:span text:style-name="T31">бита</text:span><text:span text:style-name="T20"> </text:span><text:span text:style-name="T31">-</text:span><text:span text:style-name="T20"> </text:span><text:span text:style-name="T31">целое,</text:span><text:span text:style-name="T20"> </text:span><text:span text:style-name="T31">28</text:span><text:span text:style-name="T20"> </text:span><text:span text:style-name="T31">бит</text:span><text:span text:style-name="T20"> </text:span><text:span text:style-name="T31">-</text:span><text:span text:style-name="T20"> </text:span><text:span text:style-name="T31">после</text:span><text:span text:style-name="T20"> </text:span><text:span text:style-name="T31">запятой;</text:span><text:span text:style-name="T20"> </text:span><text:span text:style-name="T31">2^28=268435456</text:span></text:p>
      <text:p text:style-name="P44"><text:span text:style-name="T31">//</text:span><text:span text:style-name="T20"> </text:span><text:span text:style-name="T31">макс=15.999999996</text:span></text:p>
      <text:p text:style-name="P44"><text:span text:style-name="T19">typedef</text:span><text:span text:style-name="T20"> </text:span><text:span text:style-name="T28">uint32_t</text:span><text:span text:style-name="T20"> </text:span><text:span text:style-name="T28">PFIX</text:span><text:span text:style-name="T22">;</text:span></text:p>
      <text:p text:style-name="P44"><text:span text:style-name="T30">#define</text:span><text:span text:style-name="T20"> </text:span><text:span text:style-name="T30">fix4_28</text:span><text:span text:style-name="T22">(</text:span>a<text:span text:style-name="T22">)</text:span><text:span text:style-name="T20"> </text:span><text:span text:style-name="T22">((</text:span>PFIX<text:span text:style-name="T22">)((</text:span>a<text:span text:style-name="T22">)</text:span><text:span text:style-name="T20"> </text:span><text:span text:style-name="T22">*</text:span><text:span text:style-name="T20"> </text:span><text:span text:style-name="T22">(</text:span><text:span text:style-name="T30">1LL</text:span><text:span text:style-name="T22">&lt;&lt;</text:span><text:span text:style-name="T30">28</text:span><text:span text:style-name="T22">)))</text:span></text:p>
      <text:p text:style-name="P44"><text:span text:style-name="T30">#define</text:span><text:span text:style-name="T20"> </text:span><text:span text:style-name="T30">fix_to_float</text:span><text:span text:style-name="T22">(</text:span>a<text:span text:style-name="T22">)</text:span><text:span text:style-name="T20"> </text:span><text:span text:style-name="T22">((</text:span>a<text:span text:style-name="T22">)</text:span><text:span text:style-name="T20"> </text:span><text:span text:style-name="T22">/</text:span><text:span text:style-name="T20"> </text:span><text:span text:style-name="T22">(</text:span><text:span text:style-name="T19">double</text:span><text:span text:style-name="T22">)(</text:span><text:span text:style-name="T30">1LL</text:span><text:span text:style-name="T22">&lt;&lt;</text:span><text:span text:style-name="T30">28</text:span><text:span text:style-name="T22">))</text:span></text:p>
      <text:p text:style-name="P44"><text:span text:style-name="T30">#define</text:span><text:span text:style-name="T20"> </text:span><text:span text:style-name="T30">fix_mul</text:span><text:span text:style-name="T22">(</text:span>a<text:span text:style-name="T22">,</text:span><text:span text:style-name="T20"> </text:span>b<text:span text:style-name="T22">)</text:span><text:span text:style-name="T20"> </text:span><text:span text:style-name="T22">((</text:span>PFIX<text:span text:style-name="T22">)(((</text:span>int64_t<text:span text:style-name="T22">)(</text:span>a<text:span text:style-name="T22">)</text:span><text:span text:style-name="T20"> </text:span><text:span text:style-name="T22">*</text:span><text:span text:style-name="T20"> </text:span><text:span text:style-name="T22">(</text:span>b<text:span text:style-name="T22">))</text:span><text:span text:style-name="T20"> </text:span><text:span text:style-name="T22">&gt;&gt;</text:span><text:span text:style-name="T20"> </text:span><text:span text:style-name="T30">28</text:span><text:span text:style-name="T22">))</text:span></text:p>
      <text:p text:style-name="P44"><text:span text:style-name="T30">#define</text:span><text:span text:style-name="T20"> </text:span><text:span text:style-name="T30">fix_div</text:span><text:span text:style-name="T22">(</text:span>a<text:span text:style-name="T22">,</text:span><text:span text:style-name="T20"> </text:span>b<text:span text:style-name="T22">)</text:span><text:span text:style-name="T20"> </text:span><text:span text:style-name="T22">((</text:span>PFIX<text:span text:style-name="T22">)(((</text:span>int64_t<text:span text:style-name="T22">)(</text:span>a<text:span text:style-name="T22">)</text:span><text:span text:style-name="T20"> </text:span><text:span text:style-name="T22">&lt;&lt;</text:span><text:span text:style-name="T20"> </text:span><text:span text:style-name="T30">28</text:span><text:span text:style-name="T22">)</text:span><text:span text:style-name="T20"> </text:span><text:span text:style-name="T22">/</text:span><text:span text:style-name="T20"> </text:span><text:span text:style-name="T22">(</text:span>b<text:span text:style-name="T22">)))</text:span></text:p>
      <text:p text:style-name="P44">//-----------------------------------------------------------------</text:p>
      <text:p text:style-name="P44"><text:span text:style-name="T19">typedef</text:span><text:span text:style-name="T20"> </text:span><text:span text:style-name="T19">float</text:span><text:span text:style-name="T22">(*</text:span><text:span text:style-name="T28">PFLOAT</text:span><text:span text:style-name="T22">)(</text:span><text:span text:style-name="T19">float</text:span><text:span text:style-name="T22">);</text:span></text:p>
      <text:p text:style-name="P44"><text:span text:style-name="T19">typedef</text:span><text:span text:style-name="T20"> <text:s/></text:span><text:span text:style-name="T28">PFIX</text:span><text:span text:style-name="T20"> <text:s/></text:span><text:span text:style-name="T22">(*</text:span><text:span text:style-name="T28">FUNC_FIX</text:span><text:span text:style-name="T22">)(</text:span><text:span text:style-name="T28">PFIX</text:span><text:span text:style-name="T22">);</text:span></text:p>
      <text:p text:style-name="P44"><text:span text:style-name="T19">using</text:span><text:span text:style-name="T20"> </text:span><text:span text:style-name="T19">namespace</text:span><text:span text:style-name="T20"> </text:span><text:span text:style-name="T28">std</text:span><text:span text:style-name="T22">;</text:span></text:p>
      <text:p text:style-name="P44"><text:span text:style-name="T19">double</text:span><text:span text:style-name="T20"> </text:span><text:span text:style-name="T22">*</text:span>bern<text:span text:style-name="T20"> </text:span><text:span text:style-name="T22">=</text:span><text:span text:style-name="T20"> </text:span><text:span text:style-name="T19">new</text:span><text:span text:style-name="T20"> </text:span><text:span text:style-name="T19">double</text:span><text:span text:style-name="T22">[</text:span><text:span text:style-name="T30">100000</text:span><text:span text:style-name="T22">];</text:span></text:p>
      <text:p text:style-name="P44"><text:span text:style-name="T19">float</text:span><text:span text:style-name="T20"> </text:span>koef<text:span text:style-name="T22">[</text:span><text:span text:style-name="T30">100</text:span><text:span text:style-name="T22">];</text:span><text:span text:style-name="T20"> </text:span><text:span text:style-name="T31">//</text:span><text:span text:style-name="T20"> </text:span><text:span text:style-name="T31">коэф</text:span><text:span text:style-name="T20"> </text:span><text:span text:style-name="T31">ряда</text:span><text:span text:style-name="T20"> </text:span><text:span text:style-name="T31">с</text:span><text:span text:style-name="T20"> </text:span><text:span text:style-name="T31">1</text:span><text:span text:style-name="T20"> </text:span><text:span text:style-name="T31">члена</text:span></text:p>
      <text:p text:style-name="P44"><text:span text:style-name="T28">PFIX</text:span><text:span text:style-name="T20"> </text:span>fix_koef<text:span text:style-name="T22">[</text:span><text:span text:style-name="T30">100</text:span><text:span text:style-name="T22">];</text:span><text:span text:style-name="T20"> </text:span><text:span text:style-name="T31">//</text:span><text:span text:style-name="T20"> </text:span><text:span text:style-name="T31">коэф</text:span><text:span text:style-name="T20"> </text:span><text:span text:style-name="T31">для</text:span><text:span text:style-name="T20"> </text:span><text:span text:style-name="T31">фикс</text:span><text:span text:style-name="T20"> </text:span><text:span text:style-name="T31">точки</text:span></text:p>
      <text:p text:style-name="P44"><text:span text:style-name="T19">int</text:span><text:span text:style-name="T20"> </text:span>LENGHT<text:span text:style-name="T20"> </text:span><text:span text:style-name="T22">=</text:span><text:span text:style-name="T20"> </text:span><text:span text:style-name="T30">17</text:span><text:span text:style-name="T22">;</text:span><text:span text:style-name="T20"> </text:span><text:span text:style-name="T31">//</text:span><text:span text:style-name="T20"> </text:span><text:span text:style-name="T31">длина</text:span><text:span text:style-name="T20"> </text:span><text:span text:style-name="T31">ряда</text:span></text:p>
      <text:p text:style-name="P44"><text:span text:style-name="T19">float</text:span><text:span text:style-name="T20"> </text:span>max_delta<text:span text:style-name="T20"> </text:span><text:span text:style-name="T22">=</text:span><text:span text:style-name="T20"> </text:span><text:span text:style-name="T30">0.00000095367431640625</text:span><text:span text:style-name="T22">;</text:span></text:p>
      <text:p text:style-name="P44"><text:span text:style-name="T19">double</text:span><text:span text:style-name="T20"> </text:span><text:span text:style-name="T22">fact(</text:span><text:span text:style-name="T19">double</text:span><text:span text:style-name="T20"> </text:span><text:span text:style-name="T22">arg)</text:span><text:span text:style-name="T20"> </text:span><text:span text:style-name="T22">{</text:span></text:p>
      <text:p text:style-name="P44"><text:span text:style-name="T20"><text:s text:c="4"/></text:span><text:span text:style-name="T19">double</text:span><text:span text:style-name="T20"> </text:span><text:span text:style-name="T22">res</text:span><text:span text:style-name="T20"> </text:span><text:span text:style-name="T22">=</text:span><text:span text:style-name="T20"> </text:span><text:span text:style-name="T30">1</text:span><text:span text:style-name="T22">;</text:span></text:p>
      <text:p text:style-name="P44"><text:span text:style-name="T20"><text:s text:c="4"/></text:span><text:span text:style-name="T19">for</text:span><text:span text:style-name="T20"> 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2</text:span><text:span text:style-name="T22">;</text:span><text:span text:style-name="T20"> </text:span><text:span text:style-name="T22">i</text:span><text:span text:style-name="T20"> </text:span><text:span text:style-name="T22">&lt;=</text:span><text:span text:style-name="T20"> </text:span><text:span text:style-name="T22">arg;</text:span><text:span text:style-name="T20"> </text:span><text:span text:style-name="T22">i++)</text:span><text:span text:style-name="T20"> </text:span><text:span text:style-name="T22">{</text:span></text:p>
      <text:p text:style-name="P44"><text:span text:style-name="T20"><text:s text:c="8"/></text:span><text:span text:style-name="T22">res</text:span><text:span text:style-name="T20"> </text:span><text:span text:style-name="T22">*=</text:span><text:span text:style-name="T20"> </text:span><text:span text:style-name="T22">i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19">return</text:span><text:span text:style-name="T20"> </text:span><text:span text:style-name="T22">res;</text:span></text:p>
      <text:p text:style-name="P44">}</text:p>
      <text:p text:style-name="P44"><text:span text:style-name="T19">double</text:span><text:span text:style-name="T20"> </text:span><text:span text:style-name="T22">getC(</text:span><text:span text:style-name="T19">double</text:span><text:span text:style-name="T20"> </text:span><text:span text:style-name="T22">n,</text:span><text:span text:style-name="T20"> </text:span><text:span text:style-name="T19">double</text:span><text:span text:style-name="T20"> </text:span><text:span text:style-name="T22">k)</text:span><text:span text:style-name="T20"> </text:span><text:span text:style-name="T22">{</text:span><text:span text:style-name="T20"> </text:span><text:span text:style-name="T31">//</text:span><text:span text:style-name="T20"> </text:span><text:span text:style-name="T31">число</text:span><text:span text:style-name="T20"> </text:span><text:span text:style-name="T31">сочетаний</text:span></text:p>
      <text:p text:style-name="P44"><text:span text:style-name="T20"><text:s text:c="4"/></text:span><text:span text:style-name="T19">double</text:span><text:span text:style-name="T20"> </text:span><text:span text:style-name="T22">res</text:span><text:span text:style-name="T20"> </text:span><text:span text:style-name="T22">=</text:span><text:span text:style-name="T20"> </text:span><text:span text:style-name="T22">fact(n)</text:span><text:span text:style-name="T20"> </text:span><text:span text:style-name="T22">/</text:span><text:span text:style-name="T20"> </text:span><text:span text:style-name="T22">(fact(k)</text:span><text:span text:style-name="T20"> </text:span><text:span text:style-name="T22">*</text:span><text:span text:style-name="T20"> </text:span><text:span text:style-name="T22">fact(n</text:span><text:span text:style-name="T20"> </text:span><text:span text:style-name="T22">-</text:span><text:span text:style-name="T20"> </text:span><text:span text:style-name="T22">k));</text:span></text:p>
      <text:p text:style-name="P44"><text:span text:style-name="T20"><text:s text:c="4"/></text:span><text:span text:style-name="T19">return</text:span><text:span text:style-name="T20"> </text:span><text:span text:style-name="T22">res;</text:span></text:p>
      <text:p text:style-name="P44">}</text:p>
      <text:p text:style-name="P44"><text:span text:style-name="T19">double</text:span><text:span text:style-name="T20"> </text:span><text:span text:style-name="T22">bernully(</text:span><text:span text:style-name="T19">int</text:span><text:span text:style-name="T20"> </text:span><text:span text:style-name="T22">ind)</text:span><text:span text:style-name="T20"> </text:span><text:span text:style-name="T22">{</text:span></text:p>
      <text:p text:style-name="P44"><text:span text:style-name="T20"><text:s text:c="4"/></text:span><text:span text:style-name="T19">if</text:span><text:span text:style-name="T20"> </text:span><text:span text:style-name="T22">(</text:span>bern<text:span text:style-name="T22">[ind]</text:span><text:span text:style-name="T20"> </text:span><text:span text:style-name="T22">!=</text:span><text:span text:style-name="T20"> </text:span><text:span text:style-name="T22">-</text:span><text:span text:style-name="T30">1</text:span><text:span text:style-name="T22">)</text:span></text:p>
      <text:p text:style-name="P44"><text:span text:style-name="T20"><text:s text:c="8"/></text:span><text:span text:style-name="T19">return</text:span><text:span text:style-name="T20"> </text:span>bern<text:span text:style-name="T22">[ind];</text:span></text:p>
      <text:p text:style-name="P44"><text:span text:style-name="T20"><text:s text:c="4"/></text:span><text:span text:style-name="T19">double</text:span><text:span text:style-name="T20"> </text:span><text:span text:style-name="T22">B</text:span><text:span text:style-name="T20"> </text:span><text:span text:style-name="T22">=</text:span><text:span text:style-name="T20"> </text:span><text:span text:style-name="T30">0</text:span><text:span text:style-name="T22">;</text:span><text:span text:style-name="T31">//</text:span><text:span text:style-name="T20"> </text:span><text:span text:style-name="T31">bernully</text:span></text:p>
      <text:p text:style-name="P44"><text:span text:style-name="T20"><text:s text:c="4"/></text:span><text:span text:style-name="T19">double</text:span><text:span text:style-name="T20"> </text:span><text:span text:style-name="T22">sum</text:span><text:span text:style-name="T20"> </text:span><text:span text:style-name="T22">=</text:span><text:span text:style-name="T20"> </text:span><text:span text:style-name="T30">0</text:span><text:span text:style-name="T22">;</text:span></text:p>
      <text:p text:style-name="P44"><text:span text:style-name="T20"><text:s text:c="4"/></text:span><text:span text:style-name="T19">for</text:span><text:span text:style-name="T20"> </text:span><text:span text:style-name="T22">(</text:span><text:span text:style-name="T19">int</text:span><text:span text:style-name="T20"> </text:span><text:span text:style-name="T22">k</text:span><text:span text:style-name="T20"> </text:span><text:span text:style-name="T22">=</text:span><text:span text:style-name="T20"> </text:span><text:span text:style-name="T30">1</text:span><text:span text:style-name="T22">;</text:span><text:span text:style-name="T20"> </text:span><text:span text:style-name="T22">k</text:span><text:span text:style-name="T20"> </text:span><text:span text:style-name="T22">&lt;=</text:span><text:span text:style-name="T20"> </text:span><text:span text:style-name="T22">ind;</text:span><text:span text:style-name="T20"> </text:span><text:span text:style-name="T22">k++)</text:span><text:span text:style-name="T20"> </text:span><text:span text:style-name="T22">{</text:span></text:p>
      <text:p text:style-name="P44"><text:span text:style-name="T20"><text:s text:c="8"/></text:span><text:span text:style-name="T22">sum</text:span><text:span text:style-name="T20"> </text:span><text:span text:style-name="T22">+=</text:span><text:span text:style-name="T20"> </text:span><text:span text:style-name="T22">getC(ind</text:span><text:span text:style-name="T20"> </text:span><text:span text:style-name="T22">+</text:span><text:span text:style-name="T20"> </text:span><text:span text:style-name="T30">1</text:span><text:span text:style-name="T22">,</text:span><text:span text:style-name="T20"> </text:span><text:span text:style-name="T22">k</text:span><text:span text:style-name="T20"> </text:span><text:span text:style-name="T22">+</text:span><text:span text:style-name="T20"> </text:span><text:span text:style-name="T30">1</text:span><text:span text:style-name="T22">)</text:span><text:span text:style-name="T20"> </text:span><text:span text:style-name="T22">*</text:span><text:span text:style-name="T20"> </text:span><text:span text:style-name="T22">bernully(ind</text:span><text:span text:style-name="T20"> </text:span><text:span text:style-name="T22">-</text:span><text:span text:style-name="T20"> </text:span><text:span text:style-name="T22">k)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22">B</text:span><text:span text:style-name="T20"> </text:span><text:span text:style-name="T22">=</text:span><text:span text:style-name="T20"> </text:span><text:span text:style-name="T22">-</text:span><text:span text:style-name="T30">1.0</text:span><text:span text:style-name="T20"> </text:span><text:span text:style-name="T22">/</text:span><text:span text:style-name="T20"> </text:span><text:span text:style-name="T22">(</text:span><text:span text:style-name="T19">double</text:span><text:span text:style-name="T22">)(ind</text:span><text:span text:style-name="T20"> </text:span><text:span text:style-name="T22">+</text:span><text:span text:style-name="T20"> </text:span><text:span text:style-name="T30">1</text:span><text:span text:style-name="T22">)</text:span><text:span text:style-name="T20"> </text:span><text:span text:style-name="T22">*</text:span><text:span text:style-name="T20"> </text:span><text:span text:style-name="T22">sum;</text:span></text:p>
      <text:p text:style-name="P44"><text:span text:style-name="T20"><text:s text:c="4"/></text:span>bern<text:span text:style-name="T22">[ind]</text:span><text:span text:style-name="T20"> </text:span><text:span text:style-name="T22">=</text:span><text:span text:style-name="T20"> </text:span><text:span text:style-name="T22">B;</text:span></text:p>
      <text:p text:style-name="P44"><text:span text:style-name="T20"><text:s text:c="4"/></text:span><text:span text:style-name="T19">return</text:span><text:span text:style-name="T20"> </text:span><text:span text:style-name="T22">B;</text:span></text:p>
      <text:p text:style-name="P44">}</text:p>
      <text:p text:style-name="P44"><text:span text:style-name="T19">void</text:span><text:span text:style-name="T20"> </text:span><text:span text:style-name="T22">prepare(){</text:span></text:p>
      <text:p text:style-name="P44"><text:span text:style-name="T20"><text:s text:c="4"/></text:span><text:span text:style-name="T19">for</text:span><text:span text:style-name="T20"> 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0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30">1000</text:span><text:span text:style-name="T22">;</text:span><text:span text:style-name="T20"> </text:span><text:span text:style-name="T22">i++)</text:span></text:p>
      <text:p text:style-name="P44"><text:span text:style-name="T20"><text:s text:c="8"/></text:span>bern<text:span text:style-name="T22">[i]</text:span><text:span text:style-name="T20"> </text:span><text:span text:style-name="T22">=</text:span><text:span text:style-name="T20"> </text:span><text:span text:style-name="T22">-</text:span><text:span text:style-name="T30">1</text:span><text:span text:style-name="T22">;</text:span></text:p>
      <text:p text:style-name="P44"><text:span text:style-name="T20"><text:s text:c="4"/></text:span>bern<text:span text:style-name="T22">[</text:span><text:span text:style-name="T30">0</text:span><text:span text:style-name="T22">]</text:span><text:span text:style-name="T20"> </text:span><text:span text:style-name="T22">=</text:span><text:span text:style-name="T20"> </text:span><text:span text:style-name="T30">1</text:span><text:span text:style-name="T22">;</text:span></text:p>
      <text:p text:style-name="P44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1</text:span><text:span text:style-name="T22">;</text:span><text:span text:style-name="T20"> </text:span><text:span text:style-name="T22">i</text:span><text:span text:style-name="T20"> </text:span><text:span text:style-name="T22">&lt;=</text:span><text:span text:style-name="T20"> </text:span><text:span text:style-name="T30">90</text:span><text:span text:style-name="T22">;</text:span><text:span text:style-name="T20"> </text:span><text:span text:style-name="T22">i++){</text:span></text:p>
      <text:p text:style-name="P44"><text:span text:style-name="T20"><text:s text:c="8"/></text:span>koef<text:span text:style-name="T22">[i]</text:span><text:span text:style-name="T20"> </text:span><text:span text:style-name="T22">=</text:span><text:span text:style-name="T20"> </text:span><text:span text:style-name="T22">abs(bernully(</text:span><text:span text:style-name="T30">2</text:span><text:span text:style-name="T20"> </text:span><text:span text:style-name="T22">*</text:span><text:span text:style-name="T20"> </text:span><text:span text:style-name="T22">i))</text:span><text:span text:style-name="T20"> </text:span><text:span text:style-name="T22">*</text:span><text:span text:style-name="T20"> </text:span><text:span text:style-name="T22">(pow(</text:span><text:span text:style-name="T30">2.0</text:span><text:span text:style-name="T22">,</text:span><text:span text:style-name="T20"> </text:span><text:span text:style-name="T30">2.0</text:span><text:span text:style-name="T20"> </text:span><text:span text:style-name="T22">*</text:span><text:span text:style-name="T20"> </text:span><text:span text:style-name="T22">i)</text:span><text:span text:style-name="T20"> </text:span><text:span text:style-name="T22">*</text:span><text:span text:style-name="T20"> </text:span><text:span text:style-name="T22">(pow(</text:span><text:span text:style-name="T30">2.0</text:span><text:span text:style-name="T22">,</text:span><text:span text:style-name="T20"> </text:span><text:span text:style-name="T30">2.0</text:span><text:span text:style-name="T20"> </text:span><text:span text:style-name="T22">*</text:span><text:span text:style-name="T20"> </text:span><text:span text:style-name="T22">i)</text:span><text:span text:style-name="T20"> </text:span><text:span text:style-name="T22">-</text:span><text:span text:style-name="T20"> </text:span><text:span text:style-name="T30">1</text:span><text:span text:style-name="T22">))</text:span><text:span text:style-name="T20"> </text:span><text:span text:style-name="T22">/</text:span><text:span text:style-name="T20"> </text:span><text:span text:style-name="T22">fact(</text:span><text:span text:style-name="T30">2</text:span><text:span text:style-name="T20"> </text:span><text:span text:style-name="T22">*</text:span><text:span text:style-name="T20"> </text:span><text:span text:style-name="T22">i);</text:span></text:p>
      <text:p text:style-name="P44"><text:span text:style-name="T20"><text:s text:c="8"/></text:span>fix_koef<text:span text:style-name="T22">[i]</text:span><text:span text:style-name="T20"> </text:span><text:span text:style-name="T22">=</text:span><text:span text:style-name="T20"> </text:span><text:span text:style-name="T30">fix4_28</text:span><text:span text:style-name="T22">(</text:span>koef<text:span text:style-name="T22">[i]);</text:span></text:p>
      <text:p text:style-name="P44"><text:span text:style-name="T20"><text:s text:c="8"/></text:span><text:span text:style-name="T22">bernully(i);</text:span></text:p>
      <text:p text:style-name="P44"><text:span text:style-name="T20"><text:s text:c="4"/></text:span><text:span text:style-name="T22">}</text:span></text:p>
      <text:p text:style-name="P44"><text:soft-page-break/>}</text:p>
      <text:p text:style-name="P44"><text:span text:style-name="T31">//</text:span><text:span text:style-name="T20"> </text:span><text:span text:style-name="T31">используется</text:span><text:span text:style-name="T20"> </text:span><text:span text:style-name="T31">цикл,</text:span><text:span text:style-name="T20"> </text:span><text:span text:style-name="T31">без</text:span><text:span text:style-name="T20"> </text:span><text:span text:style-name="T31">схемы</text:span><text:span text:style-name="T20"> </text:span><text:span text:style-name="T31">горнера</text:span></text:p>
      <text:p text:style-name="P44"><text:span text:style-name="T19">float</text:span><text:span text:style-name="T20"> </text:span><text:span text:style-name="T22">fl_cycle_no_gorner(</text:span><text:span text:style-name="T19">float</text:span><text:span text:style-name="T20"> </text:span><text:span text:style-name="T22">x)</text:span><text:span text:style-name="T20"> </text:span><text:span text:style-name="T22">{</text:span></text:p>
      <text:p text:style-name="P44"><text:span text:style-name="T20"><text:s text:c="4"/></text:span><text:span text:style-name="T19">int</text:span><text:span text:style-name="T20"> </text:span><text:span text:style-name="T22">n</text:span><text:span text:style-name="T20"> </text:span><text:span text:style-name="T22">=</text:span><text:span text:style-name="T20"> </text:span>LENGHT<text:span text:style-name="T22">;</text:span></text:p>
      <text:p text:style-name="P44"><text:span text:style-name="T20"><text:s text:c="4"/></text:span><text:span text:style-name="T19">float</text:span><text:span text:style-name="T20"> </text:span><text:span text:style-name="T22">sum</text:span><text:span text:style-name="T20"> </text:span><text:span text:style-name="T22">=</text:span><text:span text:style-name="T20"> </text:span><text:span text:style-name="T30">0</text:span><text:span text:style-name="T22">;</text:span></text:p>
      <text:p text:style-name="P44"><text:span text:style-name="T20"><text:s text:c="4"/></text:span><text:span text:style-name="T19">for</text:span><text:span text:style-name="T20"> 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1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22">n;</text:span><text:span text:style-name="T20"> </text:span><text:span text:style-name="T22">i++)</text:span><text:span text:style-name="T20"> </text:span><text:span text:style-name="T22">{</text:span></text:p>
      <text:p text:style-name="P44"><text:span text:style-name="T20"><text:s text:c="8"/></text:span><text:span text:style-name="T22">sum</text:span><text:span text:style-name="T20"> </text:span><text:span text:style-name="T22">+=</text:span><text:span text:style-name="T20"> </text:span><text:span text:style-name="T22">abs(bernully(</text:span><text:span text:style-name="T30">2</text:span><text:span text:style-name="T20"> </text:span><text:span text:style-name="T22">*</text:span><text:span text:style-name="T20"> </text:span><text:span text:style-name="T22">i))</text:span><text:span text:style-name="T20"> </text:span><text:span text:style-name="T22">*</text:span><text:span text:style-name="T20"> </text:span><text:span text:style-name="T22">(pow(</text:span><text:span text:style-name="T30">2.0</text:span><text:span text:style-name="T22">,</text:span><text:span text:style-name="T20"> </text:span><text:span text:style-name="T30">2.0</text:span><text:span text:style-name="T20"> </text:span><text:span text:style-name="T22">*</text:span><text:span text:style-name="T20"> </text:span><text:span text:style-name="T22">i)</text:span><text:span text:style-name="T20"> </text:span><text:span text:style-name="T22">*</text:span><text:span text:style-name="T20"> </text:span><text:span text:style-name="T22">(pow(</text:span><text:span text:style-name="T30">2.0</text:span><text:span text:style-name="T22">,</text:span><text:span text:style-name="T20"> </text:span><text:span text:style-name="T30">2.0</text:span><text:span text:style-name="T20"> </text:span><text:span text:style-name="T22">*</text:span><text:span text:style-name="T20"> </text:span><text:span text:style-name="T22">i)</text:span><text:span text:style-name="T20"> </text:span><text:span text:style-name="T22">-</text:span><text:span text:style-name="T20"> </text:span><text:span text:style-name="T30">1</text:span><text:span text:style-name="T22">))</text:span><text:span text:style-name="T20"> </text:span><text:span text:style-name="T22">/</text:span><text:span text:style-name="T20"> </text:span><text:span text:style-name="T22">fact(</text:span><text:span text:style-name="T30">2</text:span><text:span text:style-name="T20"> </text:span><text:span text:style-name="T22">*</text:span><text:span text:style-name="T20"> </text:span><text:span text:style-name="T22">i)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.0</text:span><text:span text:style-name="T20"> </text:span><text:span text:style-name="T22">*</text:span><text:span text:style-name="T20"> </text:span><text:span text:style-name="T22">i</text:span><text:span text:style-name="T20"> </text:span><text:span text:style-name="T22">-</text:span><text:span text:style-name="T20"> </text:span><text:span text:style-name="T30">1</text:span><text:span text:style-name="T22">)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19">return</text:span><text:span text:style-name="T20"> </text:span><text:span text:style-name="T22">sum;</text:span></text:p>
      <text:p text:style-name="P44">}</text:p>
      <text:p text:style-name="P44"><text:span text:style-name="T31">//</text:span><text:span text:style-name="T20"> </text:span><text:span text:style-name="T31">без</text:span><text:span text:style-name="T20"> </text:span><text:span text:style-name="T31">цикла,</text:span><text:span text:style-name="T20"> </text:span><text:span text:style-name="T31">без</text:span><text:span text:style-name="T20"> </text:span><text:span text:style-name="T31">схемы</text:span><text:span text:style-name="T20"> </text:span><text:span text:style-name="T31">горнера</text:span></text:p>
      <text:p text:style-name="P44"><text:span text:style-name="T19">float</text:span><text:span text:style-name="T20"> </text:span><text:span text:style-name="T22">fl_no_cycle_no_gorner(</text:span><text:span text:style-name="T19">float</text:span><text:span text:style-name="T20"> </text:span><text:span text:style-name="T22">x){</text:span></text:p>
      <text:p text:style-name="P44"><text:span text:style-name="T20"><text:s text:c="4"/></text:span><text:span text:style-name="T19">float</text:span><text:span text:style-name="T20"> </text:span><text:span text:style-name="T22">sum</text:span><text:span text:style-name="T20"> </text:span><text:span text:style-name="T22">=</text:span><text:span text:style-name="T20"> </text:span>koef<text:span text:style-name="T22">[</text:span><text:span text:style-name="T30">1</text:span><text:span text:style-name="T22">]</text:span><text:span text:style-name="T20"> </text:span><text:span text:style-name="T22">*</text:span><text:span text:style-name="T20"> </text:span><text:span text:style-name="T22">x</text:span><text:span text:style-name="T20"> </text:span><text:span text:style-name="T22">+</text:span><text:span text:style-name="T20"> </text:span>koef<text:span text:style-name="T22">[</text:span><text:span text:style-name="T30">2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3</text:span><text:span text:style-name="T22">)</text:span><text:span text:style-name="T20"> </text:span><text:span text:style-name="T22">+</text:span><text:span text:style-name="T20"> </text:span>koef<text:span text:style-name="T22">[</text:span><text:span text:style-name="T30">3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5</text:span><text:span text:style-name="T22">)</text:span><text:span text:style-name="T20"> </text:span><text:span text:style-name="T22">+</text:span><text:span text:style-name="T20"> </text:span>koef<text:span text:style-name="T22">[</text:span><text:span text:style-name="T30">4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7</text:span><text:span text:style-name="T22">)</text:span><text:span text:style-name="T20"> </text:span><text:span text:style-name="T22">+</text:span><text:span text:style-name="T20"> </text:span>koef<text:span text:style-name="T22">[</text:span><text:span text:style-name="T30">5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9</text:span><text:span text:style-name="T22">)</text:span><text:span text:style-name="T20"> </text:span><text:span text:style-name="T22">+</text:span></text:p>
      <text:p text:style-name="P44"><text:span text:style-name="T20"><text:s text:c="13"/></text:span>koef<text:span text:style-name="T22">[</text:span><text:span text:style-name="T30">6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1</text:span><text:span text:style-name="T22">)</text:span><text:span text:style-name="T20"> </text:span><text:span text:style-name="T22">+</text:span><text:span text:style-name="T20"> </text:span>koef<text:span text:style-name="T22">[</text:span><text:span text:style-name="T30">7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3</text:span><text:span text:style-name="T22">)</text:span><text:span text:style-name="T20"> </text:span><text:span text:style-name="T22">+</text:span><text:span text:style-name="T20"> </text:span>koef<text:span text:style-name="T22">[</text:span><text:span text:style-name="T30">8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5</text:span><text:span text:style-name="T22">)</text:span><text:span text:style-name="T20"> </text:span><text:span text:style-name="T22">+</text:span><text:span text:style-name="T20"> </text:span>koef<text:span text:style-name="T22">[</text:span><text:span text:style-name="T30">9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7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0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19</text:span><text:span text:style-name="T22">)</text:span><text:span text:style-name="T20"> </text:span><text:span text:style-name="T22">+</text:span></text:p>
      <text:p text:style-name="P44"><text:span text:style-name="T20"><text:s text:c="13"/></text:span>koef<text:span text:style-name="T22">[</text:span><text:span text:style-name="T30">11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1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2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3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3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5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4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7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5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29</text:span><text:span text:style-name="T22">)</text:span><text:span text:style-name="T20"> </text:span><text:span text:style-name="T22">+</text:span></text:p>
      <text:p text:style-name="P44"><text:span text:style-name="T20"><text:s text:c="13"/></text:span>koef<text:span text:style-name="T22">[</text:span><text:span text:style-name="T30">16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31</text:span><text:span text:style-name="T22">)</text:span><text:span text:style-name="T20"> </text:span><text:span text:style-name="T22">+</text:span><text:span text:style-name="T20"> </text:span>koef<text:span text:style-name="T22">[</text:span><text:span text:style-name="T30">17</text:span><text:span text:style-name="T22">]</text:span><text:span text:style-name="T20"> </text:span><text:span text:style-name="T22">*</text:span><text:span text:style-name="T20"> </text:span><text:span text:style-name="T22">pow(x,</text:span><text:span text:style-name="T20"> </text:span><text:span text:style-name="T30">33</text:span><text:span text:style-name="T22">);</text:span></text:p>
      <text:p text:style-name="P44"><text:span text:style-name="T20"><text:s text:c="4"/></text:span><text:span text:style-name="T19">return</text:span><text:span text:style-name="T20"> </text:span><text:span text:style-name="T22">sum;</text:span></text:p>
      <text:p text:style-name="P44">}</text:p>
      <text:p text:style-name="P44"><text:span text:style-name="T31">//цикловая</text:span><text:span text:style-name="T20"> </text:span><text:span text:style-name="T31">схема</text:span><text:span text:style-name="T20"> </text:span><text:span text:style-name="T31">горнера</text:span></text:p>
      <text:p text:style-name="P44"><text:span text:style-name="T19">float</text:span><text:span text:style-name="T20"> </text:span><text:span text:style-name="T22">fl_cycle_gorner(</text:span><text:span text:style-name="T19">float</text:span><text:span text:style-name="T20"> </text:span><text:span text:style-name="T22">x){</text:span></text:p>
      <text:p text:style-name="P44"><text:span text:style-name="T20"><text:s text:c="4"/></text:span><text:span text:style-name="T19">int</text:span><text:span text:style-name="T20"> </text:span><text:span text:style-name="T22">n</text:span><text:span text:style-name="T20"> </text:span><text:span text:style-name="T22">=</text:span><text:span text:style-name="T20"> </text:span>LENGHT<text:span text:style-name="T22">;</text:span></text:p>
      <text:p text:style-name="P44"><text:span text:style-name="T20"><text:s text:c="4"/></text:span><text:span text:style-name="T19">float</text:span><text:span text:style-name="T20"> </text:span><text:span text:style-name="T22">s</text:span><text:span text:style-name="T20"> </text:span><text:span text:style-name="T22">=</text:span><text:span text:style-name="T20"> </text:span>koef<text:span text:style-name="T22">[n];</text:span></text:p>
      <text:p text:style-name="P44"><text:span text:style-name="T20"><text:s text:c="4"/></text:span><text:span text:style-name="T19">float</text:span><text:span text:style-name="T20"> </text:span><text:span text:style-name="T22">q</text:span><text:span text:style-name="T20"> </text:span><text:span text:style-name="T22">=</text:span><text:span text:style-name="T20"> </text:span><text:span text:style-name="T22">x</text:span><text:span text:style-name="T20"> </text:span><text:span text:style-name="T22">*</text:span><text:span text:style-name="T20"> </text:span><text:span text:style-name="T22">x;</text:span></text:p>
      <text:p text:style-name="P44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22">n-</text:span><text:span text:style-name="T30">1</text:span><text:span text:style-name="T22">;</text:span><text:span text:style-name="T20"> </text:span><text:span text:style-name="T22">i</text:span><text:span text:style-name="T20"> </text:span><text:span text:style-name="T22">&gt;=</text:span><text:span text:style-name="T20"> </text:span><text:span text:style-name="T30">1</text:span><text:span text:style-name="T22">;</text:span><text:span text:style-name="T20"> </text:span><text:span text:style-name="T22">i--){</text:span></text:p>
      <text:p text:style-name="P44"><text:span text:style-name="T20"><text:s text:c="8"/></text:span><text:span text:style-name="T22">s</text:span><text:span text:style-name="T20"> </text:span><text:span text:style-name="T22">=</text:span><text:span text:style-name="T20"> </text:span>koef<text:span text:style-name="T22">[i]</text:span><text:span text:style-name="T20"> </text:span><text:span text:style-name="T22">+</text:span><text:span text:style-name="T20"> </text:span><text:span text:style-name="T22">q</text:span><text:span text:style-name="T20"> </text:span><text:span text:style-name="T22">*</text:span><text:span text:style-name="T20"> </text:span><text:span text:style-name="T22">s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22">s</text:span><text:span text:style-name="T20"> </text:span><text:span text:style-name="T22">=</text:span><text:span text:style-name="T20"> </text:span><text:span text:style-name="T22">s</text:span><text:span text:style-name="T20"> </text:span><text:span text:style-name="T22">*</text:span><text:span text:style-name="T20"> </text:span><text:span text:style-name="T22">x;</text:span></text:p>
      <text:p text:style-name="P44"><text:span text:style-name="T20"><text:s text:c="4"/></text:span><text:span text:style-name="T19">return</text:span><text:span text:style-name="T20"> </text:span><text:span text:style-name="T22">s;</text:span></text:p>
      <text:p text:style-name="P44">}</text:p>
      <text:p text:style-name="P44"><text:span text:style-name="T31">//бесцикловая</text:span><text:span text:style-name="T20"> </text:span><text:span text:style-name="T31">схема</text:span><text:span text:style-name="T20"> </text:span><text:span text:style-name="T31">горнера</text:span></text:p>
      <text:p text:style-name="P44"><text:span text:style-name="T19">float</text:span><text:span text:style-name="T20"> </text:span><text:span text:style-name="T22">fl_no_cycle_gorner(</text:span><text:span text:style-name="T19">float</text:span><text:span text:style-name="T20"> </text:span><text:span text:style-name="T22">x){</text:span></text:p>
      <text:p text:style-name="P44"><text:span text:style-name="T20"><text:s text:c="4"/></text:span><text:span text:style-name="T19">float</text:span><text:span text:style-name="T20"> </text:span><text:span text:style-name="T22">q</text:span><text:span text:style-name="T20"> </text:span><text:span text:style-name="T22">=</text:span><text:span text:style-name="T20"> </text:span><text:span text:style-name="T22">x</text:span><text:span text:style-name="T20"> </text:span><text:span text:style-name="T22">*</text:span><text:span text:style-name="T20"> </text:span><text:span text:style-name="T22">x;</text:span></text:p>
      <text:p text:style-name="P44"><text:span text:style-name="T20"><text:s text:c="4"/></text:span><text:span text:style-name="T19">float</text:span><text:span text:style-name="T20"> </text:span><text:span text:style-name="T22">res</text:span><text:span text:style-name="T20"> </text:span><text:span text:style-name="T22">=</text:span><text:span text:style-name="T20"> </text:span><text:span text:style-name="T22">x*(</text:span>koef<text:span text:style-name="T22">[</text:span><text:span text:style-name="T30">1</text:span><text:span text:style-name="T22">]+q</text:span><text:span text:style-name="T20"> </text:span><text:span text:style-name="T22">*</text:span><text:span text:style-name="T20"> </text:span><text:span text:style-name="T22">(</text:span>koef<text:span text:style-name="T22">[</text:span><text:span text:style-name="T30">2</text:span><text:span text:style-name="T22">]+q</text:span><text:span text:style-name="T20"> </text:span><text:span text:style-name="T22">*(</text:span>koef<text:span text:style-name="T22">[</text:span><text:span text:style-name="T30">3</text:span><text:span text:style-name="T22">]+q</text:span><text:span text:style-name="T20"> </text:span><text:span text:style-name="T22">*(</text:span>koef<text:span text:style-name="T22">[</text:span><text:span text:style-name="T30">4</text:span><text:span text:style-name="T22">]+q</text:span><text:span text:style-name="T20"> </text:span><text:span text:style-name="T22">*(</text:span>koef<text:span text:style-name="T22">[</text:span><text:span text:style-name="T30">5</text:span><text:span text:style-name="T22">]+q</text:span><text:span text:style-name="T20"> </text:span><text:span text:style-name="T22">*(</text:span>koef<text:span text:style-name="T22">[</text:span><text:span text:style-name="T30">6</text:span><text:span text:style-name="T22">]+q</text:span><text:span text:style-name="T20"> </text:span><text:span text:style-name="T22">*(</text:span>koef<text:span text:style-name="T22">[</text:span><text:span text:style-name="T30">7</text:span><text:span text:style-name="T22">]+q</text:span><text:span text:style-name="T20"> </text:span><text:span text:style-name="T22">*(</text:span>koef<text:span text:style-name="T22">[</text:span><text:span text:style-name="T30">8</text:span><text:span text:style-name="T22">]+q</text:span><text:span text:style-name="T20"> </text:span><text:span text:style-name="T22">*(</text:span>koef<text:span text:style-name="T22">[</text:span><text:span text:style-name="T30">9</text:span><text:span text:style-name="T22">]+q</text:span><text:span text:style-name="T20"> </text:span><text:span text:style-name="T22">*</text:span></text:p>
      <text:p text:style-name="P44"><text:span text:style-name="T20"><text:s text:c="12"/></text:span><text:span text:style-name="T22">(</text:span>koef<text:span text:style-name="T22">[</text:span><text:span text:style-name="T30">10</text:span><text:span text:style-name="T22">]+q</text:span><text:span text:style-name="T20"> </text:span><text:span text:style-name="T22">*(</text:span>koef<text:span text:style-name="T22">[</text:span><text:span text:style-name="T30">11</text:span><text:span text:style-name="T22">]+q</text:span><text:span text:style-name="T20"> </text:span><text:span text:style-name="T22">*(</text:span>koef<text:span text:style-name="T22">[</text:span><text:span text:style-name="T30">12</text:span><text:span text:style-name="T22">]+q</text:span><text:span text:style-name="T20"> </text:span><text:span text:style-name="T22">*(</text:span>koef<text:span text:style-name="T22">[</text:span><text:span text:style-name="T30">13</text:span><text:span text:style-name="T22">]+q</text:span><text:span text:style-name="T20"> </text:span><text:span text:style-name="T22">*(</text:span>koef<text:span text:style-name="T22">[</text:span><text:span text:style-name="T30">14</text:span><text:span text:style-name="T22">]+q</text:span><text:span text:style-name="T20"> </text:span><text:span text:style-name="T22">*(</text:span>koef<text:span text:style-name="T22">[</text:span><text:span text:style-name="T30">15</text:span><text:span text:style-name="T22">]+q</text:span><text:span text:style-name="T20"> </text:span><text:span text:style-name="T22">*(</text:span>koef<text:span text:style-name="T22">[</text:span><text:span text:style-name="T30">16</text:span><text:span text:style-name="T22">]+q</text:span><text:span text:style-name="T20"> </text:span><text:span text:style-name="T22">*(</text:span>koef<text:span text:style-name="T22">[</text:span><text:span text:style-name="T30">17</text:span><text:span text:style-name="T22">])))))))))))))))));</text:span></text:p>
      <text:p text:style-name="P44"><text:span text:style-name="T20"><text:s text:c="4"/></text:span><text:span text:style-name="T19">return</text:span><text:span text:style-name="T20"> </text:span><text:span text:style-name="T22">res;</text:span></text:p>
      <text:p text:style-name="P44">}</text:p>
      <text:p text:style-name="P44"><text:span text:style-name="T31">//функция</text:span><text:span text:style-name="T20"> </text:span><text:span text:style-name="T31">проверки</text:span><text:span text:style-name="T20"> </text:span><text:span text:style-name="T31">удовлетворения</text:span><text:span text:style-name="T20"> </text:span><text:span text:style-name="T31">погрешности</text:span></text:p>
      <text:p text:style-name="P44"><text:span text:style-name="T31">//</text:span><text:span text:style-name="T20"> </text:span><text:span text:style-name="T31">0</text:span><text:span text:style-name="T20"> </text:span><text:span text:style-name="T31">-</text:span><text:span text:style-name="T20"> </text:span><text:span text:style-name="T31">не</text:span><text:span text:style-name="T20"> </text:span><text:span text:style-name="T31">удовлетворяет</text:span></text:p>
      <text:p text:style-name="P44"><text:span text:style-name="T19">int</text:span><text:span text:style-name="T20"> <text:s/></text:span><text:span text:style-name="T22">flverify(</text:span><text:span text:style-name="T19">float</text:span><text:span text:style-name="T20"> <text:s/></text:span><text:span text:style-name="T22">fl,</text:span><text:span text:style-name="T20"> </text:span><text:span text:style-name="T28">PFLOAT</text:span><text:span text:style-name="T20"> <text:s/></text:span><text:span text:style-name="T22">p)</text:span><text:span text:style-name="T20"> </text:span><text:span text:style-name="T22">{</text:span></text:p>
      <text:p text:style-name="P44"><text:span text:style-name="T20"><text:s text:c="4"/></text:span><text:span text:style-name="T19">if</text:span><text:span text:style-name="T20"> </text:span><text:span text:style-name="T22">(fabs(tan(fl)</text:span><text:span text:style-name="T20"> </text:span><text:span text:style-name="T22">-</text:span><text:span text:style-name="T20"> </text:span><text:span text:style-name="T22">p(fl))</text:span><text:span text:style-name="T20"> </text:span><text:span text:style-name="T22">&gt;</text:span><text:span text:style-name="T20"> </text:span>max_delta<text:span text:style-name="T22">)</text:span></text:p>
      <text:p text:style-name="P44"><text:span text:style-name="T20"><text:s text:c="8"/></text:span><text:span text:style-name="T19">return</text:span><text:span text:style-name="T20"> </text:span><text:span text:style-name="T30">0</text:span><text:span text:style-name="T22">;</text:span></text:p>
      <text:p text:style-name="P44"><text:span text:style-name="T20"><text:s text:c="4"/></text:span><text:span text:style-name="T19">return</text:span><text:span text:style-name="T20"> </text:span><text:span text:style-name="T30">1</text:span><text:span text:style-name="T22">;</text:span></text:p>
      <text:p text:style-name="P44">}</text:p>
      <text:p text:style-name="P44"><text:span text:style-name="T31">//</text:span><text:span text:style-name="T20"> </text:span><text:span text:style-name="T31">функция</text:span><text:span text:style-name="T20"> </text:span><text:span text:style-name="T31">подбора</text:span><text:span text:style-name="T20"> </text:span><text:span text:style-name="T31">длины</text:span><text:span text:style-name="T20"> </text:span><text:span text:style-name="T31">ряда</text:span><text:span text:style-name="T20"> </text:span><text:span text:style-name="T31">для</text:span><text:span text:style-name="T20"> </text:span><text:span text:style-name="T31">заданной</text:span><text:span text:style-name="T20"> </text:span><text:span text:style-name="T31">точности</text:span></text:p>
      <text:p text:style-name="P44"><text:span text:style-name="T19">int</text:span><text:span text:style-name="T20"> </text:span><text:span text:style-name="T22">R(){</text:span></text:p>
      <text:p text:style-name="P44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1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30">30</text:span><text:span text:style-name="T22">;</text:span><text:span text:style-name="T20"> </text:span><text:span text:style-name="T22">i++)</text:span><text:span text:style-name="T20"> </text:span><text:span text:style-name="T22">{</text:span></text:p>
      <text:p text:style-name="P44"><text:span text:style-name="T20"><text:s text:c="8"/></text:span>LENGHT<text:span text:style-name="T20"> </text:span><text:span text:style-name="T22">=</text:span><text:span text:style-name="T20"> </text:span><text:span text:style-name="T22">i;</text:span></text:p>
      <text:p text:style-name="P44"><text:span text:style-name="T20"><text:s text:c="8"/></text:span><text:span text:style-name="T19">if</text:span><text:span text:style-name="T20"> </text:span><text:span text:style-name="T22">(flverify(</text:span><text:span text:style-name="T30">1</text:span><text:span text:style-name="T22">,</text:span><text:span text:style-name="T20"> </text:span>fl_cycle_no_gorner<text:span text:style-name="T22">)</text:span><text:span text:style-name="T20"> </text:span><text:span text:style-name="T22">==</text:span><text:span text:style-name="T20"> </text:span><text:span text:style-name="T30">1</text:span><text:span text:style-name="T22">)</text:span></text:p>
      <text:p text:style-name="P44"><text:span text:style-name="T20"><text:s text:c="12"/></text:span><text:span text:style-name="T19">return</text:span><text:span text:style-name="T20"> </text:span><text:span text:style-name="T22">i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19">return</text:span><text:span text:style-name="T20"> </text:span><text:span text:style-name="T22">-</text:span><text:span text:style-name="T30">1</text:span><text:span text:style-name="T22">;</text:span></text:p>
      <text:p text:style-name="P44">}</text:p>
      <text:p text:style-name="P44"><text:span text:style-name="T19">float</text:span><text:span text:style-name="T20"> </text:span><text:span text:style-name="T22">time_calc(</text:span><text:span text:style-name="T28">PFLOAT</text:span><text:span text:style-name="T20"> </text:span><text:span text:style-name="T22">p){</text:span></text:p>
      <text:p text:style-name="P44"><text:span text:style-name="T20"><text:s text:c="4"/></text:span><text:span text:style-name="T19">int</text:span><text:span text:style-name="T20"> </text:span><text:span text:style-name="T22">count</text:span><text:span text:style-name="T20"> </text:span><text:span text:style-name="T22">=</text:span><text:span text:style-name="T20"> </text:span><text:span text:style-name="T30">10000000</text:span><text:span text:style-name="T22">;</text:span><text:span text:style-name="T31">//</text:span><text:span text:style-name="T20"> </text:span><text:span text:style-name="T31">число</text:span><text:span text:style-name="T20"> </text:span><text:span text:style-name="T31">итераций</text:span><text:span text:style-name="T20"> </text:span><text:span text:style-name="T31">цикла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31">"value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p(</text:span><text:span text:style-name="T30">0.999</text:span><text:span text:style-name="T22">)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clock_t<text:span text:style-name="T20"> </text:span><text:span text:style-name="T22">start</text:span><text:span text:style-name="T20"> </text:span><text:span text:style-name="T22">=</text:span><text:span text:style-name="T20"> </text:span>clock<text:span text:style-name="T22">();</text:span></text:p>
      <text:p text:style-name="P44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0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22">count;</text:span><text:span text:style-name="T20"> </text:span><text:span text:style-name="T22">i++){</text:span></text:p>
      <text:p text:style-name="P44"><text:span text:style-name="T20"><text:s text:c="8"/></text:span><text:span text:style-name="T22">p(</text:span><text:span text:style-name="T30">0.999</text:span><text:span text:style-name="T22">);</text:span></text:p>
      <text:p text:style-name="P44"><text:soft-page-break/><text:span text:style-name="T20"><text:s text:c="4"/></text:span><text:span text:style-name="T22">}</text:span></text:p>
      <text:p text:style-name="P44"><text:span text:style-name="T20"><text:s text:c="4"/></text:span>clock_t<text:span text:style-name="T20"> </text:span><text:span text:style-name="T22">end</text:span><text:span text:style-name="T20"> </text:span><text:span text:style-name="T22">=</text:span><text:span text:style-name="T20"> </text:span>clock<text:span text:style-name="T22">();</text:span></text:p>
      <text:p text:style-name="P44"><text:span text:style-name="T20"><text:s text:c="4"/></text:span><text:span text:style-name="T19">float</text:span><text:span text:style-name="T20"> </text:span><text:span text:style-name="T22">during</text:span><text:span text:style-name="T20"> </text:span><text:span text:style-name="T22">=</text:span><text:span text:style-name="T20"> </text:span><text:span text:style-name="T22">((</text:span><text:span text:style-name="T19">double</text:span><text:span text:style-name="T22">)(end</text:span><text:span text:style-name="T20"> </text:span><text:span text:style-name="T22">-</text:span><text:span text:style-name="T20"> </text:span><text:span text:style-name="T22">start)</text:span><text:span text:style-name="T20"> </text:span><text:span text:style-name="T22">/</text:span><text:span text:style-name="T20"> </text:span>CLOCKS_PER_SEC<text:span text:style-name="T22">)</text:span><text:span text:style-name="T20"> </text:span><text:span text:style-name="T22">*</text:span><text:span text:style-name="T20"> </text:span><text:span text:style-name="T22">(pow(</text:span><text:span text:style-name="T30">10.0</text:span><text:span text:style-name="T22">,</text:span><text:span text:style-name="T20"> </text:span><text:span text:style-name="T30">9.0</text:span><text:span text:style-name="T22">)</text:span><text:span text:style-name="T20"> </text:span><text:span text:style-name="T22">/</text:span><text:span text:style-name="T20"> </text:span><text:span text:style-name="T22">count);</text:span><text:span text:style-name="T20"> </text:span><text:span text:style-name="T31">//</text:span><text:span text:style-name="T20"> </text:span><text:span text:style-name="T31">тактов</text:span><text:span text:style-name="T20"> </text:span><text:span text:style-name="T31">за</text:span><text:span text:style-name="T20"> </text:span><text:span text:style-name="T31">10^6</text:span><text:span text:style-name="T20"> </text:span><text:span text:style-name="T31">запусков</text:span><text:span text:style-name="T20"> </text:span><text:span text:style-name="T31">=</text:span><text:span text:style-name="T20"> </text:span><text:span text:style-name="T31">20</text:span><text:span text:style-name="T20"> </text:span><text:span text:style-name="T31">*</text:span><text:span text:style-name="T20"> </text:span><text:span text:style-name="T31">10^6</text:span><text:span text:style-name="T20"> </text:span><text:span text:style-name="T31">(тактов</text:span><text:span text:style-name="T20"> </text:span><text:span text:style-name="T31">должно</text:span><text:span text:style-name="T20"> </text:span><text:span text:style-name="T31">быть)</text:span></text:p>
      <text:p text:style-name="P44"><text:span text:style-name="T20"><text:s text:c="4"/></text:span><text:span text:style-name="T19">return</text:span><text:span text:style-name="T20"> </text:span><text:span text:style-name="T22">during;</text:span></text:p>
      <text:p text:style-name="P44">}</text:p>
      <text:p text:style-name="P44"><text:span text:style-name="T31">//-----------------------------------------</text:span><text:span text:style-name="T20"> </text:span><text:span text:style-name="T31">фиксированная</text:span><text:span text:style-name="T20"> </text:span><text:span text:style-name="T31">точка</text:span></text:p>
      <text:p text:style-name="P44"><text:span text:style-name="T31">//циклическая</text:span><text:span text:style-name="T20"> </text:span><text:span text:style-name="T31">схема</text:span><text:span text:style-name="T20"> </text:span><text:span text:style-name="T31">горнера</text:span></text:p>
      <text:p text:style-name="P44"><text:span text:style-name="T28">PFIX</text:span><text:span text:style-name="T20"> </text:span><text:span text:style-name="T22">fix_cycle_gorner(</text:span><text:span text:style-name="T28">PFIX</text:span><text:span text:style-name="T20"> </text:span><text:span text:style-name="T22">x){</text:span></text:p>
      <text:p text:style-name="P44"><text:span text:style-name="T20"><text:s text:c="4"/></text:span><text:span text:style-name="T19">int</text:span><text:span text:style-name="T20"> </text:span><text:span text:style-name="T22">n</text:span><text:span text:style-name="T20"> </text:span><text:span text:style-name="T22">=</text:span><text:span text:style-name="T20"> </text:span>LENGHT<text:span text:style-name="T22">;</text:span></text:p>
      <text:p text:style-name="P44"><text:span text:style-name="T20"><text:s text:c="4"/></text:span><text:span text:style-name="T28">PFIX</text:span><text:span text:style-name="T20"> </text:span><text:span text:style-name="T22">s</text:span><text:span text:style-name="T20"> </text:span><text:span text:style-name="T22">=</text:span><text:span text:style-name="T20"> </text:span>fix_koef<text:span text:style-name="T22">[n];</text:span></text:p>
      <text:p text:style-name="P44"><text:span text:style-name="T20"><text:s text:c="4"/></text:span><text:span text:style-name="T28">PFIX</text:span><text:span text:style-name="T20"> </text:span><text:span text:style-name="T22">q</text:span><text:span text:style-name="T20"> </text:span><text:span text:style-name="T22">=</text:span><text:span text:style-name="T20"> </text:span><text:span text:style-name="T30">fix_mul</text:span><text:span text:style-name="T22">(x,</text:span><text:span text:style-name="T20"> </text:span><text:span text:style-name="T22">x);</text:span></text:p>
      <text:p text:style-name="P44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22">n-</text:span><text:span text:style-name="T30">1</text:span><text:span text:style-name="T22">;</text:span><text:span text:style-name="T20"> </text:span><text:span text:style-name="T22">i</text:span><text:span text:style-name="T20"> </text:span><text:span text:style-name="T22">&gt;=</text:span><text:span text:style-name="T20"> </text:span><text:span text:style-name="T30">1</text:span><text:span text:style-name="T22">;</text:span><text:span text:style-name="T20"> </text:span><text:span text:style-name="T22">i--){</text:span></text:p>
      <text:p text:style-name="P44"><text:span text:style-name="T20"><text:s text:c="8"/></text:span><text:span text:style-name="T22">s</text:span><text:span text:style-name="T20"> </text:span><text:span text:style-name="T22">=</text:span><text:span text:style-name="T20"> </text:span>fix_koef<text:span text:style-name="T22">[i]</text:span><text:span text:style-name="T20"> </text:span><text:span text:style-name="T22">+</text:span><text:span text:style-name="T20"> </text:span><text:span text:style-name="T30">fix_mul</text:span><text:span text:style-name="T22">(q,</text:span><text:span text:style-name="T20"> <text:s/></text:span><text:span text:style-name="T22">s)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22">s</text:span><text:span text:style-name="T20"> </text:span><text:span text:style-name="T22">=</text:span><text:span text:style-name="T20"> </text:span><text:span text:style-name="T30">fix_mul</text:span><text:span text:style-name="T22">(s,</text:span><text:span text:style-name="T20"> </text:span><text:span text:style-name="T22">x);</text:span></text:p>
      <text:p text:style-name="P44"><text:span text:style-name="T20"><text:s text:c="4"/></text:span><text:span text:style-name="T19">return</text:span><text:span text:style-name="T20"> </text:span><text:span text:style-name="T22">s;</text:span></text:p>
      <text:p text:style-name="P44">}</text:p>
      <text:p text:style-name="P44"><text:span text:style-name="T28">PFIX</text:span><text:span text:style-name="T20"> </text:span><text:span text:style-name="T22">fix_no_cycle_gorner(</text:span><text:span text:style-name="T28">PFIX</text:span><text:span text:style-name="T20"> </text:span><text:span text:style-name="T22">x){</text:span></text:p>
      <text:p text:style-name="P44"><text:span text:style-name="T31">//бесцикловая</text:span><text:span text:style-name="T20"> </text:span><text:span text:style-name="T31">схема</text:span><text:span text:style-name="T20"> </text:span><text:span text:style-name="T31">горнера</text:span></text:p>
      <text:p text:style-name="P44"><text:span text:style-name="T20"><text:s text:c="4"/></text:span><text:span text:style-name="T28">PFIX</text:span><text:span text:style-name="T20"> </text:span><text:span text:style-name="T22">q</text:span><text:span text:style-name="T20"> </text:span><text:span text:style-name="T22">=</text:span><text:span text:style-name="T20"> </text:span><text:span text:style-name="T30">fix_mul</text:span><text:span text:style-name="T22">(x,</text:span><text:span text:style-name="T20"> </text:span><text:span text:style-name="T22">x);</text:span></text:p>
      <text:p text:style-name="P44"><text:span text:style-name="T20"><text:s text:c="4"/></text:span><text:span text:style-name="T28">PFIX</text:span><text:span text:style-name="T20"> </text:span><text:span text:style-name="T22">res</text:span><text:span text:style-name="T20"> </text:span><text:span text:style-name="T22">=</text:span><text:span text:style-name="T20"> </text:span><text:span text:style-name="T30">fix_mul</text:span><text:span text:style-name="T22">(x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2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3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4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5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6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7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8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9</text:span><text:span text:style-name="T22">]+</text:span><text:span text:style-name="T20"> 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0</text:span><text:span text:style-name="T22">]+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1</text:span><text:span text:style-name="T22">]+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2</text:span><text:span text:style-name="T22">]+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3</text:span><text:span text:style-name="T22">]+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4</text:span><text:span text:style-name="T22">]+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5</text:span><text:span text:style-name="T22">]+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6</text:span><text:span text:style-name="T22">]+</text:span><text:span text:style-name="T30">fix_mul</text:span><text:span text:style-name="T22">(q,</text:span><text:span text:style-name="T20"> </text:span><text:span text:style-name="T22">(</text:span></text:p>
      <text:p text:style-name="P44"><text:span text:style-name="T20"><text:s text:c="16"/></text:span>fix_koef<text:span text:style-name="T22">[</text:span><text:span text:style-name="T30">17</text:span><text:span text:style-name="T22">]))))))))))))))))))))))))))))))))));</text:span></text:p>
      <text:p text:style-name="P44"><text:span text:style-name="T20"><text:s text:c="4"/></text:span><text:span text:style-name="T19">return</text:span><text:span text:style-name="T20"> </text:span><text:span text:style-name="T22">res;</text:span></text:p>
      <text:p text:style-name="P44">}</text:p>
      <text:p text:style-name="P44"><text:span text:style-name="T31">//проверка</text:span><text:span text:style-name="T20"> </text:span><text:span text:style-name="T31">погрешности</text:span></text:p>
      <text:p text:style-name="P44"><text:span text:style-name="T31">//</text:span><text:span text:style-name="T20"> </text:span><text:span text:style-name="T31">0-неудовлетворяет</text:span></text:p>
      <text:p text:style-name="P44"><text:span text:style-name="T19">int</text:span><text:span text:style-name="T20"> </text:span><text:span text:style-name="T22">fixverify(</text:span><text:span text:style-name="T19">float</text:span><text:span text:style-name="T20"> </text:span><text:span text:style-name="T22">x,</text:span><text:span text:style-name="T20"> </text:span><text:span text:style-name="T28">FUNC_FIX</text:span><text:span text:style-name="T20"> </text:span><text:span text:style-name="T22">p)</text:span><text:span text:style-name="T20"> </text:span><text:span text:style-name="T22">{</text:span></text:p>
      <text:p text:style-name="P44"><text:span text:style-name="T20"><text:s text:c="4"/></text:span><text:span text:style-name="T19">float</text:span><text:span text:style-name="T20"> </text:span><text:span text:style-name="T22">res1</text:span><text:span text:style-name="T20"> </text:span><text:span text:style-name="T22">=</text:span><text:span text:style-name="T20"> </text:span><text:span text:style-name="T22">tan(x);</text:span></text:p>
      <text:p text:style-name="P44"><text:span text:style-name="T20"><text:s text:c="4"/></text:span><text:span text:style-name="T28">PFIX</text:span><text:span text:style-name="T20"> </text:span><text:span text:style-name="T22">tmp</text:span><text:span text:style-name="T20"> </text:span><text:span text:style-name="T22">=</text:span><text:span text:style-name="T20"> </text:span><text:span text:style-name="T22">p(</text:span><text:span text:style-name="T30">fix4_28</text:span><text:span text:style-name="T22">(x));</text:span></text:p>
      <text:p text:style-name="P44"><text:span text:style-name="T20"><text:s text:c="4"/></text:span><text:span text:style-name="T19">float</text:span><text:span text:style-name="T20"> </text:span><text:span text:style-name="T22">res2</text:span><text:span text:style-name="T20"> </text:span><text:span text:style-name="T22">=</text:span><text:span text:style-name="T20"> </text:span><text:span text:style-name="T30">fix_to_float</text:span><text:span text:style-name="T22">(tmp);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22">res1</text:span><text:span text:style-name="T20"> </text:span><text:span text:style-name="T22">&lt;&lt;</text:span><text:span text:style-name="T20"> </text:span><text:span text:style-name="T31">";</text:span><text:span text:style-name="T20"> <text:s text:c="2"/></text:span><text:span text:style-name="T31">"</text:span><text:span text:style-name="T20"> </text:span><text:span text:style-name="T22">&lt;&lt;</text:span><text:span text:style-name="T20"> </text:span><text:span text:style-name="T22">res2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<text:span text:style-name="T19">if</text:span><text:span text:style-name="T22">(fabs(res1</text:span><text:span text:style-name="T20"> </text:span><text:span text:style-name="T22">-</text:span><text:span text:style-name="T20"> </text:span><text:span text:style-name="T22">res2)</text:span><text:span text:style-name="T20"> </text:span><text:span text:style-name="T22">&gt;</text:span><text:span text:style-name="T20"> </text:span>max_delta<text:span text:style-name="T22">)</text:span></text:p>
      <text:p text:style-name="P44"><text:span text:style-name="T20"><text:s text:c="8"/></text:span><text:span text:style-name="T19">return</text:span><text:span text:style-name="T20"> </text:span><text:span text:style-name="T30">0</text:span><text:span text:style-name="T22">;</text:span></text:p>
      <text:p text:style-name="P44"><text:span text:style-name="T20"><text:s text:c="4"/></text:span><text:span text:style-name="T19">return</text:span><text:span text:style-name="T20"> </text:span><text:span text:style-name="T30">1</text:span><text:span text:style-name="T22">;</text:span></text:p>
      <text:p text:style-name="P44">}</text:p>
      <text:p text:style-name="P44"><text:span text:style-name="T19">float</text:span><text:span text:style-name="T20"> </text:span><text:span text:style-name="T22">time_calc(</text:span><text:span text:style-name="T28">FUNC_FIX</text:span><text:span text:style-name="T20"> </text:span><text:span text:style-name="T22">p){</text:span></text:p>
      <text:p text:style-name="P44"><text:span text:style-name="T20"><text:s text:c="4"/></text:span><text:span text:style-name="T28">PFIX</text:span><text:span text:style-name="T20"> </text:span><text:span text:style-name="T22">arg</text:span><text:span text:style-name="T20"> </text:span><text:span text:style-name="T22">=</text:span><text:span text:style-name="T20"> </text:span><text:span text:style-name="T30">fix4_28</text:span><text:span text:style-name="T22">(</text:span><text:span text:style-name="T30">0.999</text:span><text:span text:style-name="T22">);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31">"value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p(arg)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<text:span text:style-name="T19">int</text:span><text:span text:style-name="T20"> </text:span><text:span text:style-name="T22">count</text:span><text:span text:style-name="T20"> </text:span><text:span text:style-name="T22">=</text:span><text:span text:style-name="T20"> </text:span><text:span text:style-name="T30">100000000</text:span><text:span text:style-name="T22">;</text:span><text:span text:style-name="T20"> <text:s text:c="11"/></text:span><text:span text:style-name="T31">//</text:span><text:span text:style-name="T20"> </text:span><text:span text:style-name="T31">-------------число</text:span><text:span text:style-name="T20"> </text:span><text:span text:style-name="T31">итераций</text:span><text:span text:style-name="T20"> </text:span><text:span text:style-name="T31">цикла</text:span></text:p>
      <text:p text:style-name="P44"><text:span text:style-name="T20"><text:s text:c="4"/></text:span>clock_t<text:span text:style-name="T20"> </text:span><text:span text:style-name="T22">start</text:span><text:span text:style-name="T20"> </text:span><text:span text:style-name="T22">=</text:span><text:span text:style-name="T20"> </text:span>clock<text:span text:style-name="T22">();</text:span></text:p>
      <text:p text:style-name="P44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0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22">count;</text:span><text:span text:style-name="T20"> </text:span><text:span text:style-name="T22">i++){</text:span></text:p>
      <text:p text:style-name="P44"><text:soft-page-break/><text:span text:style-name="T20"><text:s text:c="8"/></text:span><text:span text:style-name="T22">p(arg)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clock_t<text:span text:style-name="T20"> </text:span><text:span text:style-name="T22">end</text:span><text:span text:style-name="T20"> </text:span><text:span text:style-name="T22">=</text:span><text:span text:style-name="T20"> </text:span>clock<text:span text:style-name="T22">();</text:span></text:p>
      <text:p text:style-name="P44"><text:span text:style-name="T20"><text:s text:c="4"/></text:span><text:span text:style-name="T19">float</text:span><text:span text:style-name="T20"> </text:span><text:span text:style-name="T22">during</text:span><text:span text:style-name="T20"> </text:span><text:span text:style-name="T22">=</text:span><text:span text:style-name="T20"> </text:span><text:span text:style-name="T22">((</text:span><text:span text:style-name="T19">double</text:span><text:span text:style-name="T22">)(end</text:span><text:span text:style-name="T20"> </text:span><text:span text:style-name="T22">-</text:span><text:span text:style-name="T20"> </text:span><text:span text:style-name="T22">start)</text:span><text:span text:style-name="T20"> </text:span><text:span text:style-name="T22">/</text:span><text:span text:style-name="T20"> </text:span>CLOCKS_PER_SEC<text:span text:style-name="T22">)</text:span><text:span text:style-name="T20"> </text:span><text:span text:style-name="T22">*</text:span><text:span text:style-name="T20"> </text:span><text:span text:style-name="T22">(pow(</text:span><text:span text:style-name="T30">10.0</text:span><text:span text:style-name="T22">,</text:span><text:span text:style-name="T20"> </text:span><text:span text:style-name="T30">9.0</text:span><text:span text:style-name="T22">)</text:span><text:span text:style-name="T20"> </text:span><text:span text:style-name="T22">/</text:span><text:span text:style-name="T20"> </text:span><text:span text:style-name="T22">count);</text:span><text:span text:style-name="T20"> </text:span><text:span text:style-name="T31">//</text:span><text:span text:style-name="T20"> </text:span><text:span text:style-name="T31">тактов</text:span><text:span text:style-name="T20"> </text:span><text:span text:style-name="T31">за</text:span><text:span text:style-name="T20"> </text:span><text:span text:style-name="T31">10^6</text:span><text:span text:style-name="T20"> </text:span><text:span text:style-name="T31">запусков</text:span><text:span text:style-name="T20"> </text:span><text:span text:style-name="T31">=</text:span><text:span text:style-name="T20"> </text:span><text:span text:style-name="T31">20</text:span><text:span text:style-name="T20"> </text:span><text:span text:style-name="T31">*</text:span><text:span text:style-name="T20"> </text:span><text:span text:style-name="T31">10^6</text:span><text:span text:style-name="T20"> </text:span><text:span text:style-name="T31">(тактов</text:span><text:span text:style-name="T20"> </text:span><text:span text:style-name="T31">должно</text:span><text:span text:style-name="T20"> </text:span><text:span text:style-name="T31">быть)</text:span></text:p>
      <text:p text:style-name="P44"><text:span text:style-name="T20"><text:s text:c="4"/></text:span><text:span text:style-name="T19">return</text:span><text:span text:style-name="T20"> </text:span><text:span text:style-name="T22">during;</text:span></text:p>
      <text:p text:style-name="P44">}</text:p>
      <text:p text:style-name="P44"><text:span text:style-name="T31">//</text:span><text:span text:style-name="T20"> </text:span><text:span text:style-name="T31">функция</text:span><text:span text:style-name="T20"> </text:span><text:span text:style-name="T31">тестирования</text:span><text:span text:style-name="T20"> </text:span><text:span text:style-name="T31">во</text:span><text:span text:style-name="T20"> </text:span><text:span text:style-name="T31">всем</text:span><text:span text:style-name="T20"> </text:span><text:span text:style-name="T31">диапазоне</text:span><text:span text:style-name="T20"> </text:span><text:span text:style-name="T31">х</text:span></text:p>
      <text:p text:style-name="P44"><text:span text:style-name="T19">bool</text:span><text:span text:style-name="T20"> </text:span><text:span text:style-name="T22">test(</text:span><text:span text:style-name="T28">FUNC_FIX</text:span><text:span text:style-name="T20"> </text:span><text:span text:style-name="T22">p)</text:span><text:span text:style-name="T20"> </text:span><text:span text:style-name="T22">{</text:span></text:p>
      <text:p text:style-name="P44"><text:span text:style-name="T20"><text:s text:c="4"/></text:span><text:span text:style-name="T19">for</text:span><text:span text:style-name="T20"> </text:span><text:span text:style-name="T22">(</text:span><text:span text:style-name="T19">float</text:span><text:span text:style-name="T20"> </text:span><text:span text:style-name="T22">i</text:span><text:span text:style-name="T20"> </text:span><text:span text:style-name="T22">=</text:span><text:span text:style-name="T20"> </text:span><text:span text:style-name="T30">0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30">1</text:span><text:span text:style-name="T22">;</text:span><text:span text:style-name="T20"> </text:span><text:span text:style-name="T22">i</text:span><text:span text:style-name="T20"> </text:span><text:span text:style-name="T22">+=</text:span><text:span text:style-name="T20"> </text:span>max_delta<text:span text:style-name="T22">)</text:span><text:span text:style-name="T20"> </text:span><text:span text:style-name="T22">{</text:span></text:p>
      <text:p text:style-name="P44"><text:span text:style-name="T20"><text:s text:c="8"/></text:span><text:span text:style-name="T19">if</text:span><text:span text:style-name="T22">(fixverify(i,</text:span><text:span text:style-name="T20"> </text:span><text:span text:style-name="T22">p)</text:span><text:span text:style-name="T20"> </text:span><text:span text:style-name="T22">==</text:span><text:span text:style-name="T20"> </text:span><text:span text:style-name="T30">0</text:span><text:span text:style-name="T22">)</text:span></text:p>
      <text:p text:style-name="P44"><text:span text:style-name="T20"><text:s text:c="12"/></text:span><text:span text:style-name="T19">return</text:span><text:span text:style-name="T20"> </text:span><text:span text:style-name="T19">false</text:span><text:span text:style-name="T22">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19">return</text:span><text:span text:style-name="T20"> </text:span><text:span text:style-name="T19">true</text:span><text:span text:style-name="T22">;</text:span></text:p>
      <text:p text:style-name="P44">}</text:p>
      <text:p text:style-name="P44"><text:span text:style-name="T19">bool</text:span><text:span text:style-name="T20"> </text:span><text:span text:style-name="T22">test(</text:span><text:span text:style-name="T28">PFLOAT</text:span><text:span text:style-name="T20"> </text:span><text:span text:style-name="T22">p)</text:span><text:span text:style-name="T20"> </text:span><text:span text:style-name="T22">{</text:span></text:p>
      <text:p text:style-name="P44"><text:span text:style-name="T20"><text:s text:c="4"/></text:span><text:span text:style-name="T19">for</text:span><text:span text:style-name="T20"> </text:span><text:span text:style-name="T22">(</text:span><text:span text:style-name="T19">float</text:span><text:span text:style-name="T20"> </text:span><text:span text:style-name="T22">i</text:span><text:span text:style-name="T20"> </text:span><text:span text:style-name="T22">=</text:span><text:span text:style-name="T20"> </text:span><text:span text:style-name="T30">0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<text:span text:style-name="T30">1</text:span><text:span text:style-name="T22">;</text:span><text:span text:style-name="T20"> </text:span><text:span text:style-name="T22">i</text:span><text:span text:style-name="T20"> </text:span><text:span text:style-name="T22">+=</text:span><text:span text:style-name="T20"> </text:span>max_delta<text:span text:style-name="T22">)</text:span><text:span text:style-name="T20"> </text:span><text:span text:style-name="T22">{</text:span></text:p>
      <text:p text:style-name="P44"><text:span text:style-name="T20"><text:s text:c="8"/></text:span><text:span text:style-name="T19">if</text:span><text:span text:style-name="T22">(flverify(i,</text:span><text:span text:style-name="T20"> </text:span><text:span text:style-name="T22">p)</text:span><text:span text:style-name="T20"> </text:span><text:span text:style-name="T22">==</text:span><text:span text:style-name="T20"> </text:span><text:span text:style-name="T30">0</text:span><text:span text:style-name="T22">)</text:span></text:p>
      <text:p text:style-name="P44"><text:span text:style-name="T20"><text:s text:c="12"/></text:span><text:span text:style-name="T19">return</text:span><text:span text:style-name="T20"> </text:span><text:span text:style-name="T19">false</text:span><text:span text:style-name="T22">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19">return</text:span><text:span text:style-name="T20"> </text:span><text:span text:style-name="T19">true</text:span><text:span text:style-name="T22">;</text:span></text:p>
      <text:p text:style-name="P44">}</text:p>
      <text:p text:style-name="P44">//----------------------------------------------</text:p>
      <text:p text:style-name="P44"><text:span text:style-name="T31">//таблично-алгоритмический</text:span><text:span text:style-name="T20"> </text:span><text:span text:style-name="T31">метод</text:span></text:p>
      <text:p text:style-name="P44"><text:span text:style-name="T19">const</text:span><text:span text:style-name="T20"> </text:span><text:span text:style-name="T19">int</text:span><text:span text:style-name="T20"> </text:span>k<text:span text:style-name="T20"> </text:span><text:span text:style-name="T22">=</text:span><text:span text:style-name="T20"> </text:span><text:span text:style-name="T30">12</text:span><text:span text:style-name="T22">;</text:span><text:span text:style-name="T20"> <text:s text:c="3"/></text:span><text:span text:style-name="T31">//бит</text:span><text:span text:style-name="T20"> </text:span><text:span text:style-name="T31">адреса</text:span><text:span text:style-name="T20"> </text:span><text:span text:style-name="T31">8</text:span></text:p>
      <text:p text:style-name="P44"><text:span text:style-name="T19">int</text:span><text:span text:style-name="T20"> </text:span>table_count<text:span text:style-name="T20"> </text:span><text:span text:style-name="T22">=</text:span><text:span text:style-name="T20"> </text:span><text:span text:style-name="T30">1</text:span><text:span text:style-name="T20"> </text:span><text:span text:style-name="T22">&lt;&lt;</text:span><text:span text:style-name="T20"> </text:span>k<text:span text:style-name="T22">;</text:span><text:span text:style-name="T20"> </text:span><text:span text:style-name="T31">//</text:span><text:span text:style-name="T20"> </text:span><text:span text:style-name="T31">размер</text:span><text:span text:style-name="T20"> </text:span><text:span text:style-name="T31">таблицы</text:span></text:p>
      <text:p text:style-name="P44"><text:span text:style-name="T19">float</text:span><text:span text:style-name="T20"> </text:span><text:span text:style-name="T22">**</text:span>table<text:span text:style-name="T20"> </text:span><text:span text:style-name="T22">=</text:span><text:span text:style-name="T20"> </text:span><text:span text:style-name="T19">new</text:span><text:span text:style-name="T20"> </text:span><text:span text:style-name="T19">float</text:span><text:span text:style-name="T22">*[</text:span>table_count<text:span text:style-name="T22">];</text:span></text:p>
      <text:p text:style-name="P44"><text:span text:style-name="T19">void</text:span><text:span text:style-name="T20"> </text:span><text:span text:style-name="T22">prepare_table()</text:span><text:span text:style-name="T20"> </text:span><text:span text:style-name="T22">{</text:span></text:p>
      <text:p text:style-name="P44"><text:span text:style-name="T20"><text:s text:c="4"/></text:span><text:span text:style-name="T19">for</text:span><text:span text:style-name="T22">(</text:span><text:span text:style-name="T19">int</text:span><text:span text:style-name="T20"> </text:span><text:span text:style-name="T22">i</text:span><text:span text:style-name="T20"> </text:span><text:span text:style-name="T22">=</text:span><text:span text:style-name="T20"> </text:span><text:span text:style-name="T30">0</text:span><text:span text:style-name="T22">;</text:span><text:span text:style-name="T20"> </text:span><text:span text:style-name="T22">i</text:span><text:span text:style-name="T20"> </text:span><text:span text:style-name="T22">&lt;</text:span><text:span text:style-name="T20"> </text:span>table_count<text:span text:style-name="T22">;</text:span><text:span text:style-name="T20"> </text:span><text:span text:style-name="T22">i++){</text:span></text:p>
      <text:p text:style-name="P44"><text:span text:style-name="T20"><text:s text:c="8"/></text:span>table<text:span text:style-name="T22">[i]</text:span><text:span text:style-name="T20"> </text:span><text:span text:style-name="T22">=</text:span><text:span text:style-name="T20"> </text:span><text:span text:style-name="T19">new</text:span><text:span text:style-name="T20"> </text:span><text:span text:style-name="T19">float</text:span><text:span text:style-name="T22">[</text:span><text:span text:style-name="T30">3</text:span><text:span text:style-name="T22">];</text:span></text:p>
      <text:p text:style-name="P44"><text:span text:style-name="T20"><text:s text:c="8"/></text:span><text:span text:style-name="T19">float</text:span><text:span text:style-name="T20"> </text:span><text:span text:style-name="T22">x</text:span><text:span text:style-name="T20"> </text:span><text:span text:style-name="T22">=</text:span><text:span text:style-name="T20"> </text:span><text:span text:style-name="T22">(</text:span><text:span text:style-name="T19">float</text:span><text:span text:style-name="T22">)i</text:span><text:span text:style-name="T20"> </text:span><text:span text:style-name="T22">/</text:span><text:span text:style-name="T20"> </text:span>table_count<text:span text:style-name="T22">;</text:span></text:p>
      <text:p text:style-name="P44"><text:span text:style-name="T20"><text:s text:c="8"/></text:span>table<text:span text:style-name="T22">[i][</text:span><text:span text:style-name="T30">0</text:span><text:span text:style-name="T22">]</text:span><text:span text:style-name="T20"> </text:span><text:span text:style-name="T22">=</text:span><text:span text:style-name="T20"> </text:span><text:span text:style-name="T22">tan(x);</text:span></text:p>
      <text:p text:style-name="P44"><text:span text:style-name="T20"><text:s text:c="8"/></text:span>table<text:span text:style-name="T22">[i][</text:span><text:span text:style-name="T30">1</text:span><text:span text:style-name="T22">]</text:span><text:span text:style-name="T20"> </text:span><text:span text:style-name="T22">=</text:span><text:span text:style-name="T20"> </text:span><text:span text:style-name="T22">(</text:span><text:span text:style-name="T19">float</text:span><text:span text:style-name="T22">)</text:span><text:span text:style-name="T30">1</text:span><text:span text:style-name="T20"> </text:span><text:span text:style-name="T22">/</text:span><text:span text:style-name="T20"> </text:span><text:span text:style-name="T22">pow(cos(x),</text:span><text:span text:style-name="T20"> </text:span><text:span text:style-name="T30">2</text:span><text:span text:style-name="T22">);</text:span></text:p>
      <text:p text:style-name="P44"><text:span text:style-name="T20"><text:s text:c="8"/></text:span>table<text:span text:style-name="T22">[i][</text:span><text:span text:style-name="T30">2</text:span><text:span text:style-name="T22">]</text:span><text:span text:style-name="T20"> </text:span><text:span text:style-name="T22">=</text:span><text:span text:style-name="T20"> </text:span><text:span text:style-name="T30">2</text:span><text:span text:style-name="T20"> </text:span><text:span text:style-name="T22">*</text:span><text:span text:style-name="T20"> </text:span><text:span text:style-name="T22">tan(x)</text:span><text:span text:style-name="T20"> </text:span><text:span text:style-name="T22">/</text:span><text:span text:style-name="T20"> </text:span><text:span text:style-name="T22">pow(cos(x),</text:span><text:span text:style-name="T20"> </text:span><text:span text:style-name="T30">2</text:span><text:span text:style-name="T22">)</text:span><text:span text:style-name="T20"> </text:span><text:span text:style-name="T22">/</text:span><text:span text:style-name="T20"> </text:span><text:span text:style-name="T30">2</text:span><text:span text:style-name="T22">;</text:span></text:p>
      <text:p text:style-name="P44"><text:span text:style-name="T20"><text:s text:c="4"/></text:span><text:span text:style-name="T22">}</text:span></text:p>
      <text:p text:style-name="P44"><text:span text:style-name="T20"><text:s text:c="4"/></text:span><text:span text:style-name="T19">return</text:span><text:span text:style-name="T22">;</text:span></text:p>
      <text:p text:style-name="P44">}</text:p>
      <text:p text:style-name="P44"><text:span text:style-name="T19">float</text:span><text:span text:style-name="T20"> </text:span><text:span text:style-name="T22">table_method(</text:span><text:span text:style-name="T19">float</text:span><text:span text:style-name="T20"> </text:span><text:span text:style-name="T22">x)</text:span><text:span text:style-name="T20"> </text:span><text:span text:style-name="T22">{</text:span></text:p>
      <text:p text:style-name="P44"><text:span text:style-name="T20"><text:s text:c="4"/></text:span><text:span text:style-name="T19">int</text:span><text:span text:style-name="T20"> </text:span><text:span text:style-name="T22">a</text:span><text:span text:style-name="T20"> </text:span><text:span text:style-name="T22">=</text:span><text:span text:style-name="T20"> </text:span><text:span text:style-name="T22">x</text:span><text:span text:style-name="T20"> </text:span><text:span text:style-name="T22">*</text:span><text:span text:style-name="T20"> </text:span>table_count<text:span text:style-name="T22">;</text:span><text:span text:style-name="T31">//</text:span><text:span text:style-name="T20"> </text:span><text:span text:style-name="T31">старшие</text:span><text:span text:style-name="T20"> </text:span><text:span text:style-name="T31">k</text:span><text:span text:style-name="T20"> </text:span><text:span text:style-name="T31">бит</text:span></text:p>
      <text:p text:style-name="P44"><text:span text:style-name="T20"><text:s text:c="4"/></text:span><text:span text:style-name="T19">float</text:span><text:span text:style-name="T20"> </text:span><text:span text:style-name="T22">h</text:span><text:span text:style-name="T20"> </text:span><text:span text:style-name="T22">=</text:span><text:span text:style-name="T20"> </text:span><text:span text:style-name="T22">(x</text:span><text:span text:style-name="T20"> </text:span><text:span text:style-name="T22">*</text:span><text:span text:style-name="T20"> </text:span>table_count<text:span text:style-name="T20"> </text:span><text:span text:style-name="T22">-</text:span><text:span text:style-name="T20"> </text:span><text:span text:style-name="T22">a)</text:span><text:span text:style-name="T20"> </text:span><text:span text:style-name="T22">/</text:span><text:span text:style-name="T20"> </text:span>table_count<text:span text:style-name="T22">;</text:span></text:p>
      <text:p text:style-name="P44"><text:span text:style-name="T20"><text:s text:c="4"/></text:span><text:span text:style-name="T19">float</text:span><text:span text:style-name="T20"> </text:span><text:span text:style-name="T22">b0</text:span><text:span text:style-name="T20"> </text:span><text:span text:style-name="T22">=</text:span><text:span text:style-name="T20"> </text:span>table<text:span text:style-name="T22">[a][</text:span><text:span text:style-name="T30">0</text:span><text:span text:style-name="T22">];</text:span></text:p>
      <text:p text:style-name="P44"><text:span text:style-name="T20"><text:s text:c="4"/></text:span><text:span text:style-name="T19">float</text:span><text:span text:style-name="T20"> </text:span><text:span text:style-name="T22">b1</text:span><text:span text:style-name="T20"> </text:span><text:span text:style-name="T22">=</text:span><text:span text:style-name="T20"> </text:span>table<text:span text:style-name="T22">[a][</text:span><text:span text:style-name="T30">1</text:span><text:span text:style-name="T22">];</text:span></text:p>
      <text:p text:style-name="P44"><text:span text:style-name="T31">//</text:span><text:span text:style-name="T20"> <text:s text:c="3"/></text:span><text:span text:style-name="T31">float</text:span><text:span text:style-name="T20"> </text:span><text:span text:style-name="T31">b2</text:span><text:span text:style-name="T20"> </text:span><text:span text:style-name="T31">=</text:span><text:span text:style-name="T20"> </text:span><text:span text:style-name="T31">table[a][2];</text:span></text:p>
      <text:p text:style-name="P44"><text:span text:style-name="T20"><text:s text:c="4"/></text:span><text:span text:style-name="T19">float</text:span><text:span text:style-name="T20"> </text:span><text:span text:style-name="T22">res</text:span><text:span text:style-name="T20"> </text:span><text:span text:style-name="T22">=</text:span><text:span text:style-name="T20"> </text:span><text:span text:style-name="T22">b0</text:span><text:span text:style-name="T20"> </text:span><text:span text:style-name="T22">+</text:span><text:span text:style-name="T20"> </text:span><text:span text:style-name="T22">b1*h;</text:span></text:p>
      <text:p text:style-name="P44"><text:span text:style-name="T31">//</text:span><text:span text:style-name="T20"> <text:s text:c="3"/></text:span><text:span text:style-name="T31">float</text:span><text:span text:style-name="T20"> </text:span><text:span text:style-name="T31">res</text:span><text:span text:style-name="T20"> </text:span><text:span text:style-name="T31">=</text:span><text:span text:style-name="T20"> </text:span><text:span text:style-name="T31">b0</text:span><text:span text:style-name="T20"> </text:span><text:span text:style-name="T31">+</text:span><text:span text:style-name="T20"> </text:span><text:span text:style-name="T31">b1*h</text:span><text:span text:style-name="T20"> </text:span><text:span text:style-name="T31">+</text:span><text:span text:style-name="T20"> </text:span><text:span text:style-name="T31">b2*h*h;</text:span></text:p>
      <text:p text:style-name="P44"><text:span text:style-name="T20"><text:s text:c="4"/></text:span><text:span text:style-name="T19">return</text:span><text:span text:style-name="T20"> </text:span><text:span text:style-name="T22">res;</text:span></text:p>
      <text:p text:style-name="P44">}</text:p>
      <text:p text:style-name="P44"><text:span text:style-name="T19">int</text:span><text:span text:style-name="T20"> </text:span><text:span text:style-name="T22">main()</text:span></text:p>
      <text:p text:style-name="P44"><text:span text:style-name="T22">{</text:span><text:span text:style-name="T20"> </text:span><text:span text:style-name="T31">//</text:span><text:span text:style-name="T20"> </text:span><text:span text:style-name="T31">0,00000095367431640625</text:span><text:span text:style-name="T20"> </text:span><text:span text:style-name="T31">погрешность</text:span><text:span text:style-name="T20"> </text:span><text:span text:style-name="T31">не</text:span><text:span text:style-name="T20"> </text:span><text:span text:style-name="T31">более</text:span></text:p>
      <text:p text:style-name="P44"><text:span text:style-name="T20"><text:s text:c="4"/></text:span><text:span text:style-name="T22">prepare();</text:span></text:p>
      <text:p text:style-name="P44"><text:span text:style-name="T31">//</text:span><text:span text:style-name="T20"> <text:s text:c="3"/></text:span><text:span text:style-name="T31">int</text:span><text:span text:style-name="T20"> </text:span><text:span text:style-name="T31">lenght</text:span><text:span text:style-name="T20"> </text:span><text:span text:style-name="T31">=</text:span><text:span text:style-name="T20"> </text:span><text:span text:style-name="T31">R();</text:span><text:span text:style-name="T20"> </text:span><text:span text:style-name="T31">//</text:span><text:span text:style-name="T20"> </text:span><text:span text:style-name="T31">длина</text:span><text:span text:style-name="T20"> </text:span><text:span text:style-name="T31">ряда</text:span></text:p>
      <text:p text:style-name="P44"><text:span text:style-name="T31">//</text:span><text:span text:style-name="T20"> <text:s text:c="3"/></text:span><text:span text:style-name="T31">bool</text:span><text:span text:style-name="T20"> </text:span><text:span text:style-name="T31">t1</text:span><text:span text:style-name="T20"> </text:span><text:span text:style-name="T31">=</text:span><text:span text:style-name="T20"> </text:span><text:span text:style-name="T31">test(fix_cycle_gorner);</text:span></text:p>
      <text:p text:style-name="P44"><text:span text:style-name="T31">//</text:span><text:span text:style-name="T20"> <text:s text:c="3"/></text:span><text:span text:style-name="T31">t1</text:span><text:span text:style-name="T20"> </text:span><text:span text:style-name="T31">=</text:span><text:span text:style-name="T20"> </text:span><text:span text:style-name="T31">test(fix_no_cycle_gorner);</text:span></text:p>
      <text:p text:style-name="P44"><text:span text:style-name="T31">//</text:span><text:span text:style-name="T20"> <text:s text:c="3"/></text:span><text:span text:style-name="T31">float</text:span><text:span text:style-name="T20"> </text:span><text:span text:style-name="T31">res1</text:span><text:span text:style-name="T20"> </text:span><text:span text:style-name="T31">=</text:span><text:span text:style-name="T20"> </text:span><text:span text:style-name="T31">fix_to_float(fix_cycle_gorner(fix4_28(0.785)));</text:span></text:p>
      <text:p text:style-name="P44"><text:span text:style-name="T31">//</text:span><text:span text:style-name="T20"> <text:s text:c="3"/></text:span><text:span text:style-name="T31">res1</text:span><text:span text:style-name="T20"> </text:span><text:span text:style-name="T31">=</text:span><text:span text:style-name="T20"> </text:span><text:span text:style-name="T31">fl_no_cycle_gorner(0.785);</text:span></text:p>
      <text:p text:style-name="P44"><text:span text:style-name="T31">//</text:span><text:span text:style-name="T20"> <text:s text:c="3"/></text:span><text:span text:style-name="T31">float</text:span><text:span text:style-name="T20"> </text:span><text:span text:style-name="T31">res2</text:span><text:span text:style-name="T20"> </text:span><text:span text:style-name="T31">=</text:span><text:span text:style-name="T20"> </text:span><text:span text:style-name="T31">fix_to_float(fix_no_cycle_gorner(fix4_28(0.785)));</text:span></text:p>
      <text:p text:style-name="P44"><text:span text:style-name="T20"><text:s text:c="4"/></text:span><text:span text:style-name="T19">float</text:span><text:span text:style-name="T20"> </text:span><text:span text:style-name="T22">e,</text:span><text:span text:style-name="T20"> </text:span><text:span text:style-name="T22">b,</text:span><text:span text:style-name="T20"> </text:span><text:span text:style-name="T22">c,</text:span><text:span text:style-name="T20"> </text:span><text:span text:style-name="T22">a,</text:span><text:span text:style-name="T20"> </text:span><text:span text:style-name="T22">d;</text:span></text:p>
      <text:p text:style-name="P44"><text:span text:style-name="T20"><text:s text:c="4"/></text:span><text:span text:style-name="T22">e</text:span><text:span text:style-name="T20"> </text:span><text:span text:style-name="T22">=</text:span><text:span text:style-name="T20"> </text:span><text:span text:style-name="T22">time_calc(</text:span>tan<text:span text:style-name="T22">);</text:span></text:p>
      <text:p text:style-name="P44"><text:soft-page-break/><text:span text:style-name="T20"><text:s text:c="4"/></text:span><text:span text:style-name="T22">b</text:span><text:span text:style-name="T20"> </text:span><text:span text:style-name="T22">=</text:span><text:span text:style-name="T20"> </text:span><text:span text:style-name="T22">time_calc(</text:span>fl_cycle_no_gorner<text:span text:style-name="T22">);</text:span></text:p>
      <text:p text:style-name="P44"><text:span text:style-name="T20"><text:s text:c="4"/></text:span><text:span text:style-name="T22">c</text:span><text:span text:style-name="T20"> </text:span><text:span text:style-name="T22">=</text:span><text:span text:style-name="T20"> </text:span><text:span text:style-name="T22">time_calc(</text:span>fl_no_cycle_no_gorner<text:span text:style-name="T22">);</text:span></text:p>
      <text:p text:style-name="P44"><text:span text:style-name="T20"><text:s text:c="4"/></text:span><text:span text:style-name="T22">a</text:span><text:span text:style-name="T20"> </text:span><text:span text:style-name="T22">=</text:span><text:span text:style-name="T20"> </text:span><text:span text:style-name="T22">time_calc(</text:span>fl_cycle_gorner<text:span text:style-name="T22">);</text:span></text:p>
      <text:p text:style-name="P44"><text:span text:style-name="T20"><text:s text:c="4"/></text:span><text:span text:style-name="T22">d</text:span><text:span text:style-name="T20"> </text:span><text:span text:style-name="T22">=</text:span><text:span text:style-name="T20"> </text:span><text:span text:style-name="T22">time_calc(</text:span>fl_no_cycle_gorner<text:span text:style-name="T22">);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31">"fl_cycle_no_gorner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b</text:span><text:span text:style-name="T20"> </text:span><text:span text:style-name="T22">&lt;&lt;</text:span><text:span text:style-name="T20"> </text:span>endl<text:span text:style-name="T20"> </text:span><text:span text:style-name="T22">&lt;&lt;</text:span><text:span text:style-name="T20"> </text:span><text:span text:style-name="T31">"fl_no_cycle_no_gorner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c</text:span><text:span text:style-name="T20"> </text:span><text:span text:style-name="T22">&lt;&lt;</text:span><text:span text:style-name="T20"> </text:span>endl<text:span text:style-name="T20"> </text:span><text:span text:style-name="T22">&lt;&lt;</text:span><text:span text:style-name="T20"> </text:span><text:span text:style-name="T31">"fl_cycle_gorner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a</text:span><text:span text:style-name="T20"> </text:span><text:span text:style-name="T22">&lt;&lt;</text:span><text:span text:style-name="T20"> </text:span>endl<text:span text:style-name="T20"> </text:span><text:span text:style-name="T22">&lt;&lt;</text:span><text:span text:style-name="T20"> </text:span><text:span text:style-name="T31">"fl_no_cycle_gorner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d</text:span><text:span text:style-name="T20"> </text:span><text:span text:style-name="T22">&lt;&lt;</text:span><text:span text:style-name="T20"> </text:span>endl<text:span text:style-name="T20"> </text:span><text:span text:style-name="T22">&lt;&lt;</text:span><text:span text:style-name="T20"> </text:span><text:span text:style-name="T31">"standart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e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31">"----------------------------------------"</text:span><text:span text:style-name="T20"> </text:span><text:span text:style-name="T22">&lt;&lt;</text:span><text:span text:style-name="T20"> </text:span>endl<text:span text:style-name="T20"> </text:span><text:span text:style-name="T22">&lt;&lt;</text:span><text:span text:style-name="T20"> </text:span><text:span text:style-name="T31">"фикс</text:span><text:span text:style-name="T20"> </text:span><text:span text:style-name="T31">точка"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<text:span text:style-name="T19">float</text:span><text:span text:style-name="T20"> </text:span><text:span text:style-name="T22">a1</text:span><text:span text:style-name="T20"> </text:span><text:span text:style-name="T22">=</text:span><text:span text:style-name="T20"> </text:span><text:span text:style-name="T22">time_calc(</text:span>fix_cycle_gorner<text:span text:style-name="T22">);</text:span></text:p>
      <text:p text:style-name="P44"><text:span text:style-name="T20"><text:s text:c="4"/></text:span><text:span text:style-name="T19">float</text:span><text:span text:style-name="T20"> </text:span><text:span text:style-name="T22">d1</text:span><text:span text:style-name="T20"> </text:span><text:span text:style-name="T22">=</text:span><text:span text:style-name="T20"> </text:span><text:span text:style-name="T22">time_calc(</text:span>fix_no_cycle_gorner<text:span text:style-name="T22">);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31">"fix_cycle_gorner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a1</text:span><text:span text:style-name="T20"> </text:span><text:span text:style-name="T22">&lt;&lt;</text:span><text:span text:style-name="T20"> </text:span>endl<text:span text:style-name="T20"> </text:span><text:span text:style-name="T22">&lt;&lt;</text:span><text:span text:style-name="T20"> </text:span><text:span text:style-name="T31">"fix_no_cycle_gorner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d1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31">"----------------------------------------"</text:span><text:span text:style-name="T20"> </text:span><text:span text:style-name="T22">&lt;&lt;</text:span><text:span text:style-name="T20"> </text:span>endl<text:span text:style-name="T20"> </text:span><text:span text:style-name="T22">&lt;&lt;</text:span><text:span text:style-name="T20"> </text:span><text:span text:style-name="T31">"таблично-алгоритмический</text:span><text:span text:style-name="T20"> </text:span><text:span text:style-name="T31">метод"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<text:span text:style-name="T22">prepare_table();</text:span></text:p>
      <text:p text:style-name="P44"><text:span text:style-name="T20"><text:s text:c="4"/></text:span><text:span text:style-name="T19">float</text:span><text:span text:style-name="T20"> </text:span><text:span text:style-name="T22">t</text:span><text:span text:style-name="T20"> </text:span><text:span text:style-name="T22">=</text:span><text:span text:style-name="T20"> </text:span><text:span text:style-name="T22">time_calc(</text:span>table_method<text:span text:style-name="T22">);</text:span></text:p>
      <text:p text:style-name="P44"><text:span text:style-name="T20"><text:s text:c="4"/></text:span>cout<text:span text:style-name="T20"> </text:span><text:span text:style-name="T22">&lt;&lt;</text:span><text:span text:style-name="T20"> </text:span><text:span text:style-name="T31">"table_method</text:span><text:span text:style-name="T20"> </text:span><text:span text:style-name="T31">"</text:span><text:span text:style-name="T20"> </text:span><text:span text:style-name="T22">&lt;&lt;</text:span><text:span text:style-name="T20"> </text:span><text:span text:style-name="T22">t</text:span><text:span text:style-name="T20"> </text:span><text:span text:style-name="T22">&lt;&lt;</text:span><text:span text:style-name="T20"> </text:span>endl<text:span text:style-name="T22">;</text:span></text:p>
      <text:p text:style-name="P44"><text:span text:style-name="T20"><text:s text:c="4"/></text:span><text:span text:style-name="T19">if</text:span><text:span text:style-name="T22">(!test(</text:span>table_method<text:span text:style-name="T22">))</text:span></text:p>
      <text:p text:style-name="P44"><text:span text:style-name="T20"><text:s text:c="8"/></text:span>cout<text:span text:style-name="T20"> </text:span><text:span text:style-name="T22">&lt;&lt;</text:span><text:span text:style-name="T20"> </text:span><text:span text:style-name="T31">"error"</text:span><text:span text:style-name="T22">;</text:span></text:p>
      <text:p text:style-name="P44"><text:span text:style-name="T20"><text:s text:c="4"/></text:span><text:span text:style-name="T19">return</text:span><text:span text:style-name="T20"> </text:span><text:span text:style-name="T30">0</text:span><text:span text:style-name="T22">;</text:span></text:p>
      <text:p text:style-name="P4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l-clear" svg:font-family="intel-clear, tahoma, Helvetica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Khmer OS System" svg:font-family="'Khmer OS System'" style:font-adornments="Обычный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тчет" style:family="paragraph" style:parent-style-name="Standard" style:auto-update="true" style:master-page-name="">
      <loext:graphic-properties draw:fill-image-width="0cm" draw:fill-image-height="0cm"/>
      <style:paragraph-properties fo:margin-left="0cm" fo:margin-right="0cm" fo:margin-top="0cm" fo:margin-bottom="0.4cm" loext:contextual-spacing="false" fo:text-indent="1cm" style:auto-text-indent="false" style:page-number="auto" style:shadow="none">
        <style:tab-stops/>
      </style:paragraph-properties>
      <style:text-properties fo:background-color="transparent" style:font-size-asian="10.5pt"/>
    </style:style>
    <style:style style:name="заголовок1" style:family="paragraph" style:parent-style-name="отчет" style:next-style-name="отчет" style:master-page-name="">
      <style:paragraph-properties fo:margin-left="0cm" fo:margin-right="0cm" fo:margin-top="0.499cm" fo:margin-bottom="0.199cm" loext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3pt" fo:font-weight="bold" style:font-size-asian="10.5pt"/>
    </style:style>
    <style:style style:name="код" style:family="paragraph" style:parent-style-name="отчет" style:master-page-name="">
      <style:paragraph-properties fo:margin-left="0cm" fo:margin-right="0cm" fo:margin-top="0cm" fo:margin-bottom="0cm" loext:contextual-spacing="false" fo:orphans="0" fo:widows="0" fo:text-indent="0cm" style:auto-text-indent="false" style:page-number="auto"/>
      <style:text-properties style:font-name="Khmer OS System" fo:font-family="'Khmer OS System'" style:font-style-name="Обычный" style:font-pitch="variable" fo:font-size="8pt" fo:background-color="transparen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писок" style:family="paragraph" style:parent-style-name="отчет" style:auto-update="true" style:default-outline-level="" style:list-style-name="List_20_1" style:master-page-name="">
      <style:paragraph-properties fo:margin-left="1cm" fo:margin-right="0cm" fo:margin-top="0cm" fo:margin-bottom="0.4cm" loext:contextual-spacing="true" fo:text-indent="0cm" style:auto-text-indent="false" style:page-number="auto">
        <style:tab-stops>
          <style:tab-stop style:position="0.482cm"/>
          <style:tab-stop style:position="0.818cm"/>
          <style:tab-stop style:position="1.588cm"/>
          <style:tab-stop style:position="1.685cm"/>
          <style:tab-stop style:position="2cm"/>
        </style:tab-stops>
      </style:paragraph-properties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8:55:45.188060206</meta:creation-date>
    <meta:generator>LibreOffice/5.1.6.2$Linux_X86_64 LibreOffice_project/10m0$Build-2</meta:generator>
    <dc:date>2017-03-12T19:20:16.726572311</dc:date>
    <meta:editing-duration>PT1H16M31S</meta:editing-duration>
    <meta:editing-cycles>12</meta:editing-cycles>
    <meta:document-statistic meta:table-count="6" meta:image-count="1" meta:object-count="2" meta:page-count="13" meta:paragraph-count="609" meta:word-count="3119" meta:character-count="22087" meta:non-whitespace-character-count="17471"/>
  </office:meta>
</office:document-meta>
</file>

<file path=Object 1/content.xml><?xml version="1.0" encoding="utf-8"?>
<math xmlns="http://www.w3.org/1998/Math/MathML" display="block">
  <semantics>
    <mrow>
      <msup>
        <mn>2</mn>
        <mrow>
          <mo stretchy="false">−</mo>
          <mn>20</mn>
        </mrow>
      </msup>
      <mo stretchy="false">=</mo>
      <mn>0.00000095367431640625</mn>
    </mrow>
    <annotation encoding="StarMath 5.0">{2} ^ {-20} =0.00000095367431640625</annotation>
  </semantics>
</math>
</file>

<file path=Object 2/content.xml><?xml version="1.0" encoding="utf-8"?>
<math xmlns="http://www.w3.org/1998/Math/MathML" display="block">
  <semantics>
    <msub>
      <mi>B</mi>
      <mrow>
        <mn>2</mn>
        <mi>n</mi>
      </mrow>
    </msub>
    <annotation encoding="StarMath 5.0">{B} rsub {2n}
</annotation>
  </semantics>
</math>
</file>